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imbus Mono L2" svg:font-family="'Nimbus Mono L'" style:font-family-generic="modern" style:font-pitch="fixed"/>
    <style:font-face style:name="Nimbus Mono L1" svg:font-family="'Nimbus Mono L'" style:font-adornments="Обычный" style:font-family-generic="modern" style:font-pitch="fixed"/>
    <style:font-face style:name="Nimbus Mono L" svg:font-family="'Nimbus Mono L'" style:font-adornments="Полужир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Courier New1"/>
    </style:style>
    <style:style style:name="P2" style:family="paragraph" style:parent-style-name="Text_20_body">
      <style:text-properties style:font-name="Nimbus Mono L2"/>
    </style:style>
    <style:style style:name="P3" style:family="paragraph" style:parent-style-name="Text_20_body">
      <style:text-properties style:font-name="Nimbus Mono L2" officeooo:paragraph-rsid="001df598"/>
    </style:style>
    <style:style style:name="P4" style:family="paragraph" style:parent-style-name="Text_20_body">
      <style:text-properties style:font-name="Nimbus Mono L2" officeooo:rsid="002d81c8" officeooo:paragraph-rsid="002d81c8"/>
    </style:style>
    <style:style style:name="P5" style:family="paragraph" style:parent-style-name="Text_20_body">
      <style:text-properties style:font-name="Nimbus Mono L2" officeooo:rsid="002f5429" officeooo:paragraph-rsid="002f5429"/>
    </style:style>
    <style:style style:name="P6" style:family="paragraph" style:parent-style-name="Text_20_body">
      <style:text-properties style:font-name="Nimbus Mono L2" officeooo:rsid="00314909" officeooo:paragraph-rsid="00314909"/>
    </style:style>
    <style:style style:name="P7" style:family="paragraph" style:parent-style-name="Character_20_speech">
      <style:text-properties style:font-name="Nimbus Mono L2"/>
    </style:style>
    <style:style style:name="P8" style:family="paragraph" style:parent-style-name="Character_20_speech">
      <style:text-properties style:font-name="Nimbus Mono L2" officeooo:rsid="0073111f" officeooo:paragraph-rsid="001df598"/>
    </style:style>
    <style:style style:name="P9" style:family="paragraph" style:parent-style-name="Character_20_speech">
      <style:text-properties style:font-name="Nimbus Mono L2" officeooo:paragraph-rsid="001df598"/>
    </style:style>
    <style:style style:name="P10" style:family="paragraph" style:parent-style-name="Character_20_speech">
      <style:text-properties style:font-name="Nimbus Mono L2" officeooo:rsid="007abc1a" officeooo:paragraph-rsid="001fd865"/>
    </style:style>
    <style:style style:name="P11" style:family="paragraph" style:parent-style-name="Character_20_speech">
      <style:text-properties style:font-name="Nimbus Mono L2" officeooo:paragraph-rsid="001fd865"/>
    </style:style>
    <style:style style:name="P12" style:family="paragraph" style:parent-style-name="Character_20_speech">
      <style:paragraph-properties fo:line-height="100%"/>
      <style:text-properties style:font-name="Nimbus Mono L2" officeooo:paragraph-rsid="0022311c"/>
    </style:style>
    <style:style style:name="P13" style:family="paragraph" style:parent-style-name="Character_20_speech">
      <style:paragraph-properties fo:line-height="100%"/>
      <style:text-properties style:font-name="Nimbus Mono L2" officeooo:rsid="00567cbe" officeooo:paragraph-rsid="0022311c"/>
    </style:style>
    <style:style style:name="P14" style:family="paragraph" style:parent-style-name="Character_20_speech">
      <style:paragraph-properties fo:line-height="100%"/>
      <style:text-properties style:font-name="Nimbus Mono L2" officeooo:paragraph-rsid="0022311c" fo:background-color="transparent"/>
    </style:style>
    <style:style style:name="P15" style:family="paragraph" style:parent-style-name="Character_20_speech">
      <style:paragraph-properties fo:line-height="100%"/>
      <style:text-properties style:font-name="Nimbus Mono L2" officeooo:rsid="0079c22b" officeooo:paragraph-rsid="0022311c" fo:background-color="transparent"/>
    </style:style>
    <style:style style:name="P16" style:family="paragraph" style:parent-style-name="Character_20_speech">
      <style:paragraph-properties fo:line-height="100%"/>
      <style:text-properties style:font-name="Nimbus Mono L2" officeooo:rsid="005ba2e6" officeooo:paragraph-rsid="0022311c"/>
    </style:style>
    <style:style style:name="P17" style:family="paragraph" style:parent-style-name="Character_20_speech">
      <style:paragraph-properties fo:line-height="100%"/>
      <style:text-properties style:font-name="Nimbus Mono L2" officeooo:rsid="001ac70b" officeooo:paragraph-rsid="0022311c"/>
    </style:style>
    <style:style style:name="P18" style:family="paragraph" style:parent-style-name="Character_20_speech">
      <style:paragraph-properties fo:line-height="100%"/>
      <style:text-properties style:font-name="Nimbus Mono L2" officeooo:rsid="001bd773" officeooo:paragraph-rsid="0022311c"/>
    </style:style>
    <style:style style:name="P19" style:family="paragraph" style:parent-style-name="Character_20_speech">
      <style:paragraph-properties fo:line-height="100%"/>
      <style:text-properties style:font-name="Nimbus Mono L2" officeooo:rsid="008153c6" officeooo:paragraph-rsid="0022311c"/>
    </style:style>
    <style:style style:name="P20" style:family="paragraph" style:parent-style-name="Character_20_speech">
      <style:paragraph-properties fo:line-height="100%"/>
      <style:text-properties style:font-name="Nimbus Mono L2" officeooo:rsid="008c7dd3" officeooo:paragraph-rsid="0022311c"/>
    </style:style>
    <style:style style:name="P21" style:family="paragraph" style:parent-style-name="Character_20_speech">
      <style:paragraph-properties fo:line-height="100%"/>
      <style:text-properties style:font-name="Nimbus Mono L2" officeooo:rsid="0083110e" officeooo:paragraph-rsid="0022311c"/>
    </style:style>
    <style:style style:name="P22" style:family="paragraph" style:parent-style-name="Character_20_speech">
      <style:paragraph-properties fo:line-height="100%"/>
      <style:text-properties style:font-name="Nimbus Mono L2" officeooo:rsid="004186b4" officeooo:paragraph-rsid="0022311c"/>
    </style:style>
    <style:style style:name="P23" style:family="paragraph" style:parent-style-name="Character_20_speech">
      <style:paragraph-properties fo:line-height="100%"/>
      <style:text-properties style:font-name="Nimbus Mono L2" officeooo:rsid="00598217" officeooo:paragraph-rsid="0022311c"/>
    </style:style>
    <style:style style:name="P24" style:family="paragraph" style:parent-style-name="Character_20_speech">
      <style:text-properties style:font-name="Nimbus Mono L2" officeooo:paragraph-rsid="0022311c"/>
    </style:style>
    <style:style style:name="P25" style:family="paragraph" style:parent-style-name="Character_20_speech">
      <style:text-properties officeooo:rsid="0015962b" officeooo:paragraph-rsid="0022311c"/>
    </style:style>
    <style:style style:name="P26" style:family="paragraph" style:parent-style-name="Character_20_speech">
      <style:text-properties officeooo:rsid="001eb376" officeooo:paragraph-rsid="0022311c"/>
    </style:style>
    <style:style style:name="P27" style:family="paragraph" style:parent-style-name="Character_20_speech">
      <style:text-properties officeooo:rsid="001bd773" officeooo:paragraph-rsid="0022311c"/>
    </style:style>
    <style:style style:name="P28" style:family="paragraph" style:parent-style-name="Character_20_speech">
      <style:text-properties officeooo:rsid="00598217" officeooo:paragraph-rsid="0022311c"/>
    </style:style>
    <style:style style:name="P29" style:family="paragraph" style:parent-style-name="Character_20_speech">
      <style:text-properties officeooo:rsid="0072cf57" officeooo:paragraph-rsid="0022311c"/>
    </style:style>
    <style:style style:name="P30" style:family="paragraph" style:parent-style-name="Normal">
      <style:text-properties style:font-name="Nimbus Mono L2"/>
    </style:style>
    <style:style style:name="P31" style:family="paragraph" style:parent-style-name="Normal">
      <style:paragraph-properties fo:line-height="100%"/>
      <style:text-properties style:font-name="Nimbus Mono L2" officeooo:rsid="0049621f" officeooo:paragraph-rsid="001df598"/>
    </style:style>
    <style:style style:name="P32" style:family="paragraph" style:parent-style-name="Normal">
      <style:paragraph-properties fo:line-height="100%" fo:text-align="center" style:justify-single-word="false"/>
      <style:text-properties style:font-name="Nimbus Mono L2" officeooo:rsid="0049621f" officeooo:paragraph-rsid="001fd865"/>
    </style:style>
    <style:style style:name="P33" style:family="paragraph" style:parent-style-name="Normal">
      <style:paragraph-properties fo:line-height="100%" fo:text-align="center" style:justify-single-word="false"/>
      <style:text-properties style:font-name="Nimbus Mono L2" officeooo:rsid="0049621f" officeooo:paragraph-rsid="0022311c"/>
    </style:style>
    <style:style style:name="P34" style:family="paragraph" style:parent-style-name="Normal">
      <style:text-properties style:font-name="Nimbus Mono L2" officeooo:rsid="0073111f" officeooo:paragraph-rsid="001df598"/>
    </style:style>
    <style:style style:name="P35" style:family="paragraph" style:parent-style-name="Normal">
      <style:text-properties style:font-name="Nimbus Mono L2" officeooo:paragraph-rsid="001df598"/>
    </style:style>
    <style:style style:name="P36" style:family="paragraph" style:parent-style-name="Normal">
      <style:text-properties style:font-name="Nimbus Mono L2" officeooo:rsid="00794b71" officeooo:paragraph-rsid="001fd865"/>
    </style:style>
    <style:style style:name="P37" style:family="paragraph" style:parent-style-name="Normal">
      <style:text-properties style:font-name="Nimbus Mono L2" officeooo:rsid="007abc1a" officeooo:paragraph-rsid="001fd865"/>
    </style:style>
    <style:style style:name="P38" style:family="paragraph" style:parent-style-name="Normal">
      <style:text-properties style:font-name="Nimbus Mono L2" officeooo:paragraph-rsid="001fd865"/>
    </style:style>
    <style:style style:name="P39" style:family="paragraph" style:parent-style-name="Normal">
      <style:paragraph-properties fo:line-height="100%" fo:text-align="center" style:justify-single-word="false"/>
      <style:text-properties style:font-name="Nimbus Mono L2" officeooo:paragraph-rsid="0022311c"/>
    </style:style>
    <style:style style:name="P40" style:family="paragraph" style:parent-style-name="Normal">
      <style:paragraph-properties fo:line-height="100%"/>
      <style:text-properties style:font-name="Nimbus Mono L2" officeooo:paragraph-rsid="0022311c"/>
    </style:style>
    <style:style style:name="P41" style:family="paragraph" style:parent-style-name="Normal">
      <style:paragraph-properties fo:line-height="100%"/>
      <style:text-properties style:font-name="Nimbus Mono L2" officeooo:rsid="0015962b" officeooo:paragraph-rsid="0022311c"/>
    </style:style>
    <style:style style:name="P42" style:family="paragraph" style:parent-style-name="Normal">
      <style:paragraph-properties fo:line-height="100%"/>
      <style:text-properties style:font-name="Nimbus Mono L2" officeooo:paragraph-rsid="0022311c" fo:background-color="transparent"/>
    </style:style>
    <style:style style:name="P43" style:family="paragraph" style:parent-style-name="Normal">
      <style:paragraph-properties fo:line-height="100%"/>
      <style:text-properties style:font-name="Nimbus Mono L2" officeooo:rsid="008153c6" officeooo:paragraph-rsid="0022311c"/>
    </style:style>
    <style:style style:name="P44" style:family="paragraph" style:parent-style-name="Normal">
      <style:paragraph-properties fo:line-height="100%"/>
      <style:text-properties style:font-name="Nimbus Mono L2" officeooo:rsid="00347bae" officeooo:paragraph-rsid="0022311c"/>
    </style:style>
    <style:style style:name="P45" style:family="paragraph" style:parent-style-name="Normal">
      <style:paragraph-properties fo:line-height="100%"/>
      <style:text-properties style:font-name="Nimbus Mono L2" officeooo:rsid="00413295" officeooo:paragraph-rsid="0022311c"/>
    </style:style>
    <style:style style:name="P46" style:family="paragraph" style:parent-style-name="Normal">
      <style:paragraph-properties fo:line-height="100%"/>
      <style:text-properties style:font-name="Nimbus Mono L2" officeooo:rsid="004186b4" officeooo:paragraph-rsid="0022311c"/>
    </style:style>
    <style:style style:name="P47" style:family="paragraph" style:parent-style-name="Normal">
      <style:paragraph-properties fo:line-height="100%"/>
      <style:text-properties style:font-name="Nimbus Mono L2" officeooo:rsid="004bad5a" officeooo:paragraph-rsid="0022311c"/>
    </style:style>
    <style:style style:name="P48" style:family="paragraph" style:parent-style-name="Normal">
      <style:paragraph-properties fo:line-height="100%" fo:text-align="center" style:justify-single-word="false"/>
      <style:text-properties style:font-name="Nimbus Mono L2" officeooo:rsid="0047fc56" officeooo:paragraph-rsid="0022311c"/>
    </style:style>
    <style:style style:name="P49" style:family="paragraph" style:parent-style-name="Normal">
      <style:paragraph-properties fo:line-height="100%"/>
      <style:text-properties style:font-name="Nimbus Mono L2" officeooo:rsid="0047fc56" officeooo:paragraph-rsid="0022311c"/>
    </style:style>
    <style:style style:name="P50" style:family="paragraph" style:parent-style-name="Normal">
      <style:text-properties style:font-name="Nimbus Mono L2" officeooo:paragraph-rsid="0022311c"/>
    </style:style>
    <style:style style:name="P51" style:family="paragraph" style:parent-style-name="Normal">
      <style:paragraph-properties fo:line-height="100%"/>
      <style:text-properties style:font-name="Nimbus Mono L2" officeooo:rsid="0088bb00" officeooo:paragraph-rsid="00246643"/>
    </style:style>
    <style:style style:name="P52" style:family="paragraph" style:parent-style-name="Normal">
      <style:paragraph-properties fo:line-height="100%"/>
      <style:text-properties style:font-name="Nimbus Mono L2" officeooo:rsid="00875a18" officeooo:paragraph-rsid="00246643"/>
    </style:style>
    <style:style style:name="P53" style:family="paragraph" style:parent-style-name="Normal">
      <style:paragraph-properties fo:line-height="100%"/>
      <style:text-properties style:font-name="Nimbus Mono L2" officeooo:rsid="00874c57" officeooo:paragraph-rsid="00246643"/>
    </style:style>
    <style:style style:name="P54" style:family="paragraph" style:parent-style-name="Normal">
      <style:text-properties officeooo:rsid="007eac00" officeooo:paragraph-rsid="001fd865"/>
    </style:style>
    <style:style style:name="P55" style:family="paragraph" style:parent-style-name="Normal">
      <style:text-properties officeooo:rsid="00819209" officeooo:paragraph-rsid="001fd865"/>
    </style:style>
    <style:style style:name="P56" style:family="paragraph" style:parent-style-name="Normal">
      <style:text-properties officeooo:rsid="007f2cef" officeooo:paragraph-rsid="001fd865"/>
    </style:style>
    <style:style style:name="P57" style:family="paragraph" style:parent-style-name="Normal">
      <style:text-properties officeooo:rsid="0080a81d" officeooo:paragraph-rsid="001fd865"/>
    </style:style>
    <style:style style:name="P58" style:family="paragraph" style:parent-style-name="Normal">
      <style:text-properties officeooo:paragraph-rsid="001fd865"/>
    </style:style>
    <style:style style:name="P59" style:family="paragraph" style:parent-style-name="Normal">
      <style:paragraph-properties fo:text-align="center" style:justify-single-word="false"/>
      <style:text-properties officeooo:paragraph-rsid="0022311c" fo:background-color="transparent"/>
    </style:style>
    <style:style style:name="P60" style:family="paragraph" style:parent-style-name="Normal">
      <style:text-properties officeooo:rsid="0026c881" officeooo:paragraph-rsid="0022311c"/>
    </style:style>
    <style:style style:name="P61" style:family="paragraph" style:parent-style-name="Normal">
      <style:text-properties officeooo:rsid="001bd773" officeooo:paragraph-rsid="0022311c"/>
    </style:style>
    <style:style style:name="P62" style:family="paragraph" style:parent-style-name="Normal">
      <style:text-properties officeooo:rsid="0072cf57" officeooo:paragraph-rsid="0022311c"/>
    </style:style>
    <style:style style:name="P63" style:family="paragraph" style:parent-style-name="Normal">
      <style:text-properties officeooo:paragraph-rsid="0022311c"/>
    </style:style>
    <style:style style:name="P64" style:family="paragraph" style:parent-style-name="Normal">
      <style:paragraph-properties fo:margin-left="1.007cm" fo:margin-right="0cm" fo:text-indent="-0.032cm" style:auto-text-indent="false">
        <style:tab-stops/>
      </style:paragraph-properties>
      <style:text-properties style:font-name="Nimbus Mono L2" officeooo:paragraph-rsid="001df598"/>
    </style:style>
    <style:style style:name="P65" style:family="paragraph" style:parent-style-name="Character_20_name">
      <style:text-properties style:font-name="Nimbus Mono L2"/>
    </style:style>
    <style:style style:name="P66" style:family="paragraph" style:parent-style-name="Character_20_name">
      <style:text-properties style:font-name="Nimbus Mono L2" officeooo:paragraph-rsid="001df598"/>
    </style:style>
    <style:style style:name="P67" style:family="paragraph" style:parent-style-name="Character_20_name">
      <style:text-properties style:font-name="Nimbus Mono L2" officeooo:paragraph-rsid="001fd865"/>
    </style:style>
    <style:style style:name="P68" style:family="paragraph" style:parent-style-name="Character_20_name">
      <style:paragraph-properties fo:line-height="100%"/>
      <style:text-properties style:font-name="Nimbus Mono L2" officeooo:paragraph-rsid="0022311c"/>
    </style:style>
    <style:style style:name="P69" style:family="paragraph" style:parent-style-name="Character_20_name">
      <style:paragraph-properties fo:line-height="100%"/>
      <style:text-properties style:font-name="Nimbus Mono L2" officeooo:rsid="005ba2e6" officeooo:paragraph-rsid="0022311c"/>
    </style:style>
    <style:style style:name="P70" style:family="paragraph" style:parent-style-name="Character_20_name">
      <style:paragraph-properties fo:line-height="100%"/>
      <style:text-properties style:font-name="Nimbus Mono L2" officeooo:paragraph-rsid="0022311c" fo:background-color="transparent"/>
    </style:style>
    <style:style style:name="P71" style:family="paragraph" style:parent-style-name="Character_20_name">
      <style:paragraph-properties fo:line-height="100%"/>
      <style:text-properties style:font-name="Nimbus Mono L2" officeooo:rsid="004186b4" officeooo:paragraph-rsid="0022311c"/>
    </style:style>
    <style:style style:name="P72" style:family="paragraph" style:parent-style-name="Character_20_name">
      <style:text-properties style:font-name="Nimbus Mono L2" officeooo:paragraph-rsid="0022311c"/>
    </style:style>
    <style:style style:name="P73" style:family="paragraph" style:parent-style-name="Character_20_name">
      <style:text-properties officeooo:rsid="0015962b" officeooo:paragraph-rsid="0022311c"/>
    </style:style>
    <style:style style:name="P74" style:family="paragraph" style:parent-style-name="Character_20_name">
      <style:text-properties officeooo:rsid="001bc4b6" officeooo:paragraph-rsid="0022311c"/>
    </style:style>
    <style:style style:name="P75" style:family="paragraph" style:parent-style-name="Character_20_name">
      <style:text-properties officeooo:rsid="001bd773" officeooo:paragraph-rsid="0022311c"/>
    </style:style>
    <style:style style:name="P76" style:family="paragraph" style:parent-style-name="Character_20_name">
      <style:text-properties officeooo:rsid="00598217" officeooo:paragraph-rsid="0022311c"/>
    </style:style>
    <style:style style:name="P77" style:family="paragraph" style:parent-style-name="Character_20_name">
      <style:text-properties officeooo:rsid="0072cf57" officeooo:paragraph-rsid="0022311c"/>
    </style:style>
    <style:style style:name="P78" style:family="paragraph" style:parent-style-name="Remark">
      <style:text-properties style:font-name="Nimbus Mono L2"/>
    </style:style>
    <style:style style:name="P79" style:family="paragraph" style:parent-style-name="Remark">
      <style:text-properties style:font-name="Nimbus Mono L2" officeooo:paragraph-rsid="001df598"/>
    </style:style>
    <style:style style:name="P80" style:family="paragraph" style:parent-style-name="Remark">
      <style:text-properties style:font-name="Nimbus Mono L2" officeooo:rsid="007abc1a" officeooo:paragraph-rsid="001fd865"/>
    </style:style>
    <style:style style:name="P81" style:family="paragraph" style:parent-style-name="Remark">
      <style:text-properties style:font-name="Nimbus Mono L2" officeooo:paragraph-rsid="001fd865"/>
    </style:style>
    <style:style style:name="P82" style:family="paragraph" style:parent-style-name="Remark">
      <style:paragraph-properties fo:line-height="100%"/>
      <style:text-properties style:font-name="Nimbus Mono L2" officeooo:paragraph-rsid="0022311c"/>
    </style:style>
    <style:style style:name="P83" style:family="paragraph" style:parent-style-name="Remark">
      <style:text-properties style:font-name="Nimbus Mono L2" officeooo:paragraph-rsid="0022311c"/>
    </style:style>
    <style:style style:name="P84" style:family="paragraph" style:parent-style-name="Remark">
      <style:text-properties officeooo:rsid="007abc1a" officeooo:paragraph-rsid="001fd865"/>
    </style:style>
    <style:style style:name="P85" style:family="paragraph" style:parent-style-name="Remark">
      <style:text-properties officeooo:rsid="007d7273" officeooo:paragraph-rsid="001fd865"/>
    </style:style>
    <style:style style:name="P86" style:family="paragraph" style:parent-style-name="Remark">
      <style:text-properties officeooo:paragraph-rsid="001fd865"/>
    </style:style>
    <style:style style:name="P87" style:family="paragraph" style:parent-style-name="Remark">
      <style:text-properties officeooo:rsid="0015962b" officeooo:paragraph-rsid="0022311c"/>
    </style:style>
    <style:style style:name="P88" style:family="paragraph" style:parent-style-name="Remark">
      <style:text-properties officeooo:rsid="00567cbe" officeooo:paragraph-rsid="0022311c"/>
    </style:style>
    <style:style style:name="P89" style:family="paragraph" style:parent-style-name="Remark">
      <style:text-properties officeooo:rsid="005ba2e6" officeooo:paragraph-rsid="0022311c"/>
    </style:style>
    <style:style style:name="P90" style:family="paragraph" style:parent-style-name="Remark">
      <style:text-properties officeooo:rsid="001bc4b6" officeooo:paragraph-rsid="0022311c"/>
    </style:style>
    <style:style style:name="P91" style:family="paragraph" style:parent-style-name="Remark">
      <style:text-properties officeooo:rsid="001ec5f9" officeooo:paragraph-rsid="0022311c"/>
    </style:style>
    <style:style style:name="P92" style:family="paragraph" style:parent-style-name="Remark">
      <style:text-properties officeooo:rsid="00369c48" officeooo:paragraph-rsid="0022311c"/>
    </style:style>
    <style:style style:name="P93" style:family="paragraph" style:parent-style-name="Remark">
      <style:text-properties officeooo:rsid="0083110e" officeooo:paragraph-rsid="0022311c"/>
    </style:style>
    <style:style style:name="P94" style:family="paragraph" style:parent-style-name="Remark">
      <style:text-properties officeooo:rsid="004186b4" officeooo:paragraph-rsid="0022311c"/>
    </style:style>
    <style:style style:name="P95" style:family="paragraph" style:parent-style-name="Remark">
      <style:text-properties officeooo:rsid="00598217" officeooo:paragraph-rsid="0022311c"/>
    </style:style>
    <style:style style:name="P96" style:family="paragraph" style:parent-style-name="Remark">
      <style:text-properties officeooo:rsid="0072cf57" officeooo:paragraph-rsid="0022311c"/>
    </style:style>
    <style:style style:name="P97" style:family="paragraph" style:parent-style-name="Normal">
      <style:paragraph-properties fo:margin-left="0cm" fo:margin-right="3.75cm" fo:text-indent="0cm" style:auto-text-indent="false"/>
      <style:text-properties style:font-name="Nimbus Mono L2" officeooo:rsid="007abc1a" officeooo:paragraph-rsid="001fd865"/>
    </style:style>
    <style:style style:name="P98" style:family="paragraph" style:parent-style-name="Normal">
      <style:paragraph-properties fo:margin-left="0cm" fo:margin-right="3.75cm" fo:margin-top="0.499cm" fo:margin-bottom="0cm" loext:contextual-spacing="false" fo:line-height="100%" fo:text-align="start" style:justify-single-word="false" fo:text-indent="0cm" style:auto-text-indent="false"/>
      <style:text-properties style:font-name="Nimbus Mono L2" officeooo:rsid="001bc4b6" officeooo:paragraph-rsid="0022311c"/>
    </style:style>
    <style:style style:name="P99" style:family="paragraph" style:parent-style-name="Text_20_body">
      <style:paragraph-properties fo:break-before="page"/>
      <style:text-properties style:font-name="Nimbus Mono L2"/>
    </style:style>
    <style:style style:name="P100" style:family="paragraph" style:parent-style-name="Contents_20_3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101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02" style:family="paragraph" style:parent-style-name="Heading_20_2">
      <style:text-properties style:font-name="Nimbus Mono L2"/>
    </style:style>
    <style:style style:name="P103" style:family="paragraph" style:parent-style-name="Heading_20_2">
      <style:text-properties style:font-name="Nimbus Mono L2" officeooo:rsid="001df598" officeooo:paragraph-rsid="001df598"/>
    </style:style>
    <style:style style:name="P104" style:family="paragraph" style:parent-style-name="Heading_20_2">
      <style:text-properties style:font-name="Nimbus Mono L2" officeooo:rsid="001e97ff" officeooo:paragraph-rsid="001e97ff"/>
    </style:style>
    <style:style style:name="P105" style:family="paragraph" style:parent-style-name="Heading_20_2">
      <style:text-properties style:font-name="Nimbus Mono L2" officeooo:rsid="0020c68d" officeooo:paragraph-rsid="0020c68d"/>
    </style:style>
    <style:style style:name="P106" style:family="paragraph" style:parent-style-name="Heading_20_2">
      <style:text-properties style:font-name="Nimbus Mono L2" officeooo:rsid="002272a7"/>
    </style:style>
    <style:style style:name="P107" style:family="paragraph" style:parent-style-name="Heading_20_1">
      <style:text-properties style:font-name="Nimbus Mono L2"/>
    </style:style>
    <style:style style:name="P108" style:family="paragraph" style:parent-style-name="Heading_20_1" style:master-page-name="First_20_Page">
      <style:paragraph-properties style:page-number="auto"/>
      <style:text-properties style:font-name="Nimbus Mono L2"/>
    </style:style>
    <style:style style:name="P109" style:family="paragraph" style:parent-style-name="Character_20_speech">
      <style:text-properties style:font-name="Nimbus Mono L2" officeooo:rsid="0032f3b6" officeooo:paragraph-rsid="0032f3b6"/>
    </style:style>
    <style:style style:name="P110" style:family="paragraph" style:parent-style-name="Character_20_speech">
      <style:text-properties style:font-name="Nimbus Mono L2" officeooo:rsid="00337aa8" officeooo:paragraph-rsid="00337aa8"/>
    </style:style>
    <style:style style:name="P111" style:family="paragraph" style:parent-style-name="Character_20_speech">
      <style:text-properties style:text-line-through-style="solid" style:text-line-through-type="single" style:font-name="Nimbus Mono L2"/>
    </style:style>
    <style:style style:name="P112" style:family="paragraph" style:parent-style-name="Normal" style:list-style-name="L1">
      <style:text-properties style:font-name="Nimbus Mono L2"/>
    </style:style>
    <style:style style:name="P113" style:family="paragraph" style:parent-style-name="Contents_20_Heading" style:master-page-name="Standard">
      <style:paragraph-properties style:page-number="1"/>
    </style:style>
    <style:style style:name="T1" style:family="text">
      <style:text-properties fo:language="ru" fo:country="RU"/>
    </style:style>
    <style:style style:name="T2" style:family="text">
      <style:text-properties style:font-name="Nimbus Mono L2"/>
    </style:style>
    <style:style style:name="T3" style:family="text">
      <style:text-properties style:font-name="Nimbus Mono L2" fo:font-weight="normal" style:font-weight-asian="normal" style:font-weight-complex="normal"/>
    </style:style>
    <style:style style:name="T4" style:family="text">
      <style:text-properties officeooo:rsid="007924c4"/>
    </style:style>
    <style:style style:name="T5" style:family="text">
      <style:text-properties officeooo:rsid="007ad69a"/>
    </style:style>
    <style:style style:name="T6" style:family="text">
      <style:text-properties officeooo:rsid="007b09de"/>
    </style:style>
    <style:style style:name="T7" style:family="text">
      <style:text-properties officeooo:rsid="0073111f"/>
    </style:style>
    <style:style style:name="T8" style:family="text">
      <style:text-properties officeooo:rsid="001e97ff"/>
    </style:style>
    <style:style style:name="T9" style:family="text">
      <style:text-properties officeooo:rsid="00817e2c"/>
    </style:style>
    <style:style style:name="T10" style:family="text">
      <style:text-properties officeooo:rsid="00836312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01fd865"/>
    </style:style>
    <style:style style:name="T13" style:family="text">
      <style:text-properties officeooo:rsid="0015962b"/>
    </style:style>
    <style:style style:name="T14" style:family="text">
      <style:text-properties officeooo:rsid="0018580e"/>
    </style:style>
    <style:style style:name="T15" style:family="text">
      <style:text-properties officeooo:rsid="000eda05"/>
    </style:style>
    <style:style style:name="T16" style:family="text">
      <style:text-properties officeooo:rsid="001710c1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623af7" fo:background-color="transparent" loext:char-shading-value="0"/>
    </style:style>
    <style:style style:name="T19" style:family="text">
      <style:text-properties officeooo:rsid="00864f65" fo:background-color="transparent" loext:char-shading-value="0"/>
    </style:style>
    <style:style style:name="T20" style:family="text">
      <style:text-properties officeooo:rsid="007bbb5c" fo:background-color="transparent" loext:char-shading-value="0"/>
    </style:style>
    <style:style style:name="T21" style:family="text">
      <style:text-properties officeooo:rsid="00229da9" fo:background-color="transparent" loext:char-shading-value="0"/>
    </style:style>
    <style:style style:name="T22" style:family="text">
      <style:text-properties officeooo:rsid="00688d0e" fo:background-color="transparent" loext:char-shading-value="0"/>
    </style:style>
    <style:style style:name="T23" style:family="text">
      <style:text-properties officeooo:rsid="0079c22b" fo:background-color="transparent" loext:char-shading-value="0"/>
    </style:style>
    <style:style style:name="T24" style:family="text">
      <style:text-properties officeooo:rsid="00229da9"/>
    </style:style>
    <style:style style:name="T25" style:family="text">
      <style:text-properties officeooo:rsid="005ba2e6"/>
    </style:style>
    <style:style style:name="T26" style:family="text">
      <style:text-properties officeooo:rsid="00117c65"/>
    </style:style>
    <style:style style:name="T27" style:family="text">
      <style:text-properties officeooo:rsid="001fc1b6"/>
    </style:style>
    <style:style style:name="T28" style:family="text">
      <style:text-properties officeooo:rsid="0012693f"/>
    </style:style>
    <style:style style:name="T29" style:family="text">
      <style:text-properties officeooo:rsid="003712a8"/>
    </style:style>
    <style:style style:name="T30" style:family="text">
      <style:text-properties officeooo:rsid="001bd773"/>
    </style:style>
    <style:style style:name="T31" style:family="text">
      <style:text-properties officeooo:rsid="008153c6"/>
    </style:style>
    <style:style style:name="T32" style:family="text">
      <style:text-properties officeooo:rsid="00691cbd"/>
    </style:style>
    <style:style style:name="T33" style:family="text">
      <style:text-properties officeooo:rsid="0082fd98"/>
    </style:style>
    <style:style style:name="T34" style:family="text">
      <style:text-properties officeooo:rsid="0083110e"/>
    </style:style>
    <style:style style:name="T35" style:family="text">
      <style:text-properties officeooo:rsid="0083bbc5"/>
    </style:style>
    <style:style style:name="T36" style:family="text">
      <style:text-properties officeooo:rsid="002b7592"/>
    </style:style>
    <style:style style:name="T37" style:family="text">
      <style:text-properties officeooo:rsid="002d562c"/>
    </style:style>
    <style:style style:name="T38" style:family="text">
      <style:text-properties officeooo:rsid="002fad4a"/>
    </style:style>
    <style:style style:name="T39" style:family="text">
      <style:text-properties officeooo:rsid="0030c0bb"/>
    </style:style>
    <style:style style:name="T40" style:family="text">
      <style:text-properties officeooo:rsid="0032c202"/>
    </style:style>
    <style:style style:name="T41" style:family="text">
      <style:text-properties officeooo:rsid="003856f2"/>
    </style:style>
    <style:style style:name="T42" style:family="text">
      <style:text-properties officeooo:rsid="003f59af"/>
    </style:style>
    <style:style style:name="T43" style:family="text">
      <style:text-properties officeooo:rsid="00413295"/>
    </style:style>
    <style:style style:name="T44" style:family="text">
      <style:text-properties officeooo:rsid="004186b4"/>
    </style:style>
    <style:style style:name="T45" style:family="text">
      <style:text-properties officeooo:rsid="00427a6a"/>
    </style:style>
    <style:style style:name="T46" style:family="text">
      <style:text-properties officeooo:rsid="00598217"/>
    </style:style>
    <style:style style:name="T47" style:family="text">
      <style:text-properties officeooo:rsid="004b402b"/>
    </style:style>
    <style:style style:name="T48" style:family="text">
      <style:text-properties officeooo:rsid="008b6aa7"/>
    </style:style>
    <style:style style:name="T49" style:family="text">
      <style:text-properties officeooo:rsid="0084c1cc"/>
    </style:style>
    <style:style style:name="T50" style:family="text">
      <style:text-properties officeooo:rsid="0072cf57"/>
    </style:style>
    <style:style style:name="T51" style:family="text">
      <style:text-properties officeooo:rsid="00851e05"/>
    </style:style>
    <style:style style:name="T52" style:family="text">
      <style:text-properties officeooo:rsid="00729f93"/>
    </style:style>
    <style:style style:name="T53" style:family="text">
      <style:text-properties officeooo:rsid="004bad5a"/>
    </style:style>
    <style:style style:name="T54" style:family="text">
      <style:text-properties officeooo:rsid="0022311c"/>
    </style:style>
    <style:style style:name="T55" style:family="text">
      <style:text-properties officeooo:rsid="0088d61f"/>
    </style:style>
    <style:style style:name="T56" style:family="text">
      <style:text-properties officeooo:rsid="00874c57"/>
    </style:style>
    <style:style style:name="T57" style:family="text">
      <style:text-properties officeooo:rsid="00294eca"/>
    </style:style>
    <style:style style:name="T58" style:family="text">
      <style:text-properties officeooo:rsid="002f5429"/>
    </style:style>
    <style:style style:name="T59" style:family="text">
      <style:text-properties officeooo:rsid="0031490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8" text:outline-level="1"/>
      <text:h text:style-name="P107" text:outline-level="1"/>
      <text:h text:style-name="P107" text:outline-level="1"/>
      <text:h text:style-name="P107" text:outline-level="1"/>
      <text:p text:style-name="Normal"><text:bookmark-start text:name="__RefHeading___Toc5733_153254837"/>Константин Дмитриев<text:bookmark-end text:name="__RefHeading___Toc5733_153254837"/></text:p>
      <text:p text:style-name="Normal"><text:bookmark text:name="head-d1716fc594b60769d7623a94800c704423778c82"/><text:bookmark-start text:name="__RefHeading___Toc5735_153254837"/>Марья Моревна прекрасная королевна<text:bookmark-end text:name="__RefHeading___Toc5735_153254837"/></text:p>
      <text:p text:style-name="P2">(сценарий мультипликационного фильма)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13">Оглавление</text:p>
          </text:index-title>
          <text:p text:style-name="P101"><text:a xlink:type="simple" xlink:href="#__RefHeading___Toc5737_153254837" text:style-name="Index_20_Link" text:visited-style-name="Index_20_Link">ПЕРВАЯ СЕРИЯ: Вступление<text:tab/>2</text:a></text:p>
          <text:p text:style-name="P100"><text:a xlink:type="simple" xlink:href="#__RefHeading___Toc5739_153254837" text:style-name="Index_20_Link" text:visited-style-name="Index_20_Link">Визит Назара<text:tab/>4</text:a></text:p>
          <text:p text:style-name="P101"><text:a xlink:type="simple" xlink:href="#__RefHeading___Toc5741_153254837" text:style-name="Index_20_Link" text:visited-style-name="Index_20_Link">ВТОРАЯ СЕРИЯ: Встреча с Марьей Моревной<text:tab/>7</text:a></text:p>
          <text:p text:style-name="P101"><text:a xlink:type="simple" xlink:href="#__RefHeading___Toc5743_153254837" text:style-name="Index_20_Link" text:visited-style-name="Index_20_Link">ТРЕТЬЯ СЕРИЯ: Возрождение Кощея<text:tab/>13</text:a></text:p>
          <text:p text:style-name="P101"><text:a xlink:type="simple" xlink:href="#__RefHeading___Toc5745_153254837" text:style-name="Index_20_Link" text:visited-style-name="Index_20_Link">ЧЕТВЁРТАЯ СЕРИЯ: Встреча с Бабой Ягой<text:tab/>21</text:a></text:p>
          <text:p text:style-name="P100"><text:a xlink:type="simple" xlink:href="#__RefHeading___Toc5747_153254837" text:style-name="Index_20_Link" text:visited-style-name="Index_20_Link">Старые развалины<text:tab/>25</text:a></text:p>
          <text:p text:style-name="P100"><text:a xlink:type="simple" xlink:href="#__RefHeading___Toc5749_153254837" text:style-name="Index_20_Link" text:visited-style-name="Index_20_Link">Воспоминания Моревны<text:tab/>25</text:a></text:p>
          <text:p text:style-name="P100"><text:a xlink:type="simple" xlink:href="#__RefHeading___Toc5751_153254837" text:style-name="Index_20_Link" text:visited-style-name="Index_20_Link">Встреча в развалинах<text:tab/>26</text:a></text:p>
          <text:p text:style-name="P100"><text:a xlink:type="simple" xlink:href="#__RefHeading___Toc5753_153254837" text:style-name="Index_20_Link" text:visited-style-name="Index_20_Link">Медсестра и Воробушек<text:tab/>28</text:a></text:p>
          <text:p text:style-name="P100"><text:a xlink:type="simple" xlink:href="#__RefHeading___Toc5755_153254837" text:style-name="Index_20_Link" text:visited-style-name="Index_20_Link">Карта<text:tab/>28</text:a></text:p>
          <text:p text:style-name="P101"><text:a xlink:type="simple" xlink:href="#__RefHeading___Toc5793_153254837" text:style-name="Index_20_Link" text:visited-style-name="Index_20_Link">ПЯТАЯ СЕРИЯ<text:tab/>30</text:a></text:p>
          <text:p text:style-name="P100"><text:a xlink:type="simple" xlink:href="#__RefHeading___Toc5757_153254837" text:style-name="Index_20_Link" text:visited-style-name="Index_20_Link">Мост<text:tab/>30</text:a></text:p>
          <text:p text:style-name="P100"><text:a xlink:type="simple" xlink:href="#__RefHeading___Toc5759_153254837" text:style-name="Index_20_Link" text:visited-style-name="Index_20_Link">Первый побег<text:tab/>31</text:a></text:p>
          <text:p text:style-name="P100"><text:a xlink:type="simple" xlink:href="#__RefHeading___Toc5761_153254837" text:style-name="Index_20_Link" text:visited-style-name="Index_20_Link">Первая погоня<text:tab/>34</text:a></text:p>
          <text:p text:style-name="P100"><text:a xlink:type="simple" xlink:href="#__RefHeading___Toc5763_153254837" text:style-name="Index_20_Link" text:visited-style-name="Index_20_Link">Взрывать<text:tab/>35</text:a></text:p>
          <text:p text:style-name="P100"><text:a xlink:type="simple" xlink:href="#__RefHeading___Toc5765_153254837" text:style-name="Index_20_Link" text:visited-style-name="Index_20_Link">Второй побег<text:tab/>35</text:a></text:p>
          <text:p text:style-name="P100"><text:a xlink:type="simple" xlink:href="#__RefHeading___Toc5767_153254837" text:style-name="Index_20_Link" text:visited-style-name="Index_20_Link">Вторая погоня<text:tab/>36</text:a></text:p>
          <text:p text:style-name="P101"><text:a xlink:type="simple" xlink:href="#__RefHeading___Toc5827_153254837" text:style-name="Index_20_Link" text:visited-style-name="Index_20_Link">ШЕСТАЯ СЕРИЯ: Воскрешение<text:tab/>37</text:a></text:p>
          <text:p text:style-name="P100"><text:a xlink:type="simple" xlink:href="#__RefHeading___Toc5771_153254837" text:style-name="Index_20_Link" text:visited-style-name="Index_20_Link">Отчаяние<text:tab/>40</text:a></text:p>
          <text:p text:style-name="P100"><text:a xlink:type="simple" xlink:href="#__RefHeading___Toc5773_153254837" text:style-name="Index_20_Link" text:visited-style-name="Index_20_Link">Парень в чёрном<text:tab/>41</text:a></text:p>
          <text:p text:style-name="P101"><text:a xlink:type="simple" xlink:href="#__RefHeading___Toc5829_153254837" text:style-name="Index_20_Link" text:visited-style-name="Index_20_Link">СЕДЬМАЯ СЕРИЯ<text:tab/>46</text:a></text:p>
          <text:p text:style-name="P100"><text:a xlink:type="simple" xlink:href="#__RefHeading___Toc5775_153254837" text:style-name="Index_20_Link" text:visited-style-name="Index_20_Link">Автосалон Бабы-Яги<text:tab/>46</text:a></text:p>
          <text:p text:style-name="P100"><text:a xlink:type="simple" xlink:href="#__RefHeading___Toc5777_153254837" text:style-name="Index_20_Link" text:visited-style-name="Index_20_Link">Final Escape<text:tab/>47</text:a></text:p>
          <text:p text:style-name="P100"><text:a xlink:type="simple" xlink:href="#__RefHeading___Toc5779_153254837" text:style-name="Index_20_Link" text:visited-style-name="Index_20_Link">Последняя погоня<text:tab/>48</text:a></text:p>
          <text:p text:style-name="P101"><text:a xlink:type="simple" xlink:href="#__RefHeading___Toc5831_153254837" text:style-name="Index_20_Link" text:visited-style-name="Index_20_Link">ВОСЬМАЯ СЕРИЯ<text:tab/>50</text:a></text:p>
          <text:p text:style-name="P100"><text:a xlink:type="simple" xlink:href="#__RefHeading___Toc5781_153254837" text:style-name="Index_20_Link" text:visited-style-name="Index_20_Link">Флэшбэк<text:tab/>50</text:a></text:p>
          <text:p text:style-name="P100"><text:a xlink:type="simple" xlink:href="#__RefHeading___Toc5783_153254837" text:style-name="Index_20_Link" text:visited-style-name="Index_20_Link">Битва<text:tab/>51</text:a></text:p>
          <text:p text:style-name="P101"><text:a xlink:type="simple" xlink:href="#__RefHeading___Toc5833_153254837" text:style-name="Index_20_Link" text:visited-style-name="Index_20_Link">Конец.<text:tab/>57</text:a></text:p>
        </text:index-body>
      </text:table-of-content>
      <text:p text:style-name="P2"/>
      <text:p text:style-name="P4">1 серия: Вступление. Встреча с Назаром.</text:p>
      <text:p text:style-name="P4">2 серия: <text:span text:style-name="T58">Встреча с Моревной. Битва с солдатами.</text:span></text:p>
      <text:p text:style-name="P5">3 серия: Освобождение Кощея.</text:p>
      <text:p text:style-name="P5">4 серия: Встреча с Бабой Ягой. Путь к Замку.</text:p>
      <text:p text:style-name="P5">5 серия: Первый побег. Второй побег. Смерть.</text:p>
      <text:p text:style-name="P5">6 серия: Воскрешение. Встреча с Парнем-в-чёрном.</text:p>
      <text:p text:style-name="P5">7 серия: <text:span text:style-name="T59">Разговор с Бабой Ягой. Последняя погоня.</text:span></text:p>
      <text:p text:style-name="P6">8 серия: Финальная битва.</text:p>
      <text:p text:style-name="P99"/>
      <text:p text:style-name="Text_20_body"><text:span text:style-name="Emphasis"><text:span text:style-name="T2"/></text:span></text:p>
      <text:p text:style-name="Text_20_body"><text:span text:style-name="Emphasis"><text:span text:style-name="T2"/></text:span></text:p>
      <text:p text:style-name="Text_20_body"><text:bookmark text:name="line-4"/><text:bookmark text:name="line-3"/><text:bookmark text:name="line-2"/><text:span text:style-name="Emphasis"><text:span text:style-name="T2">«Марья Моревна — прекрасная королевна из русских народных сказок. По одним толкованиям, Моревна — от слова «мор» — смерть; по другим, образ «степной богатырши» или «царь-девицы» отсылает к матриархальным кочевым сарматам.» </text:span></text:span><text:bookmark text:name="line-6"/><text:bookmark text:name="line-5"/></text:p>
      <text:p text:style-name="Text_20_body"><text:span text:style-name="Strong_20_Emphasis"><text:span text:style-name="T2">Википедия (ru.wikipedia.org)</text:span></text:span><text:span text:style-name="Emphasis"><text:span text:style-name="T2"> </text:span></text:span></text:p>
      <text:h text:style-name="P102" text:outline-level="2" text:is-list-header="true"/>
      <text:h text:style-name="P103" text:outline-level="2"><text:bookmark-start text:name="__RefHeading___Toc5737_153254837"/><text:span text:style-name="T8">ПЕРВАЯ СЕРИЯ</text:span>: Вступление<text:bookmark-end text:name="__RefHeading___Toc5737_153254837"/></text:h>
      <text:p text:style-name="P35"><text:bookmark text:name="line-14"/>НАТ. ДОМ ИВАНА ДЕНЬ</text:p>
      <text:p text:style-name="P35"><text:bookmark text:name="line-16"/>Дом Ивана. Из трубы колечками идёт дым. <text:bookmark text:name="line-17"/><text:bookmark text:name="line-18"/><text:span text:style-name="T4">Распахиваются ставни, </text:span><text:bookmark text:name="line-21"/><text:span text:style-name="T4">из окна на зрителя смотрит </text:span>ИВАН – рыжий парень, 21 год.</text:p>
      <text:p text:style-name="P66">ГОЛОС</text:p>
      <text:p text:style-name="P79">(за кадром)</text:p>
      <text:p text:style-name="P9">Жил-был Иван царевич, и было у него три сестры. Одна сестра была механик, другая доктор, а третья монашка.</text:p>
      <text:p text:style-name="P35">У Ивана за спиной пробегает сначала СЕСТРА-МЕХАНИК (22 года) с гаечным ключом, потом пробегает СЕСТРА-ДОКТОР (24 года) с аптечкой и не спеша проходит третья СЕСТРА-МОНАШКА (28 лет), уткнувшись в какую-то магическую книжку.<text:bookmark text:name="line-26"/><text:bookmark text:name="line-27"/></text:p>
      <text:p text:style-name="P66">ГОЛОС</text:p>
      <text:p text:style-name="P79">(за кадром)</text:p>
      <text:p text:style-name="P9">В один прекрасный солнечный день грянул гром, разломилась стена и врезалась в их дом машина.<text:bookmark text:name="line-28"/><text:bookmark text:name="line-29"/></text:p>
      <text:p text:style-name="P35">Раздаётся грохот, гром, экран трясётся, с потолка осыпается штукатурка. Иван поворачивает голову налево, мимо в ту-же сторону пробегают две сестры - Сестра-механик и Сестра-монашка. </text:p>
      <text:p text:style-name="P35"><text:bookmark text:name="line-32"/>ИНТ. ДОМ ИВАНА КОМНАТА СЕСТРЫ-ДОКТОРА ДЕНЬ</text:p>
      <text:p text:style-name="P3">Одна из стен сломана, из неё торчит машина с разбитым лобовым стеклом. Вылетевший из машины человек БИЗНЕСМЕН лежит на полу, над ним склонилась медсестра (в мед-маске?).</text:p>
      <text:p text:style-name="P66"><text:bookmark text:name="line-34"/><text:bookmark text:name="line-35"/>ГОЛОС</text:p>
      <text:p text:style-name="P79">(за кадром)</text:p>
      <text:p text:style-name="P9">Из машины вылез добрый молодец. <text:soft-page-break/>Забрал он одну сестру Ивана в жёны, и уехал туда, откуда приехал.<text:bookmark text:name="line-36"/><text:bookmark text:name="line-37"/></text:p>
      <text:p text:style-name="P35">Сестра-доктор что-то вкалывает Бизнесмену, он вскакивает, жестом предлагает сесть в машину та садится и они уезжают. <text:bookmark text:name="line-38"/><text:bookmark text:name="line-39"/></text:p>
      <text:p text:style-name="P66">ГОЛОС</text:p>
      <text:p text:style-name="P79">(за кадром)</text:p>
      <text:p text:style-name="P9">Остался Иван с двумя сёстрами.<text:bookmark text:name="line-40"/><text:bookmark text:name="line-41"/></text:p>
      <text:p text:style-name="P35">Иван и оставшиеся две сестры заколачивают дыру в стене. <text:bookmark text:name="line-42"/><text:bookmark text:name="line-43"/></text:p>
      <text:p text:style-name="P66">ГОЛОС</text:p>
      <text:p text:style-name="P79">(за кадром)</text:p>
      <text:p text:style-name="P9">Прошло время, вновь раскололась стена, врезалась в их дом другая машина. <text:bookmark text:name="line-44"/><text:bookmark text:name="line-45"/></text:p>
      <text:p text:style-name="P35">В противоположную стену врезается другая машина. Из лобового стекла вылетает РЭППЕР. Иван и Сестра-механик отшатываются в испуге, лишь Сестра-монашка остаётся на месте. <text:bookmark text:name="line-46"/><text:bookmark text:name="line-47"/></text:p>
      <text:p text:style-name="P66">ГОЛОС</text:p>
      <text:p text:style-name="P79">(за кадром)</text:p>
      <text:p text:style-name="P9">Из неё вылез рэппер-добрый молодец, забрал он старшую сестру в жёны и уехал с ней <text:span text:style-name="T4">туда</text:span> откуда приехал. <text:bookmark text:name="line-48"/><text:bookmark text:name="line-49"/></text:p>
      <text:p text:style-name="P35">Рэппер вскакивает на ноги (а-ля брэйк-данс), подбегает к Ивану, сердешно жмёт ему руку, что-то говорит указывает на Сестру-монашку, та краснеет. Они берутся за руки, садятся в машину и уезжают.</text:p>
      <text:p text:style-name="P35"><text:bookmark text:name="line-52"/>ИНТ. ДОМ ИВАНА СПАЛЬНЯ СЕСТРЫ-МЕХАНИКА УТРО</text:p>
      <text:p text:style-name="P35"><text:bookmark text:name="line-54"/><text:bookmark text:name="line-55"/>За окном встаёт солнце. Сестра-механик спит в своей постели. <text:bookmark text:name="line-56"/><text:bookmark text:name="line-57"/></text:p>
      <text:p text:style-name="P66">ГОЛОС</text:p>
      <text:p text:style-name="P79">(за кадром)</text:p>
      <text:p text:style-name="P9">Прошёл месяц и врезался в их дом на своей машине Ворон-добрый молодец. Он одет был в кожаную одежду. Ну, короче, рокер. <text:bookmark text:name="line-58"/><text:bookmark text:name="line-59"/></text:p>
      <text:p text:style-name="P35">В стену врезается машина. Но оттуда никто не вываливается. Сестра просыпается, и визжит, прикрываясь одеялом. РОКЕР отстёгивает ремень безопасности, выключает музыку (самой музыки не слышно, видны лишь пики на табло внутри машины) и выходит из машины, становясь напротив сестры. Улыбается. <text:bookmark text:name="line-60"/><text:bookmark text:name="line-61"/></text:p>
      <text:p text:style-name="P35"><text:soft-page-break/>Распахивается дверь, <text:span text:style-name="T5">на пороге</text:span> появляется Иван <text:span text:style-name="T5">с топором</text:span>. Сестра-механик оборачивается к нему. Потом (злится) со всего маху огревает гаечным ключом Рокера (да-да, она спит с гаечным ключом под подушкой!). Тот отрубается. Сестра-механик, накинув на плечи поверх ночнушки куртку с надписью «Горсвет» затаскивает его бессознательное тело в машину и вместе с ним уезжает. <text:bookmark text:name="line-62"/><text:bookmark text:name="line-63"/></text:p>
      <text:p text:style-name="P66">ГОЛОС</text:p>
      <text:p text:style-name="P79">(за кадром)</text:p>
      <text:p text:style-name="P9">Забрал он в жёны последнюю сестру. <text:bookmark text:name="line-64"/><text:bookmark text:name="line-65"/></text:p>
      <text:p text:style-name="P35">Показывается стена с фотографиями свадеб сестёр Ивана. <text:bookmark text:name="line-66"/>Иван смотрит на них, потом вздыхает, разворачивается и уходит почёсывая затылок. <text:bookmark text:name="line-67"/><text:bookmark text:name="line-68"/></text:p>
      <text:p text:style-name="P66">ГОЛОС</text:p>
      <text:p text:style-name="P79">(за кадром)</text:p>
      <text:p text:style-name="P9">Затужил Иван, заскучал, да делать нечего.<text:bookmark text:name="line-69"/><text:bookmark text:name="line-70"/></text:p>
      <text:h text:style-name="Heading_20_3" text:outline-level="3" text:is-list-header="true"><text:bookmark text:name="head-f5dadb7a61a26b286462677f2a7564591836741f"/><text:bookmark-start text:name="__RefHeading___Toc5739_153254837"/>Визит Назара<text:bookmark-end text:name="__RefHeading___Toc5739_153254837"/><text:bookmark text:name="line-71"/><text:bookmark text:name="line-72"/></text:h>
      <text:p text:style-name="P35"><text:bookmark text:name="line-73"/>ИНТ. ДОМ ИВАНА ПОДВАЛ ДЕНЬ </text:p>
      <text:p text:style-name="P35"><text:bookmark text:name="line-75"/>Иван сидит и чатится в джаббере. На столе рядом с ним в стакане какая-то жидкость, <text:span text:style-name="T5">рядом стоит бутылка кваса</text:span>. Мееедленный, еле заметный наезд.</text:p>
      <text:p text:style-name="P35"><text:bookmark text:name="line-78"/>НАТ. ДОРОГА К ДОМУ ИВАНА ДЕНЬ</text:p>
      <text:p text:style-name="P35"><text:bookmark text:name="line-80"/>Показываются (сбоку) передние колёса несущегося по дороге трейлера. </text:p>
      <text:p text:style-name="P35"><text:bookmark text:name="line-83"/>ИНТ. ДОМ ИВАНА ПОДВАЛ ДЕНЬ</text:p>
      <text:p text:style-name="P35"><text:bookmark text:name="line-85"/><text:bookmark text:name="line-86"/>Иван печатает дальше, наезд продолжается. <text:bookmark text:name="line-87"/><text:bookmark text:name="line-88"/></text:p>
      <text:p text:style-name="P35"><text:bookmark text:name="line-89"/>НАТ. ДОРОГА К ДОМУ ИВАНА ДЕНЬ <text:bookmark text:name="line-90"/></text:p>
      <text:p text:style-name="P35"><text:bookmark text:name="line-91"/>Камера несётся по дороге, вид сбоку, её обгоняет несущийся трейлер. Видно, что он с большим прицепом. На прицепе надпись M^2-Motors. <text:bookmark text:name="line-92"/><text:bookmark text:name="line-93"/></text:p>
      <text:p text:style-name="P35"><text:bookmark text:name="line-94"/>ИНТ. ДОМ ИВАНА ПОДВАЛ ДЕНЬ <text:bookmark text:name="line-95"/></text:p>
      <text:p text:style-name="P35"><text:bookmark text:name="line-96"/>Вид на Ивана в профиль. Видна нижняя часть лица Ивана и руки на клавиатуре. Жидкость в стакане на столе <text:span text:style-name="T5">начинает дрожать</text:span>. Иван резко прекращает печатать. <text:bookmark text:name="line-97"/><text:bookmark text:name="line-98"/></text:p>
      <text:p text:style-name="P35"><text:bookmark text:name="line-99"/>НАТ. ДОРОГА К ДОМУ ИВАНА ДЕНЬ <text:bookmark text:name="line-100"/></text:p>
      <text:p text:style-name="P35"><text:bookmark text:name="line-101"/><text:soft-page-break/>Опять показываются колёса трейлера. На этот раз задние. Они крошат и разбрасывают попавшийся под них дорожный мусор.</text:p>
      <text:p text:style-name="P35"><text:bookmark text:name="line-104"/>ИНТ. ДОМ ИВАНА ПОДВАЛ ДЕНЬ <text:bookmark text:name="line-105"/></text:p>
      <text:p text:style-name="P35"><text:bookmark text:name="line-106"/>Наезд продолжается. Иван оглядывается через спину на зрителя. Его глаза сужаются как будто он что-то заподозрил. <text:bookmark text:name="line-107"/><text:bookmark text:name="line-108"/></text:p>
      <text:p text:style-name="P35"><text:bookmark text:name="line-109"/>НАТ. ДОРОГА К ДОМУ ИВАНА ДЕНЬ <text:bookmark text:name="line-110"/></text:p>
      <text:p text:style-name="P35"><text:bookmark text:name="line-111"/>Пригорок. Из-за него появляется кабина приближающегося трейлера. Воздух над горизонтом дрожит. Нарастает звук мотора трейлера. <text:bookmark text:name="line-112"/><text:bookmark text:name="line-113"/></text:p>
      <text:p text:style-name="P35"><text:bookmark text:name="line-114"/>ИНТ. ДОМ ИВАНА ПОДВАЛ ДЕНЬ <text:bookmark text:name="line-115"/></text:p>
      <text:p text:style-name="P35"><text:bookmark text:name="line-116"/>Иван, отбросив стул, бросается в сторону от компьютера, почти параллельно полу, как человек, уворачивающийся от выстрела снайпера. Вбегает вверх по лестнице. Тут становится видно, что он сидел за компом в одних трусах-шортах. <text:bookmark text:name="line-117"/><text:bookmark text:name="line-118"/></text:p>
      <text:p text:style-name="P35"><text:bookmark text:name="line-119"/>НАТ. ДОМ ИВАНА ДВОР <text:bookmark text:name="line-120"/></text:p>
      <text:p text:style-name="P35"><text:bookmark text:name="line-121"/>Иван вылетает из дома и становится спиной к двери, расставив руки в стороны и как бы загораживая собой дом. <text:bookmark text:name="line-122"/><text:bookmark text:name="line-123"/></text:p>
      <text:p text:style-name="P66">ИВАН</text:p>
      <text:p text:style-name="P79">(размахивая руками)</text:p>
      <text:p text:style-name="P9">Нееет! Нееет!!! <text:bookmark text:name="line-124"/><text:bookmark text:name="line-125"/></text:p>
      <text:p text:style-name="P35">Скрежет тормозов. Трейлер останавливается прямо перед Иваном, почти приперев <text:span text:style-name="T6">бампером</text:span> его к стене. Иван тяжело дышит, в холодном поту. <text:bookmark text:name="line-126"/><text:bookmark text:name="line-127"/></text:p>
      <text:p text:style-name="P35">Из кабины трейлера на землю спрыгивает ХРАБРЫЙ НАЗАР (26 лет). Делает несколько шагов вперёд, оценивающе озираясь по сторонам. <text:bookmark text:name="line-128"/><text:bookmark text:name="line-129"/></text:p>
      <text:p text:style-name="P66">ИВАН</text:p>
      <text:p text:style-name="P79">(испуганно)</text:p>
      <text:p text:style-name="P9">А… А здесь никого уже больше нету! <text:bookmark text:name="line-130"/><text:bookmark text:name="line-131"/></text:p>
      <text:p text:style-name="P66">ХРАБРЫЙ НАЗАР</text:p>
      <text:p text:style-name="P9">Без паники, Иван Царевич, ты-то мне и нужен! <text:bookmark text:name="line-132"/><text:bookmark text:name="line-133"/></text:p>
      <text:p text:style-name="P35">Иван в панике. <text:bookmark text:name="line-134"/><text:bookmark text:name="line-135"/></text:p>
      <text:p text:style-name="P66">ХРАБРЫЙ НАЗАР</text:p>
      <text:p text:style-name="P9">Меня послала моя сестра - Марья Моревна Прекрасная Королевна. Хочет с тобой встретиться. <text:soft-page-break/>Отправляйся немедленно. <text:bookmark text:name="line-136"/><text:bookmark text:name="line-137"/></text:p>
      <text:p text:style-name="P66">ИВАН</text:p>
      <text:p text:style-name="P9">Но на чём? <text:bookmark text:name="line-138"/><text:bookmark text:name="line-139"/></text:p>
      <text:p text:style-name="P35">Иван и Назар стоят спиной к камере перед дверью в прицеп трейлера. Дверь медленно поднимается. Внутри стоит клёвая спортивная тачка. Иван стоит в шоке, не находя слов. Немая пауза. Назар привлекает к себе внимание, позвякивая в воздухе ключами от машины.</text:p>
      <text:p text:style-name="P34">Иван садится в машину и включает зажигание. Машина не заводится. Иван пробует снова — безуспешно.</text:p>
      <text:p text:style-name="P34">Назар удивляется.</text:p>
      <text:p text:style-name="P66">ХРАБРЫЙ НАЗАР</text:p>
      <text:p text:style-name="P9"><text:tab/><text:span text:style-name="T7">(в смятении, начинает суетиться)</text:span></text:p>
      <text:p text:style-name="P8">Что такое? Странно! Она же совсем новая! Должна работать!</text:p>
      <text:p text:style-name="P8"/>
      <text:p text:style-name="Normal">Иван открывает капот машины, что-то переключает и захлопывает. Включает зажигание и машина заводится.</text:p>
      <text:p text:style-name="Character_20_name">ИВАН</text:p>
      <text:p text:style-name="Remark">(поучительно, Назару)</text:p>
      <text:p text:style-name="Character_20_speech">Следить надо.</text:p>
      <text:p text:style-name="Character_20_speech"/>
      <text:p text:style-name="Character_20_name">НАЗАР</text:p>
      <text:p text:style-name="Remark">(радостно)</text:p>
      <text:p text:style-name="Character_20_speech">Чудеса да и только!</text:p>
      <text:p text:style-name="Character_20_speech"/>
      <text:p text:style-name="Normal">Иван выезжает из трейлера и уезжает. Назар, загадочно прищурившись, пристально смотрит ему вслед.</text:p>
      <text:p text:style-name="P35"><text:bookmark text:name="line-142"/>ИНТ. ДОМ ИВАНА ПОДВАЛ ДЕНЬ </text:p>
      <text:p text:style-name="P35"><text:bookmark text:name="line-144"/>Комната с оставленным включённым компьютером. Мерцает лампа. Наезд на экран. (На рабочем столе надпись: Fedora Home). В трэе мигает новое сообщение. Спустя некоторое мгновение, окно с сообщениями само появляется на экране. Текст в окне: <text:bookmark text:name="line-145"/><text:bookmark text:name="line-146"/></text:p>
      <text:p text:style-name="P64"><text:bookmark text:name="line-147"/>(11:12:32) ЦАРЕВИЧ: И ещё, эта модификация подвески значительно снизит устойчивость.</text:p>
      <text:p text:style-name="P64"><text:bookmark text:name="line-148"/>(11:13:00) М^2: Слушай, может тебе самому взглянуть на эту конструкцию? Мне было бы интересно обсудить с тобой детали лично.</text:p>
      <text:p text:style-name="P64"><text:bookmark text:name="line-150"/><text:soft-page-break/><text:span text:style-name="T1">(11:13:12) *получена визитная </text:span>карточка M^2*</text:p>
      <text:p text:style-name="P64"><text:bookmark text:name="line-152"/>(11:13:18) ЦАРЕВИЧ: Было бы интересно... но боюсь что слишком далеко.</text:p>
      <text:p text:style-name="P64"><text:bookmark text:name="line-1481011"/>(11:14:40) М^2: Там мой брат случайно не подъехал? ;)</text:p>
      <text:p text:style-name="P31"><text:bookmark text:name="line-159"/><text:bookmark text:name="line-158"/>Снизу на рабочем столе мелкими буквами появляется надпись "Получен файл с новой локацией". Экран потухает. Появляется индикатор с надписью "Загрузка..." </text:p>
      <text:p text:style-name="P31"/>
      <text:p text:style-name="P32">КОНЕЦ <text:span text:style-name="T12">1</text:span>-ГО ЭПИЗОДА</text:p>
      <text:p text:style-name="P32"/>
      <text:h text:style-name="P104" text:outline-level="2" text:is-list-header="true"><text:bookmark text:name="line-160"/><text:bookmark-start text:name="__RefHeading___Toc5741_153254837"/>ВТОРАЯ СЕРИЯ: Встреча с Марьей Моревной<text:bookmark-end text:name="__RefHeading___Toc5741_153254837"/></text:h>
      <text:p text:style-name="P36">НАДПИСЬ НА ЭКРАНЕ: </text:p>
      <text:p text:style-name="P36">«В предыдущей серии».</text:p>
      <text:p text:style-name="P37">Появляются фрагменты предыдущей серии, но каждый фрагмент резко обрывается, прерываемый шумом на экране.</text:p>
      <text:p text:style-name="P67">ГОЛОС</text:p>
      <text:p text:style-name="P81">(за кадром)</text:p>
      <text:p text:style-name="P10">Жил-был Иван царевич, и было у него...</text:p>
      <text:p text:style-name="P10"/>
      <text:p text:style-name="P84">(шум)</text:p>
      <text:p text:style-name="P97">В стену врезается машина.</text:p>
      <text:p text:style-name="P97"/>
      <text:p text:style-name="P86">(шум)</text:p>
      <text:p text:style-name="P67">ГОЛОС</text:p>
      <text:p text:style-name="P81">(за кадром)</text:p>
      <text:p text:style-name="P10">Затужил Иван, заскучал, да делать...</text:p>
      <text:p text:style-name="P10"/>
      <text:p text:style-name="P80">(шум)</text:p>
      <text:p text:style-name="P10"/>
      <text:p text:style-name="P67">ХРАБРЫЙ НАЗАР</text:p>
      <text:p text:style-name="P85">(в камеру)</text:p>
      <text:p text:style-name="P10"><text:span text:style-name="T10">... (</text:span>Б<text:span text:style-name="T10">)</text:span>ез паники, Иван Царевич, ты-то мне и нужен!</text:p>
      <text:p text:style-name="P10"/>
      <text:p text:style-name="P80"><text:soft-page-break/>(шум)</text:p>
      <text:p text:style-name="P10"/>
      <text:p text:style-name="P54">Шум на экране продолжается дольше, чем обычно.</text:p>
      <text:p text:style-name="P55">Появляется надпись «Загрузка...» (Buffering?) и индикатор прогресса.</text:p>
      <text:p text:style-name="P38"><text:bookmark text:name="line-167"/>НАТ. УЛИЦА ГОРОДА <text:bookmark text:name="line-168"/>ВЕЧЕР</text:p>
      <text:p text:style-name="P38">Тихий и пустынный город. Везде видны следы недавних разрушений — судя по всему здесь недавно произошла битва. Улица завалена телами людей в военной форме, обломками мотоциклов и техники, различным уличным оружием (бейсбольными битами, цепями, обрезками труб, палками с гвоздями, молотками, кирками, бензопилами). В этом месте тут и там видны следы свежих взрывов от гранат. <text:bookmark text:name="line-171"/><text:bookmark text:name="line-170"/>Среди всего хлама, лежащего на земле попадаются пистолеты, автоматы и прочее оружие, но удивительно искореженное — погнутые неведомой силой стволы, некоторые разрезаны на части, один автомат раздавлен посередине чьей-то ногой словно он сделан из фольги.</text:p>
      <text:p text:style-name="P38">Подъезжает машина Ивана. Дальше он ехать не может, так как иначе придётся ехать по людям. Иван вылезает из машины и с изумлением смотрит на «поле брани». Захлопывает дверь, машина ставится на сигнализацию (слышен звук). Иван делает неуверенные шаги вперёд. Его нога случайно задевает биту, лежащую на асфальте, та с характерным звуком откатывается в сторону к чьей-то лежащей на земле руке.</text:p>
      <text:p text:style-name="P38">Иван идёт, озираясь, среди дымящихся останков, среди тел, лежащих на земле.<text:bookmark text:name="line-173"/><text:bookmark text:name="line-172"/></text:p>
      <text:p text:style-name="P38">Рука возле биты начинает неуверенно шевелиться. <text:bookmark text:name="line-175"/><text:bookmark text:name="line-174"/></text:p>
      <text:p text:style-name="P38">Иван видит, что неподалёку дорога образует возвышение и на верхушке стоит мотоцикл Харлей. Иван начинает подниматься наверх. Поднявшись он видит, что вокруг мотоцикла кольцом лежат тела, но внутри самого круга никого нет, за исключением лежащего тела девушки - МАРЬИ МОРЕВНЫ (26 лет). Она на земле в полусидячем положении, прислонена спиной к мотоциклу. У девушки фиолетовые волосы, на ней чёрный кожаный плащ, ботинки на высокой платформе. На шее висит странный амулет, часть которого повреждена.<text:bookmark text:name="line-177"/><text:bookmark text:name="line-176"/></text:p>
      <text:p text:style-name="P38">Иван бросается к Марье Моревне, трясёт за плечи. <text:bookmark text:name="line-179"/><text:bookmark text:name="line-178"/></text:p>
      <text:p text:style-name="P67">ИВАН</text:p>
      <text:p text:style-name="P11">Эй! Очнись! Ты жива? <text:bookmark text:name="line-181"/><text:bookmark text:name="line-180"/></text:p>
      <text:p text:style-name="P38">Иван озирается по сторонам, в поисках помощи. <text:bookmark text:name="line-183"/><text:bookmark text:name="line-182"/></text:p>
      <text:p text:style-name="P67"><text:soft-page-break/>ИВАН</text:p>
      <text:p text:style-name="P81">(кричит)</text:p>
      <text:p text:style-name="P11">Коли есть тут жив человек - отзовииись!.. Кто‑нибу‑у‑удь!<text:bookmark text:name="line-185"/><text:bookmark text:name="line-184"/></text:p>
      <text:p text:style-name="P38">Отламывает зеркальце заднего вида от мотоцикла и, протерев об одежду, подносит к лицу девушки. Зеркало чуть-чуть замутняется от дыхания. <text:bookmark text:name="line-187"/><text:bookmark text:name="line-186"/></text:p>
      <text:p text:style-name="P38">Иван стирает пот со лба, отбрасывает зеркало, аккуратно берёт девушку на руки. Поднимая, он видит на спине её плаща логотип «M^2 Motors». <text:bookmark text:name="line-189"/><text:bookmark text:name="line-188"/></text:p>
      <text:p text:style-name="P38">Иван несёт Марью Моревну к машине. Рука девушки безжизненно свисает вниз. За ней по земле волочётся катана какими-то ремнями закреплённая к поясу. <text:bookmark text:name="line-191"/><text:bookmark text:name="line-190"/></text:p>
      <text:p text:style-name="P38">Не дойдя несколько метров до машины Иван останавливается. Путь им преграждает группа угрожающего вида людей в форме. По видимому, они до этого лежали на земле, а теперь очухались. Хотя они и в форме, они больше напоминают бандитов, чем солдат. Среди них выделяется ГЕНЕРАЛ. У Генерала свежий синяк под глазом. Остальные тоже выглядят весьма помято. <text:bookmark text:name="line-193"/><text:bookmark text:name="line-192"/></text:p>
      <text:p text:style-name="P67">ГЕНЕРАЛ</text:p>
      <text:p text:style-name="P11">Стоять, молодец, коли жизнь дорога. <text:bookmark text:name="line-195"/><text:bookmark text:name="line-194"/></text:p>
      <text:p text:style-name="P38">Иван молчит, не зная что сказать. Окидывает взглядом банду. Они вооружены подобранным тут-же оружием. Напряжённая пауза. Солдаты стоят не шевелясь, сжимая в руках оружие.<text:bookmark text:name="line-197"/><text:bookmark text:name="line-196"/></text:p>
      <text:p text:style-name="P67">ГЕНЕРАЛ</text:p>
      <text:p text:style-name="P11">Отдай нам её.<text:bookmark text:name="line-199"/><text:bookmark text:name="line-198"/></text:p>
      <text:p text:style-name="P67">ИВАН</text:p>
      <text:p text:style-name="P81">(удивлённо)</text:p>
      <text:p text:style-name="P11">С чего бы это?<text:bookmark text:name="line-201"/><text:bookmark text:name="line-200"/></text:p>
      <text:p text:style-name="P67">ГЕНЕРАЛ</text:p>
      <text:p text:style-name="P11">Всё это войско</text:p>
      <text:p text:style-name="P81">(обводит рукой)</text:p>
      <text:p text:style-name="P11">побила Марья Моревна aka Прекрасная Королевна. Хотели мы подорвать её царство, да не тут-то было. <text:bookmark text:name="line-203"/><text:bookmark text:name="line-202"/></text:p>
      <text:p text:style-name="P38">Иван с удивлением смотрит на девушку, лежащую у него на руках. Вспоминает надпись «M^2 Motors» у неё на спине. Смотрит на солдат. Его глаза встречаются с глазами Генерала. Иван вздыхает, опускает глаза и осторожно кладёт на землю Марью Моревну. <text:bookmark text:name="line-205"/><text:bookmark text:name="line-204"/></text:p>
      <text:p text:style-name="P38"><text:soft-page-break/>Солдаты немного расслабляется. Генерал с ухмылкой на лице делает шаг вперёд. В этот момент рука Ивана поднимает обрезок трубы с земли. Иван становится перед толпой, заслоняя лежащую поодаль Моревну. <text:bookmark text:name="line-207"/><text:bookmark text:name="line-206"/></text:p>
      <text:p text:style-name="P67">ИВАН</text:p>
      <text:p text:style-name="P81">(его губы дрожат)</text:p>
      <text:p text:style-name="P11">Я н-не могу.<text:bookmark text:name="line-209"/><text:bookmark text:name="line-208"/></text:p>
      <text:p text:style-name="P38">Генерал зло сплёвывает в сторону. <text:bookmark text:name="line-211"/><text:bookmark text:name="line-210"/></text:p>
      <text:p text:style-name="P67">ГЕНЕРАЛ</text:p>
      <text:p text:style-name="P11">Щенок! <text:bookmark text:name="line-213"/><text:bookmark text:name="line-212"/></text:p>
      <text:p text:style-name="P38">Генерал делает жест и вперёд выходит здоровенный солдат - ПАЙЛАТ. Пайлат идёт к Ивану, медленно и неотвратимо, его шаги отдаются глухими звуками, ноги продавливают асфальт. Иван крепче сжимает обломок трубы, другая рука свободна, но в ней что-то есть. <text:bookmark text:name="line-215"/><text:bookmark text:name="line-214"/></text:p>
      <text:p text:style-name="P38">Пайлат замахивается дубиной. В этот момент Иван нажимает кнопку на пульте управления сигнализацией, зажатом в его руке. Машина позади солдат вспыхивает огнями и начинает сигналить. Солдаты оборачивается, Пайлат тоже на мгновение отвлекается. Иван бьёт обрезком трубы ему по руке, в которой зажата дубина, та отлетает в сторону. Иван быстро делает шаг вперёд, оказываясь за спиной Пайлата, намереваясь нанести удар в сгиб колен. Но в это время на него уже летит в прыжке один из солдат. Иван, поставив занесённую для удара ногу на землю хватает Пайлата сзади за воротник. Тот, пытаясь схватить его, начинает разворачиваться вокруг себя, Иван использует это движение и разворачивается пропуская его мимо себя, опять оказываясь у него за спиной. Прыгнувший солдат пролетает мимо. <text:bookmark text:name="line-217"/><text:bookmark text:name="line-216"/>:)</text:p>
      <text:p text:style-name="P38">Иван делает между тем выпад рукой в лицо Пайлата, в результате чего его тело машинально отклоняется назад, а ноги оказываются в воздухе. С грохотом падают два тела: Пайлат на землю и его помошник – в стоящие неподалёку мусорные бачки. <text:bookmark text:name="line-219"/><text:bookmark text:name="line-218"/></text:p>
      <text:p text:style-name="P38">Иван заламывает руку лежащему на земле Пайлату, уперевшись коленом ему в спину. Иван тяжело дышит, глаза широко раскрыты, он не в силах оторвать взгляда от лежащего врага, не веря в свою удачу. Наконец, отрывает взгляд и резко поднимает голову на оставшуюся толпу. <text:bookmark text:name="line-221"/><text:bookmark text:name="line-220"/></text:p>
      <text:p text:style-name="P67">ИВАН</text:p>
      <text:p text:style-name="P11">Оружие на землю, а не то я сломаю ему руку... </text:p>
      <text:p text:style-name="P81">(переносит колено со спины в область шеи)</text:p>
      <text:p text:style-name="P11">...или шею. <text:bookmark text:name="line-223"/><text:bookmark text:name="line-222"/></text:p>
      <text:p text:style-name="P38">Пайлат смотрит снизу вверх на Генерала. Генерал приподнимает <text:soft-page-break/>бровь. <text:bookmark text:name="line-225"/><text:bookmark text:name="line-224"/>На его лице появляется странная довольная усмешка.</text:p>
      <text:p text:style-name="P67">ГЕНЕРАЛ</text:p>
      <text:p text:style-name="P11">Взять его. <text:bookmark text:name="line-227"/><text:bookmark text:name="line-226"/></text:p>
      <text:p text:style-name="P38">Солдаты выполняют приказ и бегут на Ивана. Иван смотрит на кривую ухмылку Генерала за толпой бегущих солдат. Опускает взгляд, его хватают солдаты, а он так ничего и не сделал Пайлату. <text:bookmark text:name="line-229"/><text:bookmark text:name="line-228"/></text:p>
      <text:p text:style-name="P38">Солдаты держат Ивана за руки и бьют, а у них под ногами валяется дистанционное управление сигнализацией машины. Они топчутся по ней, наступают в такт ударам и машина каждый раз жалобно взвывает сиреной. Они не обращают на это внимание. <text:bookmark text:name="line-231"/><text:bookmark text:name="line-230"/></text:p>
      <text:p text:style-name="P38">Иван сползает на землю<text:bookmark text:name="line-232"/><text:bookmark text:name="line-233"/>, его волокут к Генералу.</text:p>
      <text:p text:style-name="P38">Генерал замахивается для удара, срывается порыв ветра, и <text:s/>ему на лицо падает необычный блик - блик от катаны Марьи Моревны. Он поднимает голову вверх и куда-то смотрит. Остальные солдаты тоже оборачиваются. <text:bookmark text:name="line-235"/><text:bookmark text:name="line-234"/></text:p>
      <text:p text:style-name="P38">Неподалёку на ногах стоит Марья Моревна. Её плащ и волосы угрожающе развиваются на ветру. Она держит катану, направляя солнечный зайчик на лицо Генерала. Лицо Генерала перекашивает выражение недоверия, злобы и страха. <text:bookmark text:name="line-237"/><text:bookmark text:name="line-236"/></text:p>
      <text:p text:style-name="P38">Вид сверху на лежащего Ивана. Солдаты оставляют его тело и устремляются за экран к Марье Моревне, на ходу подбирая с земли оружие. Плавный наезд на лежащего Ивана. <text:bookmark text:name="line-239"/><text:bookmark text:name="line-238"/></text:p>
      <text:p text:style-name="P38">Иван смотрит в небо. По голубому небу плывут белые пушистые облака. На фоне неба появляется склонившееся лицо Марьи Моревны. <text:bookmark text:name="line-241"/><text:bookmark text:name="line-240"/></text:p>
      <text:p text:style-name="P67">МАРЬЯ МОРЕВНА</text:p>
      <text:p text:style-name="P11">Как тебя зовут? <text:bookmark text:name="line-243"/><text:bookmark text:name="line-242"/></text:p>
      <text:p text:style-name="P38">Показывается лицо Ивана, всё в ссадинах, он с облегчением улыбается. <text:bookmark text:name="line-245"/><text:bookmark text:name="line-244"/></text:p>
      <text:p text:style-name="P67">ИВАН</text:p>
      <text:p text:style-name="P11">Иван. Я тот, который "Царевич". <text:bookmark text:name="line-249"/><text:bookmark text:name="line-248"/></text:p>
      <text:p text:style-name="P67">МАРЬЯ МОРЕВНА</text:p>
      <text:p text:style-name="P11">Значит я тебя знаю. Я Марья Моревна.<text:bookmark text:name="line-251"/><text:bookmark text:name="line-250"/></text:p>
      <text:p text:style-name="P67">ИВАН</text:p>
      <text:p text:style-name="P11">Я знаю.<text:bookmark text:name="line-253"/><text:bookmark text:name="line-252"/></text:p>
      <text:p text:style-name="P67">МАРЬЯ МОРЕВНА</text:p>
      <text:p text:style-name="P81"><text:soft-page-break/>(смеётся)</text:p>
      <text:p text:style-name="P11">Значит мы друг друга знаем.<text:bookmark text:name="line-255"/><text:bookmark text:name="line-254"/></text:p>
      <text:p text:style-name="P38">Подаёт ему руку. Иван берётся за неё и она помогает ему подняться.<text:bookmark text:name="line-257"/><text:bookmark text:name="line-256"/></text:p>
      <text:p text:style-name="P38">Иван встаёт во весь рост лицом заслоняя Марью Моревну. Моревна плечом вперёд, проходит вперёд (на передний план), на ходу одаривая Ивана улыбкой.</text:p>
      <text:p text:style-name="P38">Иван разворачивается к ней спиной и они встают спиной к спине. Камера кружится вокруг них, видно что со всех сторон к ним стекаются солдаты. <text:bookmark text:name="line-266"/><text:bookmark text:name="line-267"/>Иван смотрит на них всех и у него перед глазами мелькают воспоминания — безжизненная Моревна, лежащая на земле, прислоненная спиной к мотоциклу. Иван стискивает зубы и крепче сжимает кулаки.</text:p>
      <text:p text:style-name="P38">Начинается драка. В толпе Иван только успевает уворачиваться от ударов, но его наконец достают и сшибают на землю. В этот момент подскакивает Марья Моревна и блокирует мечом удар по Ивану. Иван приподнимается, но тут вокруг них смыкается толпа. Тела солдат загораживают Марью Моревну и Ивана, над толпой взлетает катана, выбитая из рук Марьи Моревны и в следующее мгновение из-за толпы вылетают их тела<text:bookmark text:name="line-269"/><text:bookmark text:name="line-268"/>.</text:p>
      <text:p text:style-name="P38">Иван и Марья Моревна летят в воздухе параллельно друг другу, лицами вверх. В этот момент время замедляется, они поворачивают голову друг к другу. Моревна с удивлением видит, что иван смотрит на неё с улыбкой. <text:bookmark text:name="line-273"/><text:bookmark text:name="line-272"/></text:p>
      <text:p text:style-name="P38">Как только падают на землю, Иван использует инерцию, чтобы тут-же подняться, не сбавляя хода подаёт руку Моревне, поднимает её, но не отпускает от себя и они начинают танцевать лицом к лицу среди солдат, не забывая отмахиваться от них. Во время танца они наступают на предметы, валяющиеся у них под ногами и те, подброшенные образовавшимся рычагом отбрасываются в стороны, сшибая бандитов, играя роль снарядов.</text:p>
      <text:p text:style-name="P38">Моревна, не веря своим глазам, смотрит на Ивана, прижимающего её к себе. Амулет на её шее начинает светиться. Вокруг Ивана и Моревны образуется что‑то вроде вихря, который расширяется и отбрасывает солдат в разные стороны.<text:bookmark text:name="line-275"/><text:bookmark text:name="line-274"/></text:p>
      <text:p text:style-name="P38">Один обломок, поднятый вихрем с земли, попадает в рекламный щит, который тут-же разлетается множеством осколков, которые начинают медленно падать сверху подобно лепесткам роз. <text:bookmark text:name="line-277"/><text:bookmark text:name="line-276"/></text:p>
      <text:p text:style-name="P38">Моревна и Иван остаются одни среди поверженных соперников. <text:s/>Танцуют.</text:p>
      <text:p text:style-name="P38">Из-за верхушек зданий появляются боевые вертолёты с прожекторами. Прожектора преломляются сквозь кружащиеся в воздухе «лепестки» и в результате становятся цветными, освещая <text:soft-page-break/>всё вокруг. Под этими радужными огнями продолжают танцевать Моревна и Иван. <text:bookmark text:name="line-283"/><text:bookmark text:name="line-282"/></text:p>
      <text:p text:style-name="P38">Один из людей, высунувшись из вертолёта кричит "Огонь!" <text:bookmark text:name="line-287"/><text:bookmark text:name="line-286"/></text:p>
      <text:p text:style-name="P38">Моревна и Иван бегут, взявшись за руки под градом выстрелов к мотоциклу и, сев на него, на дыбах срываются с места. Несутся по дороге. </text:p>
      <text:p text:style-name="P38"><text:bookmark text:name="line-1672"/>НАТ. <text:bookmark text:name="line-1682"/>ШОСЕ ВЕЧЕР</text:p>
      <text:p text:style-name="P38">Моревна и Иван едут на мотоцикле по ночной дороге. Их обгоняет на трейлере Храбрый Назар, они машут ему рукой. </text:p>
      <text:p text:style-name="P38">ИНТ. <text:bookmark text:name="line-1683"/>БАР ВЕЧЕР</text:p>
      <text:p text:style-name="P38">Марья Моревна и Иван опять танцуют вместе. Теперь уже нормально. <text:bookmark text:name="line-297"/><text:bookmark text:name="line-296"/></text:p>
      <text:p text:style-name="P38"><text:bookmark text:name="line-1671"/>НАТ. МОТОКЛУБ ДЕНЬ <text:bookmark text:name="line-1681"/></text:p>
      <text:p text:style-name="P58"><text:span text:style-name="Emphasis"><text:span text:style-name="T11">Свадьба Моревны и Ивана. Свадьба проходит в мотоклубе, на ней присутствуют сёстры Ивана, их женихи и Храбрый Назар. Над молодожёнами пролетает воробушек с цветочком в клюве.</text:span></text:span></text:p>
      <text:p text:style-name="P56">ЗТМ.</text:p>
      <text:p text:style-name="P56">НАДПИСЬ НА ЭКРАНЕ:</text:p>
      <text:p text:style-name="P56">«В следующей серии».</text:p>
      <text:p text:style-name="P56">Появляются фрагменты из эпизода 3, в стиле СП.</text:p>
      <text:p text:style-name="P57">Моревна собирается на слёт байкеров, Иван находит кощея, сцена с умирающим байкером и Парнем-в-Чёрном.</text:p>
      <text:p text:style-name="P56">ЗТМ.</text:p>
      <text:p text:style-name="P32"><text:bookmark text:name="line-303"/><text:bookmark text:name="line-302"/>КОНЕЦ <text:span text:style-name="T9">2</text:span>-ГО ЭПИЗОДА</text:p>
      <text:p text:style-name="P32"/>
      <text:h text:style-name="P105" text:outline-level="2" text:is-list-header="true"><text:bookmark-start text:name="__RefHeading___Toc5743_153254837"/>ТРЕТЬЯ СЕРИЯ: Возрождение Кощея<text:bookmark-end text:name="__RefHeading___Toc5743_153254837"/></text:h>
      <text:p text:style-name="P40">НАТ. ПОМЕСТЬЕ МАРЬИ МОРЕВНЫ ДЕНЬ <text:bookmark text:name="line-307"/></text:p>
      <text:p text:style-name="P40">Поместье Марьи Моревны представляет собой дворец на холме, два гаража, вокруг сад, что-то типа рощицы. Дворец обнесён стеной.<text:bookmark text:name="line-314"/><text:bookmark text:name="line-315"/></text:p>
      <text:p text:style-name="P40"><text:bookmark text:name="line-316"/>НАТ. ПОМЕСТЬЕ МАРЬИ МОРЕВНЫ РОЩА ДЕНЬ <text:bookmark text:name="line-317"/></text:p>
      <text:p text:style-name="P40"><text:bookmark text:name="line-318"/><text:bookmark text:name="line-319"/><text:soft-page-break/>АГЕНТ сидит в зарослях возле стены дома. <text:span text:style-name="T13">Рядом с ним с</text:span>тена дома заминирована большим количеством взрывчатки.</text:p>
      <text:p text:style-name="P41">Агент держит рацию возле уха.</text:p>
      <text:p text:style-name="P73">АГЕНТ</text:p>
      <text:p text:style-name="P87">(в рацию)</text:p>
      <text:p text:style-name="P25">Сокол, сокол, я <text:span text:style-name="T14">ястреб</text:span>. Доложите обстановку.</text:p>
      <text:p text:style-name="P40">Слышится <text:span text:style-name="T13">треск кустов и сучьев. Из рощицы прям в небо с воплем вылетает чьё-то тело</text:span>, <text:span text:style-name="T13">подброшенное</text:span> в воздух неведомой силой, <text:span text:style-name="T13">и улетает за стену замка</text:span>. </text:p>
      <text:p text:style-name="P40"><text:span text:style-name="T15">Агент </text:span>с ужасом провожает взглядом пролетевшее по небу тело. <text:span text:style-name="T16">Озирается по сторонам.</text:span></text:p>
      <text:p text:style-name="P40">Агент стирает со лба пот и опускает глаза на шнур, тянующийся <text:span text:style-name="T16">к</text:span> взрывчатк<text:span text:style-name="T16">е</text:span>. Дрожащими руками достаёт коробок спичек. Чиркает спичкой о коробок. <text:bookmark text:name="line-320"/><text:bookmark text:name="line-321"/></text:p>
      <text:p text:style-name="P40">В это время за его спиной откуда-то сверху на верёвке вниз головой свешивается Иван. Колыхание воздуха от этого движения тушит спичку. <text:bookmark text:name="line-322"/><text:bookmark text:name="line-323"/></text:p>
      <text:p text:style-name="P68">ИВАН</text:p>
      <text:p text:style-name="P12">Что забыл здесь, добрый молодец? <text:bookmark text:name="line-324"/><text:bookmark text:name="line-325"/></text:p>
      <text:p text:style-name="P40">Агент от неожиданности кричит и вскакивает. Иван в это время отцепляется и становится ногами на землю.</text:p>
      <text:p text:style-name="P68">АГЕНТ</text:p>
      <text:p text:style-name="P88">(в панике)</text:p>
      <text:p text:style-name="P13">Не подходи, не подходи!</text:p>
      <text:p text:style-name="P40">Агент выхватывает нож. Затем, подумав, другой рукой достаёт из нагрудного кармана удостоверение.<text:bookmark text:name="line-328"/><text:bookmark text:name="line-329"/></text:p>
      <text:p text:style-name="P68">АГЕНТ</text:p>
      <text:p text:style-name="P12">Я правительственный агент! <text:bookmark text:name="line-330"/><text:bookmark text:name="line-331"/></text:p>
      <text:p text:style-name="P68">ИВАН</text:p>
      <text:p text:style-name="P82">(устало)</text:p>
      <text:p text:style-name="P12">Знаю-знаю<text:span text:style-name="T17">... А я —</text:span><text:span text:style-name="T18"> </text:span><text:span text:style-name="T19">хозяин этого дома</text:span><text:span text:style-name="T17">. </text:span></text:p>
      <text:p text:style-name="P14"/>
      <text:p text:style-name="P59"><text:bookmark text:name="line-332"/><text:bookmark text:name="line-333"/>ТИТР</text:p>
      <text:p text:style-name="P42"><text:bookmark text:name="line-334"/>НАТ. ПОМЕСТЬЕ МОРЕВНЫ ДВОР ДЕНЬ<text:bookmark text:name="line-335"/></text:p>
      <text:p text:style-name="P40"><text:bookmark text:name="line-336"/><text:bookmark text:name="line-337"/>Иван выходит из рощи, тащит Агента за ногу. На голове агента <text:soft-page-break/>огромная шишка. Во второй руке Иван несёт огромную пачку взрывчатки, которой была заминирована стена. В самом центре двора стоит угрожающего вида катапульта. Агент отчаянно скребёт пальцами по земле, но Иван уверенно идёт шаг за шагом вперёд по направлению к катапульте. </text:p>
      <text:p text:style-name="P40">Из дверей дома выходит Марья Моревна.</text:p>
      <text:p text:style-name="P68">ИВАН</text:p>
      <text:p text:style-name="P82">(не прекращая идти)</text:p>
      <text:p text:style-name="P12">Ах, Марья Моревн<text:span text:style-name="T17">а, </text:span><text:span text:style-name="T20">вот чего я всё в толк не возьму</text:span><text:span text:style-name="T17"> - </text:span>у нас что тут, мёдом намазано? Вроде и не так уж богато живём, а лезут они к нам и лезут <text:span text:style-name="T24">эти </text:span><text:span text:style-name="T21">голубчики</text:span><text:span text:style-name="T17">!</text:span><text:bookmark text:name="line-3411"/><text:bookmark text:name="line-3401"/></text:p>
      <text:p text:style-name="P40">Кладёт Агента на катапульту. <text:bookmark text:name="line-3431"/><text:bookmark text:name="line-3421"/></text:p>
      <text:p text:style-name="P69">АГЕНТ</text:p>
      <text:p text:style-name="P89">(очухивается)</text:p>
      <text:p text:style-name="P16">Я не голубчик, я ястреб.</text:p>
      <text:p text:style-name="P74">ИВАН</text:p>
      <text:p text:style-name="P90">(<text:span text:style-name="T25">агенту</text:span>)</text:p>
      <text:p text:style-name="P16">Лети-лети, ястреб.</text:p>
      <text:p text:style-name="P40">Нажимает на спуск и катапульта выбрасывает вопящего Агента в воздух, далеко за стену поместья.</text:p>
      <text:p text:style-name="P68">МАРЬЯ МОРЕВНА</text:p>
      <text:p text:style-name="P15">А то тебе не в радость развлечение!</text:p>
      <text:p text:style-name="P70">ИВАН</text:p>
      <text:p text:style-name="P12"><text:span text:style-name="T17">Ещё </text:span><text:span text:style-name="T22">бы</text:span><text:span text:style-name="T17"> </text:span><text:span text:style-name="T22">не </text:span><text:span text:style-name="T23">в радость</text:span><text:span text:style-name="T17">!</text:span> Но скажи, зачем было сбрасывать <text:span text:style-name="T26">ему</text:span> на голову мой <text:span text:style-name="T26">ящик с инструментами</text:span>?<text:bookmark text:name="line-350"/><text:bookmark text:name="line-351"/></text:p>
      <text:p text:style-name="P40"><text:bookmark text:name="line-352"/>НАТ. ПОМЕСТЬЕ МАРЬИ МОРЕВНЫ РОЩА ДЕНЬ ВОСПОМИНАНИЕ <text:bookmark text:name="line-353"/></text:p>
      <text:p text:style-name="P40"><text:bookmark text:name="line-354"/><text:bookmark text:name="line-355"/>Анимация в стиле чиби. Агент стоит с ножом и удостоверением напротив Ивана, а сверху из окна Марья Моревна выбрасывает на голову Агента <text:span text:style-name="T26">ящик с инструментами</text:span>. Иван от неожиданности подскакивает и трясёт кулаками. <text:bookmark text:name="line-356"/><text:bookmark text:name="line-357"/></text:p>
      <text:p text:style-name="P40"><text:bookmark text:name="line-358"/><text:bookmark text:name="line-359"/>НАТ. ПОМЕСТЬЕ МОРЕВНЫ ДВОР ДЕНЬ </text:p>
      <text:p text:style-name="P98">Марья Моревна выводит мотоцикл из гаража.<text:bookmark text:name="line-364"/><text:bookmark text:name="line-365"/></text:p>
      <text:p text:style-name="P68">ИВАН</text:p>
      <text:p text:style-name="P17">И что ты им такого сделала, что они так хотят до тебя добраться?</text:p>
      <text:p text:style-name="P17"><text:soft-page-break/></text:p>
      <text:p text:style-name="P17"><text:tab/><text:tab/>МАРЬЯ МОРЕВНА</text:p>
      <text:p text:style-name="P17"><text:tab/>(пожимает плечами)</text:p>
      <text:p text:style-name="P17">Понятия не имею.</text:p>
      <text:p text:style-name="P60">Заводит мотоцикл.</text:p>
      <text:p text:style-name="P75">ИВАН</text:p>
      <text:p text:style-name="P91">(<text:span text:style-name="T27">как бы только сейчас </text:span>замечает мотоцикл)</text:p>
      <text:p text:style-name="P26">Ты надолго?</text:p>
      <text:p text:style-name="P68">МАРЬЯ МОРЕВНА</text:p>
      <text:p text:style-name="P12">Я собираюсь на слёт байкеров. <text:span text:style-name="T28">Д</text:span>о завтра не вернусь. </text:p>
      <text:p text:style-name="P18">Ужин на плите, дрова в сарае, собачья еда под раковиной...</text:p>
      <text:p text:style-name="P75">ИВАН</text:p>
      <text:p text:style-name="P27">У нас что, ещё собаки есть?</text:p>
      <text:p text:style-name="P68">МАРЬЯ МОРЕВНА</text:p>
      <text:p text:style-name="P92">(про<text:span text:style-name="T29">д</text:span>олжает)</text:p>
      <text:p text:style-name="P12">...<text:span text:style-name="T30">если отключат свет — не забудь включить генератор и перезагрузить систему ПВО.</text:span></text:p>
      <text:p text:style-name="P61">Иван слушает всё это и кивает головой.</text:p>
      <text:p text:style-name="P68">МАРЬЯ МОРЕВНА</text:p>
      <text:p text:style-name="P82">(достаёт ключи<text:bookmark text:name="line-372"/><text:bookmark text:name="line-373"/>)</text:p>
      <text:p text:style-name="P12">Вот тебе ключи от всех дверей в доме. Можешь ходить куда угодно, но вот этот ключ не трогай и дверь, которую он отпирает не открывай.<text:bookmark text:name="line-374"/><text:bookmark text:name="line-375"/></text:p>
      <text:p text:style-name="P68">ИВАН</text:p>
      <text:p text:style-name="P82">(берёт ключи)</text:p>
      <text:p text:style-name="P12">А почему?<text:bookmark text:name="line-376"/><text:bookmark text:name="line-377"/></text:p>
      <text:p text:style-name="P68">МАРЬЯ МОРЕВНА</text:p>
      <text:p text:style-name="P82">(топнув ножкой)</text:p>
      <text:p text:style-name="P12">Ни-зя, сказала! <text:bookmark text:name="line-378"/><text:bookmark text:name="line-379"/></text:p>
      <text:p text:style-name="P40">Иван с улыбкой пожимает плечами, типа говоря «ну ладно, ладно».<text:bookmark text:name="line-380"/><text:bookmark text:name="line-381"/></text:p>
      <text:p text:style-name="P68">МАРЬЯ МОРЕВНА</text:p>
      <text:p text:style-name="P12">Ну, пока... <text:bookmark text:name="line-382"/><text:bookmark text:name="line-383"/></text:p>
      <text:p text:style-name="P40">Садится на мотоцикл, уезжает. Иван машет вслед рукой.</text:p>
      <text:p text:style-name="P40"><text:bookmark text:name="line-388"/><text:soft-page-break/>ИНТ. ПОМЕСТЬЕ МОРЕВНЫ КОМНАТА НОЧЬ</text:p>
      <text:p text:style-name="P43"><text:bookmark text:name="line-389"/>Иван наливает из бутылки в бокал какую-то жидкость.</text:p>
      <text:p text:style-name="P68">ИВАН</text:p>
      <text:p text:style-name="P19">Ну что, детка, теперь я могу заняться тобой.</text:p>
      <text:p text:style-name="P19"/>
      <text:p text:style-name="P20">(ВАРИАНТ: Ну что, детка, вот и остались мы с тобой вдвоём.)</text:p>
      <text:p text:style-name="P43">Пьёт из бокала.</text:p>
      <text:p text:style-name="P40"><text:span text:style-name="T31">Общий план комнаты. Посреди комнаты стоит какое-то устройство. </text:span>Иван <text:span text:style-name="T32">его ремонтирует, ловко орудуя гаечным ключом и другими инструментами</text:span>. Рядом с Иваном стоит <text:span text:style-name="T31">столик, заваленный деталями. На столике также стоит бутылка, на бутылке чётко видна надпись «Квас»</text:span>. </text:p>
      <text:p text:style-name="P40">Иван, <text:span text:style-name="T33">снова берёт бутылку чтобы налить себе в стакан</text:span>. <text:span text:style-name="T34">Из бутылки выливается совсем чуть чуть жидкости — бутылка пуста. </text:span></text:p>
      <text:p text:style-name="P68">ИВАН</text:p>
      <text:p text:style-name="P93">(смотрит на бутылку)</text:p>
      <text:p text:style-name="P21">Хм. Похоже, наш «романтический вечер» под угрозой.</text:p>
      <text:p text:style-name="P40"><text:span text:style-name="T35">Иван в</text:span>здыхает и <text:span text:style-name="T35">направляется к выходу из комнаты. Перед выходом оглядывается на своё творение.</text:span></text:p>
      <text:p text:style-name="P68">ИВАН</text:p>
      <text:p text:style-name="P21"><text:span text:style-name="T35">Дождись меня, я мигом</text:span>.</text:p>
      <text:p text:style-name="P40"/>
      <text:p text:style-name="P40"><text:span text:style-name="T35">Выходит из комнаты</text:span>.<text:bookmark text:name="line-392"/><text:bookmark text:name="line-393"/></text:p>
      <text:p text:style-name="P40"><text:bookmark text:name="line-394"/>ИНТ. ПОМЕСТЬЕ МОРЕВНЫ КОРИДОР НОЧЬ <text:bookmark text:name="line-395"/></text:p>
      <text:p text:style-name="P40"><text:bookmark text:name="line-396"/><text:bookmark text:name="line-397"/>Иван подходит со свечой в руках к двери погреба, отпирает её и заходит внутрь.<text:bookmark text:name="line-398"/><text:bookmark text:name="line-399"/></text:p>
      <text:p text:style-name="P40"><text:bookmark text:name="line-400"/>ИНТ. ПОМЕСТЬЕ МОРЕВНЫ ПОГРЕБ НОЧЬ <text:bookmark text:name="line-401"/></text:p>
      <text:p text:style-name="P40"><text:bookmark text:name="line-402"/><text:bookmark text:name="line-403"/>Дверь в погреб со скрипом открывается. Иван спускается по лестнице.<text:bookmark text:name="line-404"/><text:bookmark text:name="line-405"/></text:p>
      <text:p text:style-name="P40">Ноги Ивана, идущего по погребу. Иван озирается по сторонам как будто ищет что-то. В погребе много бочек, бутылок, каких-то продуктов и взрывчатки, отобранной у <text:span text:style-name="T36">солдат</text:span>.<text:bookmark text:name="line-408"/><text:bookmark text:name="line-409"/></text:p>
      <text:p text:style-name="P40">Проходит мимо какой-то массивной кованной двери с огромным <text:soft-page-break/>замком. <text:span text:style-name="T37">Рядом с ней полка с бутылками. Иван</text:span> останавливается возле <text:span text:style-name="T38">полки</text:span>.<text:bookmark text:name="line-410"/><text:bookmark text:name="line-411"/></text:p>
      <text:p text:style-name="P68">ИВАН</text:p>
      <text:p text:style-name="P12">Ага... Вот!<text:bookmark text:name="line-412"/><text:bookmark text:name="line-413"/></text:p>
      <text:p text:style-name="P40">Тянет руку к бутылке. Слышен звук булькающей жидкости. <text:bookmark text:name="line-414"/><text:bookmark text:name="line-415"/></text:p>
      <text:p text:style-name="P68">КОЩЕЙ</text:p>
      <text:p text:style-name="P82">(из-за двери, замогильным голосом) </text:p>
      <text:p text:style-name="P12">Помогии-ите... <text:bookmark text:name="line-416"/><text:bookmark text:name="line-417"/></text:p>
      <text:p text:style-name="P68">ИВАН</text:p>
      <text:p text:style-name="P82">(выглядывая из-за угла)</text:p>
      <text:p text:style-name="P12">А? Что-что?<text:bookmark text:name="line-418"/><text:bookmark text:name="line-419"/></text:p>
      <text:p text:style-name="P68">КОЩЕЙ</text:p>
      <text:p text:style-name="P82">(чуть боле явственно) </text:p>
      <text:p text:style-name="P12">Помо-о-оги-и-ите-е... <text:bookmark text:name="line-420"/><text:bookmark text:name="line-421"/></text:p>
      <text:p text:style-name="P40">Иван смотрит на замок, потом на связку ключей. Моментальные вспышки на подсознании, показывающие Моревну и Кощея. Они сражаются в каком-то подземелье. Из связки сам собой вываливается нужный ключ. <text:bookmark text:name="line-422"/><text:bookmark text:name="line-423"/></text:p>
      <text:p text:style-name="P68">ИВАН</text:p>
      <text:p text:style-name="P12">О-па... запретный ключ!</text:p>
      <text:p text:style-name="P82">(вставляет в замочную скважину)</text:p>
      <text:p text:style-name="P12">Ну-ка, ну-ка... <text:bookmark text:name="line-424"/><text:bookmark text:name="line-425"/></text:p>
      <text:p text:style-name="P40">Приоткрывает дверь и осторожно заглядывает. Опять вспышки. Иван кричит от испуга, неожиданности и удивления. <text:bookmark text:name="line-426"/><text:bookmark text:name="line-427"/></text:p>
      <text:p text:style-name="P40">В каморке на <text:span text:style-name="T39">двенадцати</text:span> цепях висит КОЩЕЙ (по виду напоминает робота-трансформера). Иван с изумлением оглядывает его.</text:p>
      <text:p text:style-name="P40">Глаза Кощея открываются, его взгляд пробегает по фигуре Ивана. </text:p>
      <text:p text:style-name="P68"><text:bookmark text:name="line-428"/><text:bookmark text:name="line-429"/>КОЩЕЙ</text:p>
      <text:p text:style-name="P12">Ты кто такой?</text:p>
      <text:p text:style-name="P68">ИВАН</text:p>
      <text:p text:style-name="P12">Я — Иван Царевич.</text:p>
      <text:p text:style-name="P68">КОЩЕЙ</text:p>
      <text:p text:style-name="P12">Иван Царевич! Как хорошо что ты здесь. Дай мне попить<text:bookmark text:name="line-430"/><text:bookmark text:name="line-431"/>...</text:p>
      <text:p text:style-name="P40">Иван с готовностью протягивает ему свою бутылку. <text:bookmark text:name="line-432"/><text:bookmark text:name="line-433"/></text:p>
      <text:p text:style-name="P68"><text:soft-page-break/>КОЩЕЙ</text:p>
      <text:p text:style-name="P12">...бензинчику. <text:bookmark text:name="line-434"/><text:bookmark text:name="line-435"/></text:p>
      <text:p text:style-name="P40">Иван убегает и возвращается с канистрой бензина. Кощей пьёт. Его глаза загораются, он смеётся страшным смехом. Кощей разрывает цепи и встаёт во весь рост, возвышаясь над Иваном.<text:bookmark text:name="line-436"/><text:bookmark text:name="line-437"/></text:p>
      <text:p text:style-name="P68">КОЩЕЙ</text:p>
      <text:p text:style-name="P12">Спасибо, Иван <text:span text:style-name="T40">Ц</text:span>аревич. Помог ты мне. Теперь не видать тебе Марьи Моревны. Как своих ушей. <text:bookmark text:name="line-438"/><text:bookmark text:name="line-439"/></text:p>
      <text:p text:style-name="P44">Кощей <text:span text:style-name="T41">выстрелом из пушки пробивает дырку в потолке. Сверху сыпятся обломки. Кощей включает двигатели и улетает.</text:span></text:p>
      <text:p text:style-name="P40">Протрезвевший Иван в панике. Он скорее выбегает из погреба, бежит в гараж и садится в машину, едет в погоню.<text:bookmark text:name="line-442"/><text:bookmark text:name="line-443"/></text:p>
      <text:p text:style-name="P40"><text:bookmark text:name="line-444"/>НАТ. ТРАССА - НОЧЬ<text:bookmark text:name="line-445"/></text:p>
      <text:p text:style-name="P40"><text:bookmark text:name="line-446"/>По дороге Иван спешно пытается дозвониться по сотовому Моревне. Абонент временно недоступен.<text:bookmark text:name="line-447"/><text:bookmark text:name="line-448"/></text:p>
      <text:p text:style-name="P40"><text:bookmark text:name="line-449"/>НАТ. <text:span text:style-name="T42">ЗДАНИЕ КЛУБА БАЙКЕРОВ</text:span> - НОЧЬ</text:p>
      <text:p text:style-name="P45"><text:bookmark text:name="line-450"/>Возле трассы, посреди поля стоит здание клуба байкеров. Вокруг здания лежат свежие обломки множества мотоциклов. Само здание охвачено огнём.</text:p>
      <text:p text:style-name="P40"><text:span text:style-name="T43">Подъезжает машина Ивана, резко тормозит. Иван выскакивает из машины и бежит к зданию. Н</text:span>о чем ближе подбегает, тем больше замедляется, в конце концов переходя на шаг. <text:span text:style-name="T44">С ужасом смотрит на пылающее здание, осматривается вокруг.</text:span></text:p>
      <text:p text:style-name="P46"><text:bookmark text:name="line-453"/><text:bookmark text:name="line-454"/>Из под груды обломков выкарабкивается какой-то человек — БАЙКЕР. Он весь обгорелый и с трудом двигается. Иван подбегает к нему, помогает приподняться.</text:p>
      <text:p text:style-name="P68">ИВАН</text:p>
      <text:p text:style-name="P12">Что здесь произошло? <text:bookmark text:name="line-455"/><text:bookmark text:name="line-456"/><text:span text:style-name="T44">Где все?</text:span></text:p>
      <text:p text:style-name="P71">БАЙКЕР</text:p>
      <text:p text:style-name="P94">(с трудом шевелит губами)</text:p>
      <text:p text:style-name="P22">Погибли... Все погибли...</text:p>
      <text:p text:style-name="P12"><text:span text:style-name="T45">Прилетел огромный з</text:span>лой робот <text:span text:style-name="T46">и всех перебил...</text:span></text:p>
      <text:p text:style-name="P76">ИВАН</text:p>
      <text:p text:style-name="P28">А Марья Моревна?!!</text:p>
      <text:p text:style-name="P71">БАЙКЕР</text:p>
      <text:p text:style-name="P23">Он забрал её. Мы пытались его <text:soft-page-break/>остановить, но...</text:p>
      <text:p text:style-name="P95">(кашляет)</text:p>
      <text:p text:style-name="P12">Прощай <text:span text:style-name="T47">(добрый молодец)</text:span>...</text:p>
      <text:p text:style-name="P40"><text:span text:style-name="T44">Байкер умирает</text:span>.<text:bookmark text:name="line-459"/><text:bookmark text:name="line-460"/></text:p>
      <text:p text:style-name="P68">ИВАН</text:p>
      <text:p text:style-name="P12">Нет!<text:bookmark text:name="line-461"/><text:bookmark text:name="line-462"/></text:p>
      <text:p text:style-name="P71">БАЙКЕР</text:p>
      <text:p text:style-name="P82">(поднимает голову)</text:p>
      <text:p text:style-name="P12">И передай моей семье, что я их всех очень любил.</text:p>
      <text:p text:style-name="P12"/>
      <text:p text:style-name="P77"><text:bookmark text:name="line-463"/><text:bookmark text:name="line-464"/>ИВАН</text:p>
      <text:p text:style-name="P96">(в отчаянии)</text:p>
      <text:p text:style-name="P29"><text:span text:style-name="T48">Постой!</text:span> <text:span text:style-name="T48">Н</text:span>е умирай, пожалуйста!</text:p>
      <text:p text:style-name="P29"/>
      <text:p text:style-name="P62">За спиной Ивана проходит П<text:span text:style-name="T49">АРЕНЬ В ЧЁРНОМ</text:span>.</text:p>
      <text:p text:style-name="P72">ПАРЕНЬ В ЧЁРНОМ</text:p>
      <text:p text:style-name="P83">(мягко улыбаясь, <text:span text:style-name="T50">через плечо</text:span>)</text:p>
      <text:p text:style-name="P24">Нет-нет. Я просто <text:span text:style-name="T51">прохожу мимо</text:span>...</text:p>
      <text:p text:style-name="P47"><text:bookmark text:name="line-465"/><text:bookmark text:name="line-466"/>Слышится вой сирен, с разных сторон подъезжают пожарные и машины скорой помощи. Поднимается суматоха — пожарные начинают тушить пожар, к Байкеру подбегают врачи. Ивана оттесняют в сторону.</text:p>
      <text:p text:style-name="P68">ИВАН</text:p>
      <text:p text:style-name="P82">(со слезами и тряся кулаком) </text:p>
      <text:p text:style-name="P12">Я передам, обязательно передам! И Марью Моревну я тоже спасу! До свидания!<text:bookmark text:name="line-467"/><text:bookmark text:name="line-468"/></text:p>
      <text:p text:style-name="P40">Иван бежит к машине, садится в не<text:span text:style-name="T52">ё</text:span> и уезжает. <text:bookmark text:name="line-469"/><text:bookmark text:name="line-470"/></text:p>
      <text:p text:style-name="P50">НАТ. РАЗВАЛИНЫ ИССЛЕДОВАТЕЛЬСКОГО ЦЕНТРА ДВОР - <text:span text:style-name="T53">НОЧЬ</text:span> <text:bookmark text:name="line-5591437"/></text:p>
      <text:p text:style-name="P63">Старые развалины какого-то исследовательского центра рядом с шоссе. Комплекс давно заброшен, видно что главное здание серьёзно пострадало от очень сильного взрыва.<text:bookmark text:name="line-5631439"/><text:bookmark text:name="line-5621438"/></text:p>
      <text:p text:style-name="P63">Начинает накрапывать дождик.<text:bookmark text:name="line-5651441"/><text:bookmark text:name="line-5641440"/></text:p>
      <text:p text:style-name="P63">Машина Ивана проезжает мимо развалин, но потом останавливается. Иван смотрит на развалины. <text:bookmark text:name="line-5671443"/><text:bookmark text:name="line-5661442"/></text:p>
      <text:p text:style-name="P63"><text:soft-page-break/>Дождь усиливается.<text:bookmark text:name="line-5691445"/><text:bookmark text:name="line-5681444"/></text:p>
      <text:p text:style-name="P63">Иван проводит рукой по красным глазам с синяками и включает задний ход. Заезжает во двор и заводит (прячет) машину под какой-то навес возле здания. Выключает двигатель и откидывает спинку сидения в полулежачее состояние. Закрывает глаза.<text:bookmark text:name="line-5711447"/><text:bookmark text:name="line-5701446"/></text:p>
      <text:p text:style-name="P63">Сквозь облака просвечивает луна. Дождь барабанит по крыше машины, капельки стекают по стеклу. Развалины кажутся абсолютно безжизненными. Иван спит. </text:p>
      <text:p text:style-name="P49"/>
      <text:p text:style-name="P48">ЗАКЛЮЧИТЕЛЬНЫЕ ТИТРЫ</text:p>
      <text:p text:style-name="P39"/>
      <text:p text:style-name="P50">НАТ. РАЗВАЛИНЫ ИССЛЕДОВАТЕЛЬСКОГО ЦЕНТРА ДВОР НОЧЬ <text:bookmark text:name="line-6121448"/></text:p>
      <text:p text:style-name="P50"><text:bookmark text:name="line-6141450"/><text:bookmark text:name="line-6131449"/>Дождь немного приутих. Луна то и дело выглядывает из-за быстро плывущих по небу облаков. Иван ещё спит в своей машине. <text:bookmark text:name="line-6161452"/><text:bookmark text:name="line-6151451"/></text:p>
      <text:p text:style-name="P50">Вдруг в лобовое стекло освещается светом чьих-то фар. Иван вздрагивает и просыпается, недоумённо озираясь вокруг. <text:bookmark text:name="line-6181454"/><text:bookmark text:name="line-6171453"/></text:p>
      <text:p text:style-name="P40">Во двор развалин въезжает трейлер.</text:p>
      <text:p text:style-name="P40"/>
      <text:p text:style-name="P33"><text:bookmark text:name="line-478"/><text:bookmark text:name="line-477"/>КОНЕЦ <text:span text:style-name="T54">3-ГО</text:span> ЭПИЗОДА</text:p>
      <text:p text:style-name="P33"/>
      <text:h text:style-name="P106" text:outline-level="2" text:is-list-header="true"><text:bookmark text:name="head-65be43f6189e4df171a627765a9eb8a25a23cb45"/><text:bookmark-start text:name="__DdeLink__6455_1654280843"/><text:bookmark-start text:name="__RefHeading___Toc5745_153254837"/>ЧЕТВЁРТАЯ СЕРИЯ: <text:bookmark-end text:name="__DdeLink__6455_1654280843"/>Встреча с Бабой Ягой<text:bookmark-end text:name="__RefHeading___Toc5745_153254837"/></text:h>
      <text:p text:style-name="P52">НАТ. <text:span text:style-name="T56">ПОМЕСТЬЕ МОРЕВНЫ НОЧЬ</text:span></text:p>
      <text:p text:style-name="P52">Луна освещает замок Марьи Моревны. В замке по прежнему горят все огни, как это было в тот момент когда его покинул Иван.</text:p>
      <text:p text:style-name="P53">ИНТ. ПОМЕСТЬЕ МОРЕВНЫ КОМНАТА НОЧЬ</text:p>
      <text:p text:style-name="P52">В комнате тишина. Крупный план: на столе стоит пустая бутылка с этикеткой «Квас». Мимо по столу пробегает таракан.</text:p>
      <text:p text:style-name="P51">Краешек этикетки на <text:span text:style-name="T55">бутылке</text:span> слегка отклеивается. Видно, что под ней на самом деле приклеена какая-то другая этикетка.</text:p>
      <text:p text:style-name="P51"/>
      <text:p text:style-name="P30"><text:bookmark text:name="line-481"/>ИНТ. КОМАНДНЫЙ ЦЕНТР ДЕНЬ</text:p>
      <text:p text:style-name="P30"><text:bookmark text:name="line-484"/><text:bookmark text:name="line-483"/><text:soft-page-break/>Роскошное помещение с высокими окнами и длинным столом. Во главе стола сидит президент ОРОШАЙ ПОЛИВАЕВИЧ. За столом сидят Генерал, МИНИСТР ФИНАНСОВ, СОВЕТНИК, МИНИСТР ПО НАУКЕ, МИНИСТР ЗДРАВООХРАНЕНИЯ, МИНИСТР КУЛЬТУРЫ. Лицо Генерала всё в нашлёпках из пластыря. Вообще все присутствующие напоминают пациентов психбольницы - огромные мешки под глазами, тик, трясущиеся руки, трясущиеся губы, бегающий взгляд. </text:p>
      <text:p text:style-name="P30">На столе разбросаны фотографии Кощея Бессмертного летящего с телом Марьи Моревны на плече. </text:p>
      <text:p text:style-name="P30">За спиной президента стоит церковный хор. </text:p>
      <text:p text:style-name="P65">СОВЕТНИК</text:p>
      <text:p text:style-name="P7">Ну и что вы теперь предлагаете делать? В сложившейся ситуации... <text:bookmark text:name="line-492"/><text:bookmark text:name="line-491"/></text:p>
      <text:p text:style-name="P65">ГЕНЕРАЛ</text:p>
      <text:p text:style-name="P7">Повторяю, что без воздушной техники любые наши действия обречены на провал. <text:bookmark text:name="line-494"/><text:bookmark text:name="line-493"/></text:p>
      <text:p text:style-name="P65">МИНИСТР ФИНАНСОВ</text:p>
      <text:p text:style-name="P7">Генерал, вам ведь нравится воевать, не так ли? А вы представляете сколько обходится государству каждый вертолёт? Я боюсь даже вспоминать, чем закончилось последнее столкновение нашей бронетехники с Марьей Моревной. <text:bookmark text:name="line-496"/><text:bookmark text:name="line-495"/></text:p>
      <text:p text:style-name="P65">ГЕНЕРАЛ</text:p>
      <text:p text:style-name="P7">Повторяю, это была оплошность пилота! <text:bookmark text:name="line-498"/><text:bookmark text:name="line-497"/></text:p>
      <text:p text:style-name="P65">МИНИСТР ФИНАНСОВ</text:p>
      <text:p text:style-name="P78">(саркастически)</text:p>
      <text:p text:style-name="P7">Конечно, и легендарная атака на исследовательский центр была ошибкой пилота!</text:p>
      <text:p text:style-name="P65"><text:bookmark text:name="line-500"/><text:bookmark text:name="line-499"/>МИНИСТР ПО НАУКЕ</text:p>
      <text:p text:style-name="P78">(на фоне, с отвращением)</text:p>
      <text:p text:style-name="P7">Ой!</text:p>
      <text:p text:style-name="P65">МИНИСТР ЗДРАВООХРАНЕНИЯ</text:p>
      <text:p text:style-name="P78">(на фоне, одновременно)</text:p>
      <text:p text:style-name="P7">Не упоминайте!</text:p>
      <text:p text:style-name="P65">ГЕНЕРАЛ</text:p>
      <text:p text:style-name="P78">(перекрывая своим голосом голоса на фоне)</text:p>
      <text:p text:style-name="P7"><text:soft-page-break/>Если бы наш уважаемый министр</text:p>
      <text:p text:style-name="P78">(указывает в сторону министра по науке)</text:p>
      <text:p text:style-name="P7">сразу отрапортовал об инциденте с Ягой, мы бы не просто отстранили, а упрятали её куда надо и тогда... <text:bookmark text:name="line-502"/><text:bookmark text:name="line-501"/></text:p>
      <text:p text:style-name="P65">МИНИСТР ПО НАУКЕ</text:p>
      <text:p text:style-name="P7">Яга была выдающимся специалистом. Возможность подобного инцидента была бы полностью исключена и EVNN был завершён, если бы в то время осуществлялся надлежащий контроль за преступными бандами<text:bookmark text:name="line-504"/><text:bookmark text:name="line-503"/>.</text:p>
      <text:p text:style-name="P65">ГЕНЕРАЛ</text:p>
      <text:p text:style-name="P7">Я делаю всё что в моих силах, но мне не хватает людей. Если бы мне раньше предоставили вертолёты, мы покончили бы с Марьей Моревной и всем этим фарсом. <text:bookmark text:name="line-506"/><text:bookmark text:name="line-505"/></text:p>
      <text:p text:style-name="P65">МИНИСТР ФИНАНСОВ</text:p>
      <text:p text:style-name="P7">Я вполне понимаю ваше желание собственноручно уничтожить Марью Моревну. Ведь именно вы метили в "носителя смерти". <text:bookmark text:name="line-508"/><text:bookmark text:name="line-507"/></text:p>
      <text:p text:style-name="P65">ГЕНЕРАЛ</text:p>
      <text:p text:style-name="P78">(выходит из себя, бъёт кулаком по столу)</text:p>
      <text:p text:style-name="P7">Это серъёзное обвинение! <text:bookmark text:name="line-510"/><text:bookmark text:name="line-509"/></text:p>
      <text:p text:style-name="P65">СОВЕТНИК</text:p>
      <text:p text:style-name="P7">Вы должны быть благодарны, что мы прислали вам подмогу во время прошлого инцидента. <text:bookmark text:name="line-512"/><text:bookmark text:name="line-511"/></text:p>
      <text:p text:style-name="P65">ГЕНЕРАЛ</text:p>
      <text:p text:style-name="P7">Что же так поздно? Впору было присылать медицинские вертолёты! <text:bookmark text:name="line-514"/><text:bookmark text:name="line-513"/></text:p>
      <text:p text:style-name="P65">МИНИСТР ЗДРАВООХРАНЕНИЯ</text:p>
      <text:p text:style-name="P78">(проснувшись) </text:p>
      <text:p text:style-name="P7">Мы бы разумеется прислали вам медицинские вертолёты, но, как вы помните, бюджет нам урезали и мы не в состоянии сделать даже один вылет! <text:bookmark text:name="line-516"/><text:bookmark text:name="line-515"/></text:p>
      <text:p text:style-name="P30">Все начинают говорить одновременно, поднимается гвалт. <text:bookmark text:name="line-518"/><text:bookmark text:name="line-517"/></text:p>
      <text:p text:style-name="P65"><text:soft-page-break/>СОВЕТНИК</text:p>
      <text:p text:style-name="P7">Именно поэтому министр прилетел на личном самолёте. <text:bookmark text:name="line-520"/><text:bookmark text:name="line-519"/></text:p>
      <text:p text:style-name="P65">МИНИСТР ФИНАНСОВ</text:p>
      <text:p text:style-name="P7">Мы вынуждены были сделать это, чтобы финансировать проект царского храма. <text:bookmark text:name="line-522"/><text:bookmark text:name="line-521"/></text:p>
      <text:p text:style-name="P65">МИНИСТР ЗДРАВООХРАНЕНИЯ</text:p>
      <text:p text:style-name="P7">Я как никто другой пекусь о здоровье президента! <text:bookmark text:name="line-524"/><text:bookmark text:name="line-523"/></text:p>
      <text:p text:style-name="P65">ГЕНЕРАЛ</text:p>
      <text:p text:style-name="P7">Где же этот храм? Деньги выделялись четырежды!<text:bookmark text:name="line-526"/><text:bookmark text:name="line-525"/></text:p>
      <text:p text:style-name="P65">МИНИСТР КУЛЬТУРЫ</text:p>
      <text:p text:style-name="P7">Да, народу нужна вера, люди должны чем-то заниматься! <text:bookmark text:name="line-528"/><text:bookmark text:name="line-527"/></text:p>
      <text:p text:style-name="P30">Президент в ярости бъёт кулаком по столу. <text:bookmark text:name="line-530"/><text:bookmark text:name="line-529"/></text:p>
      <text:p text:style-name="P65">ОРОШАЙ ПОЛИВАЕВИЧ</text:p>
      <text:p text:style-name="P7">Достаточно! <text:bookmark text:name="line-532"/><text:bookmark text:name="line-531"/></text:p>
      <text:p text:style-name="P30">Воцаряется тишина. <text:bookmark text:name="line-534"/><text:bookmark text:name="line-533"/></text:p>
      <text:p text:style-name="P65">ОРОШАЙ ПОЛИВАЕВИЧ</text:p>
      <text:p text:style-name="P7">Мы знаем расположение, мы знаем условия. У нас по прежнему в руках все карты. Используйте вертолёты, чтобы нанести удар. <text:bookmark text:name="line-536"/><text:bookmark text:name="line-535"/></text:p>
      <text:p text:style-name="P30">Генерал победоносно смотрит на Министра финансов. <text:bookmark text:name="line-538"/><text:bookmark text:name="line-537"/></text:p>
      <text:p text:style-name="P65">ОРОШАЙ ПОЛИВАЕВИЧ</text:p>
      <text:p text:style-name="P7">В случае провала, заминируйте и подорвите весь остров вместе с ними обоими к чёртовой матери. <text:bookmark text:name="line-540"/><text:bookmark text:name="line-539"/></text:p>
      <text:p text:style-name="P30">Глаза Генерала вспыхивают ещё ярче. <text:bookmark text:name="line-542"/><text:bookmark text:name="line-541"/></text:p>
      <text:p text:style-name="P65">ОРОШАЙ ПОЛИВАЕВИЧ</text:p>
      <text:p text:style-name="P78">(проводит ладонью по потному лбу) </text:p>
      <text:p text:style-name="P7">Я устал, к тому же мне нельзя пропускать обед. </text:p>
      <text:p text:style-name="P65"><text:bookmark text:name="line-544"/><text:bookmark text:name="line-543"/>ЦЕРКОВНЫЙ ХОР</text:p>
      <text:p text:style-name="P7">О, пресветлый президент,</text:p>
      <text:p text:style-name="P7"><text:bookmark text:name="line-548"/>Господь храни тебя,</text:p>
      <text:p text:style-name="P7"><text:bookmark text:name="line-549"/><text:soft-page-break/>Твою семью, друзей, родных.</text:p>
      <text:p text:style-name="P7"><text:bookmark text:name="line-550"/>Храни, господь, царя!</text:p>
      <text:p text:style-name="P30"><text:bookmark text:name="line-553"/><text:bookmark text:name="line-552"/><text:bookmark text:name="line-551"/>Под звуки их голосов с блаженной улыбкой на лице Орошай Поливаевич удаляется из зала. <text:bookmark text:name="line-555"/><text:bookmark text:name="line-554"/></text:p>
      <text:h text:style-name="Heading_20_3" text:outline-level="3" text:is-list-header="true"><text:bookmark text:name="head-f3589bea3a1a2452abc154b72751e06aabef5775"/><text:bookmark-start text:name="__RefHeading___Toc5747_153254837"/>Старые развалины<text:bookmark-end text:name="__RefHeading___Toc5747_153254837"/></text:h>
      <text:p text:style-name="P30"><text:bookmark text:name="line-558"/>НАТ. РАЗВАЛИНЫ ИССЛЕДОВАТЕЛЬСКОГО ЦЕНТРА ДВОР ВЕЧЕР <text:bookmark text:name="line-559"/></text:p>
      <text:p text:style-name="P30"><text:bookmark text:name="line-561"/><text:bookmark text:name="line-560"/>Поздний вечер. Солнце почти совсем скрылось за горизонтом. Старые развалины какого-то исследовательского центра рядом с шоссе. Комплекс давно заброшен, видно что главное здание серьёзно пострадало от очень сильного взрыва. <text:bookmark text:name="line-563"/><text:bookmark text:name="line-562"/></text:p>
      <text:p text:style-name="P30">Начинает накрапывать дождик. <text:bookmark text:name="line-565"/><text:bookmark text:name="line-564"/></text:p>
      <text:p text:style-name="P30">Машина Ивана проезжает мимо развалин, но потом останавливается. Иван смотрит на развалины. <text:bookmark text:name="line-567"/><text:bookmark text:name="line-566"/></text:p>
      <text:p text:style-name="P30">Дождь усиливается.<text:bookmark text:name="line-569"/><text:bookmark text:name="line-568"/></text:p>
      <text:p text:style-name="P30">Иван проводит рукой по красным глазам с синяками и включает задний ход. Заезжает во двор и заводит (прячет) машину под какой-то навес возле здания. Выключает двигатель и откидывает спинку сидения в полулежачее состояние. Закрывает глаза.<text:bookmark text:name="line-571"/><text:bookmark text:name="line-570"/></text:p>
      <text:p text:style-name="P30">Сквозь облака просвечивает луна. Дождь барабанит по крыше машины, капельки стекают по стеклу. Развалины кажутся абсолютно безжизненными. Иван спит. <text:bookmark text:name="line-573"/><text:bookmark text:name="line-572"/></text:p>
      <text:h text:style-name="Heading_20_3" text:outline-level="3" text:is-list-header="true"><text:bookmark text:name="head-74cb509bbe7c200bb29620b746290660c40d4145"/><text:bookmark-start text:name="__RefHeading___Toc5749_153254837"/>Воспоминания Моревны<text:bookmark-end text:name="__RefHeading___Toc5749_153254837"/></text:h>
      <text:p text:style-name="P30"><text:bookmark text:name="line-576"/>НАТ. КАМЕНИСТАЯ ПУСТОШЬ ДЕНЬ ВОСПОМИНАНИЕ <text:bookmark text:name="line-577"/></text:p>
      <text:p text:style-name="P30"><text:bookmark text:name="line-579"/><text:bookmark text:name="line-578"/>Картинка в монохроме. <text:bookmark text:name="line-581"/><text:bookmark text:name="line-580"/></text:p>
      <text:p text:style-name="P30">Каменистый пейзаж. Вдали плещется море. Прямо из камней растёт огромное, толстое, узловатое дерево - дуб. Вокруг всё окутано дымом. В дуб, словно паразит вмонтировано какое-то здание. В здании<text:bookmark text:name="line-583"/><text:bookmark text:name="line-582"/> зияет чёрная расщелина — вход.</text:p>
      <text:p text:style-name="P30">К расщелине ведут следы крови, как будто кто-то раненый зашёл внутрь. <text:bookmark text:name="line-585"/><text:bookmark text:name="line-584"/></text:p>
      <text:p text:style-name="P30">Камера заезжает внутрь расщелины в темноту. </text:p>
      <text:p text:style-name="P30">ИНТ. ЛАБОРАТОРИЯ ВНУТРИ ДУБА ВОСПОМИНАНИЕ</text:p>
      <text:p text:style-name="P30">В этой темноте сверху начинает падать пух. Но на самом деле это серая шерсть. Она кружится в темноте в воздухе, возникая из <text:soft-page-break/>ниоткуда и падая вниз. <text:bookmark text:name="line-589"/><text:bookmark text:name="line-588"/></text:p>
      <text:p text:style-name="P65">МАРЬЯ МОРЕВНА</text:p>
      <text:p text:style-name="P78">(комментирует)</text:p>
      <text:p text:style-name="P7">Да, я знала... Я пришла чтобы её уничтожить... <text:bookmark text:name="line-591"/><text:bookmark text:name="line-590"/></text:p>
      <text:p text:style-name="P30">Вместо пуха в воздухе начинают кружиться перья (перья утки).<text:bookmark text:name="line-593"/><text:bookmark text:name="line-592"/></text:p>
      <text:p text:style-name="P65">МАРЬЯ МОРЕВНА</text:p>
      <text:p text:style-name="P78">(комментирует)</text:p>
      <text:p text:style-name="P7">Но в тот момент она стала для меня единственным способом... <text:s/>источником великой силы. Единственным источником. И я приняла её... <text:bookmark text:name="line-595"/><text:bookmark text:name="line-594"/></text:p>
      <text:p text:style-name="P30">В воздухе среди перьев парит светящаяся девушка. В ней можно узнать Марью Моревну. В центре её фигуры светится маленькая тонкая золотая полосочка, похожая на иглу.<text:bookmark text:name="line-597"/><text:bookmark text:name="line-596"/> Напротив Марьи Моревны в воздухе висит амулет, окружённый белой субстанцией.</text:p>
      <text:p text:style-name="P65">МАРЬЯ МОРЕВНА</text:p>
      <text:p text:style-name="P78">(комментирует) </text:p>
      <text:p text:style-name="P7">И я стала ею.</text:p>
      <text:p text:style-name="P30"><text:bookmark text:name="line-5762"/><text:bookmark text:name="line-601"/><text:bookmark text:name="line-600"/>НАТ. КАМЕНИСТАЯ ПУСТОШЬ ДЕНЬ ВОСПОМИНАНИЕ </text:p>
      <text:p text:style-name="P30">Фигура Моревны, уходящая от дуба. На ее шее висит амулет. Когда она отдаляется от дуба на приличное расстояние, вдалеке, на горизонте, на другой стороне моря осколками разлетается вдребезги какая-то крепость — исследовательский центр.</text:p>
      <text:p text:style-name="P30">Темнота. <text:bookmark text:name="line-608"/><text:bookmark text:name="line-607"/><text:bookmark text:name="line-606"/></text:p>
      <text:h text:style-name="Heading_20_3" text:outline-level="3" text:is-list-header="true"><text:bookmark text:name="head-7bbc7226d90bfd95208b250aefaf594cb5a6ae14"/><text:bookmark-start text:name="__RefHeading___Toc5751_153254837"/>Встреча в развалинах<text:bookmark-end text:name="__RefHeading___Toc5751_153254837"/></text:h>
      <text:p text:style-name="P30"><text:bookmark text:name="line-611"/>НАТ. РАЗВАЛИНЫ ИССЛЕДОВАТЕЛЬСКОГО ЦЕНТРА ДВОР НОЧЬ <text:bookmark text:name="line-612"/></text:p>
      <text:p text:style-name="P30"><text:bookmark text:name="line-614"/><text:bookmark text:name="line-613"/>Дождь немного приутих. Луна то и дело выглядывает из-за быстро плывущих по небу облаков. Иван ещё спит в своей машине. <text:bookmark text:name="line-616"/><text:bookmark text:name="line-615"/></text:p>
      <text:p text:style-name="P30">Вдруг в лобовое стекло освещается светом чьих-то фар. Иван вздрагивает и просыпается, недоумённо озираясь вокруг. <text:bookmark text:name="line-618"/><text:bookmark text:name="line-617"/></text:p>
      <text:p text:style-name="P30">Во двор развалин въезжает трейлер, похожий на трейлер Храброго Назара. Трейлер разворачивается во дворе и останавливается. Из кабины спрыгивает на мокрую землю фигура в плаще. Это БАБА-ЯГА, но лицо её ни разу не будет показано на сценах, происходящих в развалинах. <text:bookmark text:name="line-620"/><text:bookmark text:name="line-619"/></text:p>
      <text:p text:style-name="P30">Машину Ивана, скрытую тенью под навесом, она похоже не <text:soft-page-break/>заметила. Быстрыми шагами по грязи она направляется к воротам главного здания. Иван наблюдает. Когда она скрывается за воротами, он выскакивает из машины и следует за ней. <text:bookmark text:name="line-622"/><text:bookmark text:name="line-621"/></text:p>
      <text:p text:style-name="P30"><text:bookmark text:name="line-623"/>ИНТ. РАЗВАЛИНЫ ИССЛЕДОВАТЕЛЬСКОГО ЦЕНТРА ГЛАВНЫЙ ХОЛЛ НОЧЬ <text:bookmark text:name="line-624"/></text:p>
      <text:p text:style-name="P30"><text:bookmark text:name="line-626"/><text:bookmark text:name="line-625"/>Иван осторожно заходит внутрь. Осматривается, не зная куда же ему идти. Он подходит к большой двустворчатой двери. На ней можно разглядеть полустёршиеся большие буквы "EVNN" и чуть ниже мелкими буквами надпись "Electronic Versatile Nano Net". Створки двери приоткрыты. Иван стоит возле неё в нерешительности. Из-за ней доносится звук, как будто уронили что-то тяжёлое на каменный пол. Иван заходит внутрь и попадает в длинный тёмный коридор. В нём много дверей. Почти на каждой двери - логотип с аббревиатурой "EVNN". <text:bookmark text:name="line-628"/><text:bookmark text:name="line-627"/></text:p>
      <text:p text:style-name="P30">Иван идёт через какие-то лаборатории, где видны остатки техники, агрегатов и компьютеров. Из за одной двери пробивается луч фонарика. Иван осторожно прокрадывается внутрь. </text:p>
      <text:p text:style-name="P30"><text:bookmark text:name="line-631"/>ИНТ. РАЗВАЛИНЫ ИССЛЕДОВАТЕЛЬСКОГО ЦЕНТРА ЛАБОРАТОРИЯ НОЧЬ <text:bookmark text:name="line-632"/></text:p>
      <text:p text:style-name="P30"><text:bookmark text:name="line-635"/><text:bookmark text:name="line-634"/><text:bookmark text:name="line-633"/>Комната, уставленная сооружениями, напоминающими шкафы - это компьютерные системы. В стены вмонтированы вентиляторы, в помещении парочка рабочих столов. По краям комнаты стоят стенды с образцами механических рук и ещё какой-то техники. <text:bookmark text:name="line-637"/><text:bookmark text:name="line-636"/></text:p>
      <text:p text:style-name="P30">Иван осторожно прокрадывается внутрь, озираясь. Свет фонарика пляшет где-то за шкафами. Иван случайно задевает лежащую на столе треснувшую рамку с фотографией. Она летит на пол, но Иван успевает перехватить её в воздухе. <text:bookmark text:name="line-639"/><text:bookmark text:name="line-638"/></text:p>
      <text:p text:style-name="P30">Иван смотрит на фотографию. На ней изображены две улыбающиеся девушки, сидящие за столом по-видимому в этом кабинете, а за их спинами, положив им руки на плечи стоит девушка постарше с белыми волосами в халате (это Баба-Яга в молодости). <text:bookmark text:name="line-641"/><text:bookmark text:name="line-640"/></text:p>
      <text:p text:style-name="P30">Иван кладёт фотографию обратно на стол и прячется за одним из "шкафов", наблюдая за фигурой в плаще, которая по-видимому только что выворотила из одного самого большого шкафа ёмкость, похожую на цистерну, внутри которой что-то булькает. На цистерне большой цилиндрический «замок», изолирующий содержимое цистерны от окружающей среды. Баба-Яга внимательно изучает цистерну. Кашляет. Иван из-за угла внимательно смотрит на неё. Баба-Яга вдруг резко поднимает голову, словно почувствовав на себе взгляд.<text:bookmark text:name="line-643"/><text:bookmark text:name="line-642"/></text:p>
      <text:p text:style-name="P30">Иван стоит, спрятавшись за углом, вне поля её зрения. Он не уверен, удалось ли ему вовремя спрятаться или нет. До него доносится шорох и звук шагов, направляющихся к нему. Потом вдруг наступает полная тишина. Иван выжидает. Потом осторожно пытается выглянуть из-за угла. В этот момент у него за спиной из тени вырисовывается силуэт Бабы-Яги и она захватывает его за <text:soft-page-break/>шею. <text:bookmark text:name="line-645"/><text:bookmark text:name="line-644"/></text:p>
      <text:p text:style-name="P30">Иван хрипит, выворачивается и пытается отскочить, оттолкнув Бабу-Ягу в сторону, но та ставит ему подножку и Иван с грохотом летит в кучу обломков. Иван тут же хватается за рукоять меча и разворачивается, чтобы встать, но лезвие меча Бабы-Яги (оооочень похожее на меч Марьи Моревны!) уже находится у его лица. Тут же в глаза ему ударяет свет фонаря.<text:bookmark text:name="line-647"/><text:bookmark text:name="line-646"/></text:p>
      <text:p text:style-name="P30">Иван пытается закрыться рукой от света. Баба-Яга, разглядев Ивана как следует, убирает меч в ножны и протягивает ему руку. Иван с недоверием смотрит на фигуру в плаще. <text:bookmark text:name="line-649"/><text:bookmark text:name="line-648"/></text:p>
      <text:h text:style-name="Heading_20_3" text:outline-level="3" text:is-list-header="true"><text:bookmark text:name="head-927ebd11fff0041342f362d8f84540a5b5a9205e"/><text:bookmark-start text:name="__RefHeading___Toc5753_153254837"/>Медсестра и Воробушек<text:bookmark-end text:name="__RefHeading___Toc5753_153254837"/></text:h>
      <text:p text:style-name="P30"><text:bookmark text:name="line-652"/>НАТ. ПОЛЯНА С РАЗБИТЫМ МОТОЦИКЛОМ МОРЕВНЫ НОЧЬ <text:bookmark text:name="line-653"/></text:p>
      <text:p text:style-name="P30"><text:bookmark text:name="line-655"/><text:bookmark text:name="line-654"/>Над Воробушком, лежащим на пеньке склонилась Сестра-Доктор. Неподалёку стоит её машина. Сестра-доктор пытается реанимировать Воробушка. Подходит ПАРЕНЬ В ЧЁРНОМ. <text:bookmark text:name="line-657"/><text:bookmark text:name="line-656"/></text:p>
      <text:p text:style-name="P65">СЕСТРА-ДОКТОР</text:p>
      <text:p text:style-name="P78">(не оборачиваясь, обращаясь то-ли к Парню в чёрном, то-ли к самой себе)</text:p>
      <text:p text:style-name="P7">Неужели ему уже время? <text:bookmark text:name="line-659"/><text:bookmark text:name="line-658"/></text:p>
      <text:p text:style-name="P65">ПАРЕНЬ В ЧЁРНОМ</text:p>
      <text:p text:style-name="P78">(мягко улыбаясь)</text:p>
      <text:p text:style-name="P7">Нет-нет. Я просто подошёл полюбопытствовать... </text:p>
      <text:p text:style-name="P78">(проходит за спиной Сестры-доктора) <text:bookmark text:name="line-661"/><text:bookmark text:name="line-660"/></text:p>
      <text:p text:style-name="P30">Воробушек открывает глаза. Видит мутное изображение Сестры-доктора. За её спиной никого нет. <text:bookmark text:name="line-663"/><text:bookmark text:name="line-662"/></text:p>
      <text:h text:style-name="Heading_20_3" text:outline-level="3" text:is-list-header="true"><text:bookmark text:name="head-593b60d515bb48c198c9cbae7a8fbf098685f02f"/><text:bookmark-start text:name="__RefHeading___Toc5755_153254837"/>Карта<text:bookmark-end text:name="__RefHeading___Toc5755_153254837"/></text:h>
      <text:p text:style-name="P30"><text:bookmark text:name="line-666"/>ИНТ. РАЗВАЛИНЫ ИССЛЕДОВАТЕЛЬСКОГО ЦЕНТРА ЛАБОРАТОРИЯ НОЧЬ <text:bookmark text:name="line-667"/></text:p>
      <text:p text:style-name="P30"><text:bookmark text:name="line-669"/><text:bookmark text:name="line-668"/>Баба-Яга сидит возле своей цистерны и раскручивает её замок. Кашляет. Иван сидит на полу неподалёку, прислонившись спиной к стене и обхватив колени руками. Баба-Яга достаёт емкость и наполняет её из цистерны серебристой жидкостью.</text:p>
      <text:p text:style-name="P65"><text:bookmark text:name="line-6732"/><text:bookmark text:name="line-6722"/>БАБА-ЯГА</text:p>
      <text:p text:style-name="P78">(рассеянно)</text:p>
      <text:p text:style-name="P7">...Нет, я не видела никаких роботов здесь поблизости.</text:p>
      <text:p text:style-name="P78"><text:soft-page-break/>(подсоединяет к ёмкости два провода и жидкость в ёмкости мгновенно затвердевает, приобретая причудливую форму)</text:p>
      <text:p text:style-name="P7">Как он выглядит? Кто им управляет?</text:p>
      <text:p text:style-name="P78">(вынимает из ёмкости получившийся предмет и подносит к глазам)</text:p>
      <text:p text:style-name="P65">ИВАН</text:p>
      <text:p text:style-name="P7">Никто...</text:p>
      <text:p text:style-name="P65"><text:bookmark text:name="line-6733"/><text:bookmark text:name="line-6723"/>БАБА-ЯГА</text:p>
      <text:p text:style-name="P78">(встревоженно поднимает голову, роняет предмет на пол)</text:p>
      <text:p text:style-name="P7">Никто?</text:p>
      <text:p text:style-name="P65">ИВАН</text:p>
      <text:p text:style-name="P78">(не обратив внимание на её реакцию)</text:p>
      <text:p text:style-name="P7">Мне так показалось — он сам разговаривал и...</text:p>
      <text:p text:style-name="P65"><text:bookmark text:name="line-673"/><text:bookmark text:name="line-672"/>БАБА-ЯГА</text:p>
      <text:p text:style-name="P78">(в шоке смотрит на Ивана)</text:p>
      <text:p text:style-name="P7">Выходит, он всё-таки...</text:p>
      <text:p text:style-name="P65">ИВАН</text:p>
      <text:p text:style-name="P7">Он?</text:p>
      <text:p text:style-name="P65"><text:bookmark text:name="line-6731"/><text:bookmark text:name="line-6721"/>БАБА-ЯГА</text:p>
      <text:p text:style-name="P7">Тот робот которого ты ищешь Кощеем зовётся. Ох, тёмные времена будут нынче.</text:p>
      <text:p text:style-name="P78">(поднимается)</text:p>
      <text:p text:style-name="P65">ИВАН</text:p>
      <text:p text:style-name="P7">Постой, ты знаешь что-то?</text:p>
      <text:p text:style-name="P65"><text:bookmark text:name="line-67311"/><text:bookmark text:name="line-67211"/>БАБА-ЯГА</text:p>
      <text:p text:style-name="P78">(берётся за поручень цистерны)</text:p>
      <text:p text:style-name="P7">Иди домой, добрый молодец, у меня мало времени.</text:p>
      <text:p text:style-name="P65">ИВАН</text:p>
      <text:p text:style-name="P78">(взволнованно)</text:p>
      <text:p text:style-name="P7">Постой, скажи где мне его найти!</text:p>
      <text:p text:style-name="P65"><text:bookmark text:name="line-673111"/><text:bookmark text:name="line-672111"/>БАБА-ЯГА</text:p>
      <text:p text:style-name="P78"><text:soft-page-break/>(пытается волочь цистерну по полу, но ей это явно не по силам)</text:p>
      <text:p text:style-name="P7">Тебе незачем знать это.</text:p>
      <text:p text:style-name="P78">(кашляет)</text:p>
      <text:p text:style-name="P7">Не ищи своей смерти.</text:p>
      <text:p text:style-name="P65">ИВАН</text:p>
      <text:p text:style-name="P78">(подбегает к ней, умоляюще)</text:p>
      <text:p text:style-name="P7">Пожалуйста! Скажи! Это для меня очень, очень важно!</text:p>
      <text:p text:style-name="P65"><text:bookmark text:name="line-6731111"/><text:bookmark text:name="line-6721111"/>БАБА-ЯГА</text:p>
      <text:p text:style-name="P78">(пристально смотрит на него)</text:p>
      <text:p text:style-name="P7">Так значит ты...</text:p>
      <text:p text:style-name="P78">(пауза)</text:p>
      <text:p text:style-name="P7">Помоги мне, добрый молодец, и я покажу тебе.<text:bookmark text:name="line-683"/><text:bookmark text:name="line-682"/></text:p>
      <text:p text:style-name="P30"><text:bookmark text:name="line-684"/>НАТ. РАЗВАЛИНЫ ИССЛЕДОВАТЕЛЬСКОГО ЦЕНТРА ДВОР НОЧЬ <text:bookmark text:name="line-685"/></text:p>
      <text:p text:style-name="P30"><text:bookmark text:name="line-687"/><text:bookmark text:name="line-686"/>Иван и Баба-Яга вдвоём заносят цистерну в трейлер. Баба-Яга залазит в кабину. Баба-Яга высовывается из кабины с картой. <text:bookmark text:name="line-689"/><text:bookmark text:name="line-688"/></text:p>
      <text:p text:style-name="P65">БАБА-ЯГА</text:p>
      <text:p text:style-name="P7">Вот. Возьми. Замок Кощея на острове Буяне. Здесь путь к нему.</text:p>
      <text:p text:style-name="P78">(тыкает пальцем в точку на карте)<text:bookmark text:name="line-691"/><text:bookmark text:name="line-690"/></text:p>
      <text:p text:style-name="P65">ИВАН</text:p>
      <text:p text:style-name="P78">(берёт карту)</text:p>
      <text:p text:style-name="P7">Спасибо.<text:bookmark text:name="line-693"/><text:bookmark text:name="line-692"/></text:p>
      <text:p text:style-name="P65">БАБА-ЯГА</text:p>
      <text:p text:style-name="P7">Удачи тебе, добрый молодец. <text:bookmark text:name="line-695"/><text:bookmark text:name="line-694"/></text:p>
      <text:p text:style-name="P30">Трейлер Бабы-Яги скрывается в ночи. <text:bookmark text:name="line-697"/><text:bookmark text:name="line-696"/></text:p>
      <text:h text:style-name="Heading_20_2" text:outline-level="2" text:is-list-header="true"><text:bookmark-start text:name="__RefHeading___Toc5793_153254837"/>ПЯТАЯ СЕРИЯ<text:bookmark-end text:name="__RefHeading___Toc5793_153254837"/></text:h>
      <text:h text:style-name="Heading_20_3" text:outline-level="3"><text:bookmark text:name="head-1b582c0a54973b4b97c8a942c92149fe3abb1451"/><text:bookmark-start text:name="__RefHeading___Toc5757_153254837"/>Мост<text:bookmark-end text:name="__RefHeading___Toc5757_153254837"/></text:h>
      <text:p text:style-name="P30"><text:bookmark text:name="line-700"/>НАТ. МОСТ НА ОСТРОВ БУЯН НОЧЬ <text:bookmark text:name="line-701"/></text:p>
      <text:p text:style-name="P30"><text:bookmark text:name="line-703"/><text:bookmark text:name="line-702"/>Возле моста копошатся солдаты. Тут-же развёрнут лагерь, стоят машины со взрывчаткой, бронетехника. Мост перегорожен заградительными щитами, везде знаки "ОПАСНО!", "Проезд ЗАКРЫТ!". <text:bookmark text:name="line-705"/><text:bookmark text:name="line-704"/></text:p>
      <text:p text:style-name="P30"><text:soft-page-break/>Машина Ивана вылетает из-за ближайшего пригорка и останавливается на его верхушке. Иван смотрит на мост. Потом решительно жмёт педаль газа и на полной скорости мчится прямо на заграждения. Его замечают, но слишком поздно - он уже близко. Возникает краткая суматоха. <text:bookmark text:name="line-707"/><text:bookmark text:name="line-706"/></text:p>
      <text:p text:style-name="P65">СОЛДАТЫ</text:p>
      <text:p text:style-name="P7">Стой! Сюда нельзя! Закрытая территория! <text:bookmark text:name="line-709"/><text:bookmark text:name="line-708"/></text:p>
      <text:p text:style-name="P30">Машина Ивана сшибает заграждения и вылетает на мост. Вслед за ним срываеются две полицейские машины. Иван тем временем переезжает мост и мчится по трассе. Погоня продолжается недолго - Иван закладывает крутой вираж и полицейские машины влетают в кусты и застревают там. <text:bookmark text:name="line-711"/><text:bookmark text:name="line-710"/></text:p>
      <text:p text:style-name="P30">Из одной машины вылезает ПОЛИЦЕЙСКИЙ и смотрит вслед Ивану. <text:bookmark text:name="line-713"/><text:bookmark text:name="line-712"/></text:p>
      <text:p text:style-name="P65">ПОЛИЦЕЙСКИЙ</text:p>
      <text:p text:style-name="P7">Он сумасшедший, там же... <text:bookmark text:name="line-715"/><text:bookmark text:name="line-714"/></text:p>
      <text:p text:style-name="P30">Полицейские машины разворачиваются и уезжают обратно к мосту. <text:bookmark text:name="line-717"/><text:bookmark text:name="line-716"/></text:p>
      <text:h text:style-name="Heading_20_3" text:outline-level="3" text:is-list-header="true"><text:bookmark text:name="head-aec468e1f394a411b0560290cf6d4393411ddffe"/><text:bookmark-start text:name="__RefHeading___Toc5759_153254837"/>Первый побег<text:bookmark-end text:name="__RefHeading___Toc5759_153254837"/></text:h>
      <text:p text:style-name="P30"><text:bookmark text:name="line-720"/>НАТ. ЗАМОК КОЩЕЯ НОЧЬ <text:bookmark text:name="line-721"/></text:p>
      <text:p text:style-name="P30"><text:bookmark text:name="line-723"/><text:bookmark text:name="line-722"/>Машина Ивана мчится по направлению к замку Кощея. <text:bookmark text:name="line-725"/><text:bookmark text:name="line-724"/></text:p>
      <text:p text:style-name="P30">Замок Кощея обнесён каменной стеной, по углам которой расположено несколько башен. В центре находится здание самого замка, сверху которого расположена центральная башня. К одному боку главного здания прилеплен здоровенный гараж. <text:bookmark text:name="line-727"/><text:bookmark text:name="line-726"/></text:p>
      <text:p text:style-name="P30">Возле замка Кощея идёт бой. Несколько вертолётов тщетно пытаются справится с летающим вокруг них Кощеем. Одним из вертолётов управляет Пайлат. Кощей сбивает два вертолёта. Другому вертолёту удаётся засандалить в Кощея ракетой <text:bookmark text:name="line-729"/><text:bookmark text:name="line-728"/></text:p>
      <text:p text:style-name="P65">ПИЛОТ1</text:p>
      <text:p text:style-name="P7">Стреляй, господине, поганого Кощея!.. <text:bookmark text:name="line-731"/><text:bookmark text:name="line-730"/></text:p>
      <text:p text:style-name="P30">Кощей отлетает, но рана на его обшивке тут-же затягивается сама собой. Кощей продолжает бой.</text:p>
      <text:p text:style-name="P65">ПИЛОТ1</text:p>
      <text:p text:style-name="P7">Чёрт побери, да как же так?</text:p>
      <text:p text:style-name="P65">ПИЛОТ2</text:p>
      <text:p text:style-name="P7">Мёртвая вода...</text:p>
      <text:p text:style-name="P30"><text:soft-page-break/>Битва продолжается. Спустя некоторое время у Кощея него кончается горючие и он скрывается внутри замка. <text:bookmark text:name="line-733"/><text:bookmark text:name="line-732"/></text:p>
      <text:p text:style-name="P65">ПИЛОТ1</text:p>
      <text:p text:style-name="P7">Что это? Куда он делся? <text:bookmark text:name="line-735"/><text:bookmark text:name="line-734"/></text:p>
      <text:p text:style-name="P65">ПИЛОТ2</text:p>
      <text:p text:style-name="P7">Наверное у него кончилось горючие! Не надолго его хватает. До сих пор на 76-ом работает... <text:bookmark text:name="line-737"/><text:bookmark text:name="line-736"/></text:p>
      <text:p text:style-name="P65">ПАЙЛАТ</text:p>
      <text:p text:style-name="P7">Дёшево и сердито... <text:bookmark text:name="line-739"/><text:bookmark text:name="line-738"/></text:p>
      <text:p text:style-name="P65">ПИЛОТ1</text:p>
      <text:p text:style-name="P7">Отставить шуточки! Приступить к устранению цели номер один. Сосредоточить огонь на центральной башне! <text:bookmark text:name="line-741"/><text:bookmark text:name="line-740"/></text:p>
      <text:p text:style-name="P30">В это время машина Ивана подъезжает к замку. Иван выходит из машины. Пайлат замечает его и отделившись от команды спускает вертолёт вниз. <text:bookmark text:name="line-743"/><text:bookmark text:name="line-742"/></text:p>
      <text:p text:style-name="P65">ПИЛОТ2</text:p>
      <text:p text:style-name="P7">Пайлат! <text:bookmark text:name="line-745"/><text:bookmark text:name="line-744"/></text:p>
      <text:p text:style-name="P65">ПИЛОТ1</text:p>
      <text:p text:style-name="P7">Чёрт с ним, выполнять приказ! <text:bookmark text:name="line-747"/><text:bookmark text:name="line-746"/></text:p>
      <text:p text:style-name="P30">Вертолёты устремляются к центральной башне. <text:bookmark text:name="line-749"/><text:bookmark text:name="line-748"/></text:p>
      <text:p text:style-name="P30"><text:bookmark text:name="line-750"/>ИНТ. ЗАМОК КОЩЕЯ ЦЕНТРАЛЬНАЯ БАШНЯ ВЕРХНЯЯ КОМНАТА НОЧЬ <text:bookmark text:name="line-751"/></text:p>
      <text:p text:style-name="P30"><text:bookmark text:name="line-752"/>В комнате прикованная к стене висит Марья Моревна без сознания.<text:bookmark text:name="line-754"/><text:bookmark text:name="line-753"/> Амулета на её шее нет. Посреди комнаты стоят стол, стул и полукресло, похожее на кресло дантиста.</text:p>
      <text:p text:style-name="P30"><text:bookmark text:name="line-755"/>НАТ. ЗАМОК КОЩЕЯ ЦЕНТРАЛЬНАЯ БАШНЯ НОЧЬ <text:bookmark text:name="line-756"/></text:p>
      <text:p text:style-name="P30"><text:bookmark text:name="line-758"/><text:bookmark text:name="line-757"/>Вертолёты наводят прицелы на верхнюю комнату башни. <text:bookmark text:name="line-760"/><text:bookmark text:name="line-759"/></text:p>
      <text:p text:style-name="P30"><text:bookmark text:name="line-761"/>НАТ. ЗАМОК КОЩЕЯ У ВОРОТ НОЧЬ <text:bookmark text:name="line-762"/></text:p>
      <text:p text:style-name="P30"><text:bookmark text:name="line-764"/><text:bookmark text:name="line-763"/>Перед машиной Ивана опускается вертолёт Пайлата. Иван видит в кабине Пайлата.<text:bookmark text:name="line-768"/><text:bookmark text:name="line-767"/></text:p>
      <text:p text:style-name="P30">Пайлат внимательно смотрит на Ивана. <text:bookmark text:name="line-770"/><text:bookmark text:name="line-769"/></text:p>
      <text:p text:style-name="P30"><text:bookmark text:name="line-771"/>НАТ. ЗАМОК КОЩЕЯ ЦЕНТРАЛЬНАЯ БАШНЯ НОЧЬ <text:bookmark text:name="line-772"/></text:p>
      <text:p text:style-name="P30"><text:bookmark text:name="line-774"/><text:bookmark text:name="line-773"/>Вертолёты выпускают ракеты. Те летят на башню, но взрываются, <text:soft-page-break/>не долетев несколько метров до неё. Башня остаётся неповреждённой. <text:bookmark text:name="line-776"/><text:bookmark text:name="line-775"/></text:p>
      <text:p text:style-name="P65">ПИЛОТ1</text:p>
      <text:p text:style-name="P7">Защитное поле! Хитёр, чёрт! <text:bookmark text:name="line-778"/><text:bookmark text:name="line-777"/></text:p>
      <text:p text:style-name="P65">ПИЛОТ2</text:p>
      <text:p text:style-name="P7">Источник должен... <text:bookmark text:name="line-780"/><text:bookmark text:name="line-779"/></text:p>
      <text:p text:style-name="P30">В это время из стен замка и ближайших башен выдвигаются пушки, которые открывают огонь по вертолётам. <text:bookmark text:name="line-782"/><text:bookmark text:name="line-781"/></text:p>
      <text:p text:style-name="P65">ПИЛОТ1</text:p>
      <text:p text:style-name="P7">Ловушка! <text:bookmark text:name="line-784"/><text:bookmark text:name="line-783"/></text:p>
      <text:p text:style-name="P30"><text:bookmark text:name="line-785"/>ИНТ. ЗАМОК КОЩЕЯ ЛАБОРАТОРИЯ КОЩЕЯ НОЧЬ <text:bookmark text:name="line-786"/></text:p>
      <text:p text:style-name="P30"><text:bookmark text:name="line-788"/><text:bookmark text:name="line-787"/>Кощей сидит за пультом управления, который состоит из радара, мониторов и кучи кнопок. <text:bookmark text:name="line-790"/><text:bookmark text:name="line-789"/></text:p>
      <text:p text:style-name="P65">КОЩЕЙ</text:p>
      <text:p text:style-name="P7">Ха-ха-ха-ха! <text:bookmark text:name="line-792"/><text:bookmark text:name="line-791"/></text:p>
      <text:p text:style-name="P78">(смачно хлещет бензинчик из кружки<text:bookmark text:name="line-794"/><text:bookmark text:name="line-793"/>)</text:p>
      <text:p text:style-name="P7">Бо-ха-ха-ха! <text:bookmark text:name="line-796"/><text:bookmark text:name="line-795"/></text:p>
      <text:p text:style-name="P30"><text:bookmark text:name="line-797"/>НАТ. ЗАМОК КОЩЕЯ ЦЕНТРАЛЬНАЯ БАШНЯ НОЧЬ <text:bookmark text:name="line-798"/></text:p>
      <text:p text:style-name="P30"><text:bookmark text:name="line-800"/><text:bookmark text:name="line-799"/>Вертолёты, маневрируя между башнями, спешно пытаются уйти из зоны поражения орудий. Над ними, уровнем выше пролетает вертолёт Пайлата. Орудия сбивают один из вертолётов и тяжело повреждают другой. <text:bookmark text:name="line-802"/><text:bookmark text:name="line-801"/></text:p>
      <text:p text:style-name="P65">ПИЛОТ1</text:p>
      <text:p text:style-name="P7">Уходим, уходим! <text:bookmark text:name="line-804"/><text:bookmark text:name="line-803"/></text:p>
      <text:p text:style-name="P30">Вертолёт Пайлата тоже отлетает повреждённый, нелепо качаясь улетает. <text:bookmark text:name="line-806"/><text:bookmark text:name="line-805"/></text:p>
      <text:p text:style-name="P30"><text:bookmark text:name="line-807"/>ИНТ. ЗАМОК КОЩЕЯ ЛАБОРАТОРИЯ КОЩЕЯ НОЧЬ <text:bookmark text:name="line-808"/></text:p>
      <text:p text:style-name="P30"><text:bookmark text:name="line-810"/><text:bookmark text:name="line-809"/>Точки на радаре разлетаются в стороны от замка. Кощей смотрит с удовлетворением на радар, ещё раз отхлёбывает из кружки и встаёт из за пульта. <text:bookmark text:name="line-812"/><text:bookmark text:name="line-811"/></text:p>
      <text:p text:style-name="P30">Отъезд из окна лаборатории и наезд на крышу центральной башни. <text:bookmark text:name="line-814"/><text:bookmark text:name="line-813"/></text:p>
      <text:p text:style-name="P30"><text:bookmark text:name="line-815"/>НАТ. ЗАМОК КОЩЕЯ ЦЕНТРАЛЬНАЯ БАШНЯ КРЫША НОЧЬ <text:bookmark text:name="line-816"/></text:p>
      <text:p text:style-name="P30"><text:bookmark text:name="line-818"/><text:bookmark text:name="line-817"/>Иван стоит на самой крыше, расставив руки в стороны. У него за плечами рюкзак, вокруг пояса обвязана верёвка. Иван прыгает с крыши вниз, как с тарзанки и зависает прямо напротив окна <text:soft-page-break/>верхней комнаты. Видит Марью Моревну. <text:bookmark text:name="line-820"/><text:bookmark text:name="line-819"/></text:p>
      <text:p text:style-name="P65">ИВАН</text:p>
      <text:p text:style-name="P78">(достаёт из за спины меч) </text:p>
      <text:p text:style-name="P7">Хай, бэби! <text:bookmark text:name="line-822"/><text:bookmark text:name="line-821"/></text:p>
      <text:p text:style-name="P30"><text:bookmark text:name="line-823"/>ИНТ. ЗАМОК КОЩЕЯ ЦЕНТРАЛЬНАЯ БАШНЯ ВЕРХНЯЯ КОМНАТА НОЧЬ <text:bookmark text:name="line-824"/></text:p>
      <text:p text:style-name="P30"><text:bookmark text:name="line-825"/>Иван залезает через окно и разрубает мечом оковы. <text:bookmark text:name="line-827"/><text:bookmark text:name="line-826"/></text:p>
      <text:p text:style-name="P30"><text:bookmark text:name="line-828"/>НАТ. ЗАМОК КОЩЕЯ ЛАБОРАТОРИЯ КОЩЕЯ НОЧЬ <text:bookmark text:name="line-829"/></text:p>
      <text:p text:style-name="P30"><text:bookmark text:name="line-831"/><text:bookmark text:name="line-830"/>Ворота замка взрываются и из них выбегает Иван с бессознательной Марьей Моревной на руках. Бежит к машине. <text:bookmark text:name="line-832"/>Кощей, услышав взрыв высовывается из окна и видит их. <text:bookmark text:name="line-834"/><text:bookmark text:name="line-833"/></text:p>
      <text:p text:style-name="P65">КОЩЕЙ</text:p>
      <text:p text:style-name="P78">(подофигев)</text:p>
      <text:p text:style-name="P7">Чтоооо? <text:bookmark text:name="line-836"/><text:bookmark text:name="line-835"/></text:p>
      <text:p text:style-name="P30">Кощей убегает. Раздвигаются створки гаража, внутри загораются две здоровенных фары. Слышен рёв мотора и Кощей выезжает из гаража на своём БелАЗе. <text:bookmark text:name="line-838"/><text:bookmark text:name="line-837"/></text:p>
      <text:h text:style-name="Heading_20_3" text:outline-level="3" text:is-list-header="true"><text:bookmark text:name="head-aa4817bc11fdf16b327b70693580c6c801bd1e84"/><text:bookmark-start text:name="__RefHeading___Toc5761_153254837"/>Первая погоня<text:bookmark-end text:name="__RefHeading___Toc5761_153254837"/></text:h>
      <text:p text:style-name="P30"><text:bookmark text:name="line-841"/>НАТ. ОСТРОВ БУЯН ТРАССА НОЧЬ <text:bookmark text:name="line-842"/></text:p>
      <text:p text:style-name="P30"><text:bookmark text:name="line-844"/><text:bookmark text:name="line-843"/>Кощей гонится за Иваном (погоня в стиле Need For Speed Underground)<text:bookmark text:name="line-845"/>.</text:p>
      <text:p text:style-name="P30">Иван изо всех сил старается уйти от погони, но это ему это не удаётся - у Кощея просто какой-то реактивный БелАЗ, он его здорово затюнил. <text:bookmark text:name="line-847"/><text:bookmark text:name="line-846"/></text:p>
      <text:p text:style-name="P30">Кощей злорадно хохочет в своей кабине, подбирается всё ближе и ближе. Потом включает азот, из трубы его БелАЗа вырывается огонь и он, подпрыгнув в воздух как на реактивном двигателе перелетает через машину Ивана. В лобовом стекле машины Ивана отражается пролетающий над ней БелАЗ. БелАЗ приземляется впереди машины Ивана, блокируя дорогу. Иван со всей силы бьёт по тормозам, чтобы не врезаться. Его машина останавливается. <text:bookmark text:name="line-849"/><text:bookmark text:name="line-848"/></text:p>
      <text:p text:style-name="P30">Из БелАЗа вылезает Кощей и подходит к машине Ивана. Разбивает стекло с той стороны, где сидит Марья Моревна и, полностью игнорируя Ивана забирает её. Иван злой вылезает из машины, с явным намерением набить Кощею морду, но тут-же сталкивается с ним лицом к лицу. <text:bookmark text:name="line-851"/><text:bookmark text:name="line-850"/></text:p>
      <text:p text:style-name="P65">КОЩЕЙ</text:p>
      <text:p text:style-name="P7">Послушай доброго совета, Иван. Забудь Марью Моревну. На этот раз <text:soft-page-break/>я тебя прощаю, но в следующий раз пощады не жди. <text:bookmark text:name="line-853"/><text:bookmark text:name="line-852"/></text:p>
      <text:p text:style-name="P30">Иван поникает головой. Кощей забирается с Моревной в БелАЗ и уезжает. На лице Ивана появляется странная улыбка. <text:bookmark text:name="line-855"/><text:bookmark text:name="line-854"/></text:p>
      <text:h text:style-name="Heading_20_3" text:outline-level="3" text:is-list-header="true"><text:bookmark text:name="head-9e1db2fa7707d3f6909d26ce6a0ddefb4ebfb07a"/><text:bookmark-start text:name="__RefHeading___Toc5763_153254837"/>Взрывать<text:bookmark-end text:name="__RefHeading___Toc5763_153254837"/></text:h>
      <text:p text:style-name="P30"><text:bookmark text:name="line-858"/>ИНТ. КОМАНДНЫЙ ЦЕНТР НОЧЬ <text:bookmark text:name="line-859"/></text:p>
      <text:p text:style-name="P30"><text:bookmark text:name="line-861"/><text:bookmark text:name="line-860"/>Орошай Поливаевич стоит возле одного из окон, лицом к окну, руки за спину. Любуется видом. Входит советник, что-то тихо говорит ему. <text:bookmark text:name="line-863"/><text:bookmark text:name="line-862"/></text:p>
      <text:p text:style-name="P65">ОРОШАЙ ПОЛИВАЕВИЧ</text:p>
      <text:p text:style-name="P78">(кивает)</text:p>
      <text:p text:style-name="P7">Взрывать. <text:bookmark text:name="line-865"/><text:bookmark text:name="line-864"/></text:p>
      <text:p text:style-name="P30">Советник уходит. <text:bookmark text:name="line-867"/><text:bookmark text:name="line-866"/></text:p>
      <text:h text:style-name="Heading_20_3" text:outline-level="3" text:is-list-header="true"><text:bookmark text:name="head-1f34b88307848cd5b03222a7d1422c5bc24d2e74"/><text:bookmark-start text:name="__RefHeading___Toc5765_153254837"/>Второй побег<text:bookmark-end text:name="__RefHeading___Toc5765_153254837"/></text:h>
      <text:p text:style-name="P30"><text:bookmark text:name="line-870"/>НАТ. ЗАМОК КОЩЕЯ НОЧЬ <text:bookmark text:name="line-871"/></text:p>
      <text:p text:style-name="P30"><text:bookmark text:name="line-873"/><text:bookmark text:name="line-872"/>Из центральной башни доносятся крики Марьи Моревны. <text:bookmark text:name="line-875"/><text:bookmark text:name="line-874"/></text:p>
      <text:p text:style-name="P65">МАРЬЯ МОРЕВНА</text:p>
      <text:p text:style-name="P7">Отпусти, отпусти меня, чёрт тебя подери! Если сейчас не отпустишь - порву на части!!! <text:bookmark text:name="line-877"/><text:bookmark text:name="line-876"/></text:p>
      <text:p text:style-name="P30"><text:bookmark text:name="line-878"/>ИНТ. ЗАМОК КОЩЕЯ ЦЕНТРАЛЬНАЯ БАШНЯ ВЕРХНЯЯ КОМНАТА НОЧЬ <text:bookmark text:name="line-879"/></text:p>
      <text:p text:style-name="P30"><text:bookmark text:name="line-881"/><text:bookmark text:name="line-880"/>Кощей стоит перед Моревной, привязаной верёвками к полукреслу. Моревна изо всех сил вырывается.<text:bookmark text:name="line-883"/><text:bookmark text:name="line-882"/> Кощей достаёт амулет, который раньше висел у неё на шее, подбрасывает его на ладони. </text:p>
      <text:p text:style-name="P65">КОЩЕЙ</text:p>
      <text:p text:style-name="P7">Я пошёл в свою лабораторию. А ты сиди здесь! <text:bookmark text:name="line-885"/><text:bookmark text:name="line-884"/></text:p>
      <text:p text:style-name="P30">Прячет амулет и уходит. Прячет амулет и уходит. За окном раздаётся какой-то шорох. Моревна оглядывается на окно. За окном, держась за сточную трубу висит Иван. <text:bookmark text:name="line-887"/><text:bookmark text:name="line-886"/></text:p>
      <text:p text:style-name="P65">ИВАН</text:p>
      <text:p text:style-name="P7">Ну что, поехали? <text:bookmark text:name="line-889"/><text:bookmark text:name="line-888"/></text:p>
      <text:p text:style-name="P65">МАРЬЯ МОРЕВНА</text:p>
      <text:p text:style-name="P7">Иван Царевич! <text:bookmark text:name="line-891"/><text:bookmark text:name="line-890"/></text:p>
      <text:p text:style-name="P30"><text:bookmark text:name="line-892"/><text:soft-page-break/>НАТ. ЗАМОК КОЩЕЯ НОЧЬ <text:bookmark text:name="line-893"/></text:p>
      <text:p text:style-name="P30"><text:bookmark text:name="line-895"/><text:bookmark text:name="line-894"/>Иван и Моревна выбегают через взорванные ворота и бегут к машине. <text:bookmark text:name="line-896"/>Кощей проходит мимо окна, смотрит в него и видит их. <text:bookmark text:name="line-898"/><text:bookmark text:name="line-897"/></text:p>
      <text:p text:style-name="P65">КОЩЕЙ</text:p>
      <text:p text:style-name="P78">(подофигев ещё больше)</text:p>
      <text:p text:style-name="P7">Чтоооо? <text:bookmark text:name="line-900"/><text:bookmark text:name="line-899"/></text:p>
      <text:p text:style-name="P30">Бежит в гараж, заводит БелАЗ. <text:bookmark text:name="line-902"/><text:bookmark text:name="line-901"/></text:p>
      <text:h text:style-name="Heading_20_3" text:outline-level="3" text:is-list-header="true"><text:bookmark text:name="head-9df3003f2e95ff76eda5b6ec99b4de3adb84562d"/><text:bookmark-start text:name="__RefHeading___Toc5767_153254837"/>Вторая погоня<text:bookmark-end text:name="__RefHeading___Toc5767_153254837"/></text:h>
      <text:p text:style-name="P30"><text:bookmark text:name="line-905"/>НАТ. ОСТРОВ БУЯН ШОССЕ НОЧЬ <text:bookmark text:name="line-906"/></text:p>
      <text:p text:style-name="P30"><text:bookmark text:name="line-908"/><text:bookmark text:name="line-907"/>Иван и Марья Моревна на машине удирают от БелАЗа Кощея. <text:bookmark text:name="line-910"/><text:bookmark text:name="line-909"/></text:p>
      <text:p text:style-name="P65">ИВАН</text:p>
      <text:p text:style-name="P7">Быстрее, ну быстрее же. <text:bookmark text:name="line-912"/><text:bookmark text:name="line-911"/></text:p>
      <text:p text:style-name="P65">МАРЬЯ МОРЕВНА</text:p>
      <text:p text:style-name="P7">Что ты собираешься делать? <text:bookmark text:name="line-914"/><text:bookmark text:name="line-913"/></text:p>
      <text:p text:style-name="P65">ИВАН</text:p>
      <text:p text:style-name="P7">Не знаю! Я просто хочу вернуть тебя назад! <text:bookmark text:name="line-916"/><text:bookmark text:name="line-915"/></text:p>
      <text:p text:style-name="P65">МАРЬЯ МОРЕВНА</text:p>
      <text:p text:style-name="P7">А как быть с Кощеем? <text:bookmark text:name="line-918"/><text:bookmark text:name="line-917"/></text:p>
      <text:p text:style-name="P65">ИВАН</text:p>
      <text:p text:style-name="P7">Если не отвяжется, нужно найти способ прикончить его. <text:bookmark text:name="line-920"/><text:bookmark text:name="line-919"/></text:p>
      <text:p text:style-name="P65">МАРЬЯ МОРЕВНА</text:p>
      <text:p text:style-name="P7">Это не получится. Он бессмертный. <text:bookmark text:name="line-922"/><text:bookmark text:name="line-921"/></text:p>
      <text:p text:style-name="P65">ИВАН</text:p>
      <text:p text:style-name="P7">Откуда ты знаешь? <text:bookmark text:name="line-924"/><text:bookmark text:name="line-923"/></text:p>
      <text:p text:style-name="P65">МАРЬЯ МОРЕВНА</text:p>
      <text:p text:style-name="P7">Его смерть это ... <text:bookmark text:name="line-926"/><text:bookmark text:name="line-925"/></text:p>
      <text:p text:style-name="P30">БелАЗ сзади таранит машину и грохот скрежещего метала заглушает последнее слово. Видны только губы Моревны, произносящее его. <text:bookmark text:name="line-928"/><text:bookmark text:name="line-927"/></text:p>
      <text:p text:style-name="P30">Иван изо всех сил крутит руль, пытаясь выровнять машину на дороге. Но в его глазах застыло удивление, шок от того что он только что услышал. Он смотрит не на дорогу, а на Моревну. <text:bookmark text:name="line-930"/><text:bookmark text:name="line-929"/></text:p>
      <text:p text:style-name="P30">В это время мелькают монохромные картинки<text:bookmark text:name="line-931"/>.</text:p>
      <text:p text:style-name="P30"><text:soft-page-break/>ИНТ. ЛАБОРАТОРИЯ ВНУТРИ ДУБА ВОСПОМИНАНИЕ</text:p>
      <text:p text:style-name="P30">Показывается раскрытый сундук, стоящий внутри пещеры. На камнях устланных перьями лежит скорлупа разбитого яйца.</text:p>
      <text:p text:style-name="P30"><text:bookmark text:name="line-9051"/><text:bookmark text:name="line-934"/><text:bookmark text:name="line-933"/>НАТ. ОСТРОВ БУЯН ШОССЕ НОЧЬ</text:p>
      <text:p text:style-name="P65">ИВАН</text:p>
      <text:p text:style-name="P7">Боже... <text:bookmark text:name="line-936"/><text:bookmark text:name="line-935"/></text:p>
      <text:p text:style-name="P30">Кощей хохочет и включает ускорение. БелАЗ наезжает правым колесом по левой стороне машины (где сидит Иван) и, подмяв машину под себя, впечатав её в асфальт раздавливает всю левую часть вместе с Иваном. </text:p>
      <text:p text:style-name="P30">Моревна в правой части остаётся цела. Её глаза в ужасе расширяются, первые мгновения она не может выдавить из себя ни звука, потом наконец разрывается истерическим криком. Перед её глазами проходит картинка только что разговаривающего Ивана и промелькнувшего в обломках колеса. Она продолжает кричать, сильнее, срывая голос. Сбоку разбивается окно и металлические руки Кощея вытаскивают её из машины. Она безуспешно вырывается, тянет руки к изувеченной машине, но Кощей уносит её всё дальше и дальше прочь. <text:bookmark text:name="line-940"/><text:bookmark text:name="line-939"/></text:p>
      <text:p text:style-name="P30">У Моревны перед глазами мелькают картины воспоминаний. <text:bookmark text:name="line-942"/><text:bookmark text:name="line-941"/></text:p>
      <text:list xml:id="list3050264705749797444" text:style-name="L1">
        <text:list-item>
          <text:p text:style-name="P112">Иван и Моревна стоят на полянке возле дома. Моревна положила свою голову ему на плечо. <text:bookmark text:name="line-943"/></text:p>
        </text:list-item>
        <text:list-item>
          <text:p text:style-name="P112">Иван и Моревна едут солнечным днём на мотоцикле. Иван довольный сидит на багажнике. <text:bookmark text:name="line-944"/></text:p>
        </text:list-item>
        <text:list-item>
          <text:p text:style-name="P112">Иван и Моревна прыгают вместе с тарзанки. Моревна визжит от страха, а Ивану, похоже это нравится. <text:bookmark text:name="line-945"/></text:p>
        </text:list-item>
        <text:list-item>
          <text:p text:style-name="P112">Иван и Моревна на пляже воюют с акулой. <text:bookmark text:name="line-947"/><text:bookmark text:name="line-946"/></text:p>
        </text:list-item>
      </text:list>
      <text:p text:style-name="P30">БелАЗ уезжает вдаль, Моревна всё ещё тянет руки из окна назад. Дорога. Потом наступает шок. С потемневшим лицом Моревна безучастно сидит в кресле. Кощей ведёт машину. </text:p>
      <text:h text:style-name="Heading_20_2" text:outline-level="2"><text:bookmark text:name="line-949"/><text:bookmark-start text:name="__RefHeading___Toc5827_153254837"/><text:bookmark text:name="line-948"/>ШЕСТАЯ СЕРИЯ: <text:span text:style-name="T57">Воскрешение</text:span><text:bookmark-end text:name="__RefHeading___Toc5827_153254837"/></text:h>
      <text:p text:style-name="P30"><text:bookmark text:name="line-952"/>НАТ. ОСТРОВ БУЯН ШОССЕ МЕСТО СМЕРТИ ИВАНА УТРО <text:bookmark text:name="line-953"/></text:p>
      <text:p text:style-name="P30"><text:bookmark text:name="line-955"/><text:bookmark text:name="line-954"/>Изувеченная машина Ивана стоит в луже крови. Светает. <text:bookmark text:name="line-957"/><text:bookmark text:name="line-956"/></text:p>
      <text:p text:style-name="P30">С трёх сторон к машине подъезжают машины сестёр Ивана. Из них сначала вылазят их мужья, а потом и сами сёстры. <text:bookmark text:name="line-959"/><text:bookmark text:name="line-958"/></text:p>
      <text:p text:style-name="P30"><text:soft-page-break/>Сестра-доктор выхватывает шприц и с медицинской тележкой и аптечкой уходит за кадр к машине. Из-за кадра начинают вываливаться обломки, ботинки, бутылки и пр. барахло. <text:bookmark text:name="line-961"/><text:bookmark text:name="line-960"/></text:p>
      <text:p text:style-name="P30">Потом приступает Сестра-механик. Она достаёт гаечный ключ и начинает что-то ваять, откручивая что-то, сваривая и т.п. <text:bookmark text:name="line-963"/><text:bookmark text:name="line-962"/></text:p>
      <text:p text:style-name="P30">Затем наступает очередь Сестры-монашки. Она достаёт крест и начинает читать заклинание по магической книге. В это время вокруг бегают другие две сестры опрыскивая всё живой водой. Из книги начинает идти свечение. <text:bookmark text:name="line-965"/><text:bookmark text:name="line-964"/></text:p>
      <text:p text:style-name="P30">Из разбитой машины вырывается столб света, подбросив несколько обломков в воздух. Свет становится всё ярче. <text:bookmark text:name="line-967"/><text:bookmark text:name="line-966"/></text:p>
      <text:p text:style-name="P30">Мужья, стоящие поодаль, надевают чёрные очки. Все, кроме Бизнесмена - он итак весь мульт в чёрных очках. <text:bookmark text:name="line-969"/><text:bookmark text:name="line-968"/></text:p>
      <text:p text:style-name="P30">Из столба света появляется тёмная фигура, напоминающая фигуру Ивана. Красным огоньком загорается левый глаз. Становится видно что это Иван, но его голова окружена металлическим обручем с камнем, левый глаз искусственный, правая рука и левая нога механические. <text:bookmark text:name="line-971"/><text:bookmark text:name="line-970"/></text:p>
      <text:p text:style-name="P30">Мужья в шоке.<text:bookmark text:name="line-973"/><text:bookmark text:name="line-972"/></text:p>
      <text:p text:style-name="P30">Иван открывает свои глаза, покачивается, его поддерживают сёстры. Он смотрит с ужасом на свои руки, смотрит в небо и издаёт вопль. <text:bookmark text:name="line-975"/><text:bookmark text:name="line-974"/></text:p>
      <text:p text:style-name="P30">Небо темнеет, находят тучи, начинает накрапывать дождик. <text:bookmark text:name="line-977"/><text:bookmark text:name="line-976"/></text:p>
      <text:p text:style-name="P30">На камне возле обломков своей машины сидит, пригорюнившись, Иван. Неподалёку стоят машины сестёр. <text:bookmark text:name="line-979"/><text:bookmark text:name="line-978"/></text:p>
      <text:p text:style-name="P30">Сестра-механик сидит в салоне. Рядом с ней Рокер. Молчат, смотрят на фигуру Ивана. Работают дворники. Сестра вздыхает, и выходит из машины. <text:bookmark text:name="line-981"/><text:bookmark text:name="line-980"/></text:p>
      <text:p text:style-name="P30">Подходит к Ивану, но не решается заговорить. Сзади подходят остальные две сестры. <text:bookmark text:name="line-983"/><text:bookmark text:name="line-982"/></text:p>
      <text:p text:style-name="P65">СЕСТРА-МЕХАНИК</text:p>
      <text:p text:style-name="P7">Пойдём в машину. Мы волнуемся за тебя. <text:bookmark text:name="line-985"/><text:bookmark text:name="line-984"/></text:p>
      <text:p text:style-name="P30">Иван немножко сжимает и разжимает металлическую руку. Она поскрипывает под дождём. <text:bookmark text:name="line-987"/><text:bookmark text:name="line-986"/></text:p>
      <text:p text:style-name="P65">ИВАН</text:p>
      <text:p text:style-name="P78">(не поднимая голову)</text:p>
      <text:p text:style-name="P7">Зачем всё это? <text:bookmark text:name="line-989"/><text:bookmark text:name="line-988"/></text:p>
      <text:p text:style-name="P65"><text:soft-page-break/>СЕСТРА-МЕХАНИК</text:p>
      <text:p text:style-name="P7">Я... я не знаю.</text:p>
      <text:p text:style-name="P78">(пауза)</text:p>
      <text:p text:style-name="P7">Но если ты всё ещё здесь, значит...</text:p>
      <text:p text:style-name="P78">(глотает воздух, дрожащим голосом)</text:p>
      <text:p text:style-name="P7">наверное так нужно.</text:p>
      <text:p text:style-name="P78">(пауза)</text:p>
      <text:p text:style-name="P7">Что ты собираешься делать? <text:bookmark text:name="line-991"/><text:bookmark text:name="line-990"/></text:p>
      <text:p text:style-name="P65">ИВАН</text:p>
      <text:p text:style-name="P7">Делать... Что я могу сделать? <text:bookmark text:name="line-993"/><text:bookmark text:name="line-992"/></text:p>
      <text:p text:style-name="P30">Мелькает кадр говорящей Моревны "его смерть это...", но без звука. <text:bookmark text:name="line-995"/><text:bookmark text:name="line-994"/>Ещё один кадр: Кощей, просящий "дай мне попить..."</text:p>
      <text:p text:style-name="P65">ИВАН</text:p>
      <text:p text:style-name="P7">Я сам. Своими руками разрушил всё... Кому это может быть нужно? <text:bookmark text:name="line-997"/><text:bookmark text:name="line-996"/></text:p>
      <text:p text:style-name="P65">СЕСТРА-ДОКТОР</text:p>
      <text:p text:style-name="P78">(жалобно)</text:p>
      <text:p text:style-name="P7">Но ты должен спасти Марью Моревну!!! <text:bookmark text:name="line-999"/><text:bookmark text:name="line-998"/></text:p>
      <text:p text:style-name="P65">ИВАН</text:p>
      <text:p text:style-name="P78">(вскакивает)</text:p>
      <text:p text:style-name="P7">Должен?!! Я ДОЛЖЕН? Как? Зачем, зачем вообще было возвращать? Я должен был оставаться там!</text:p>
      <text:p text:style-name="P78">(тяжело дышит)</text:p>
      <text:p text:style-name="P7">Даже если бы я мог... Только посмотрите, теперь я...</text:p>
      <text:p text:style-name="P78">(поднимает вверх свою металлическую руку)</text:p>
      <text:p text:style-name="P7">теперь я совсем как... <text:bookmark text:name="line-1001"/><text:bookmark text:name="line-1000"/></text:p>
      <text:p text:style-name="P30">Иван обрушивает удар на ближайшую торчащую из земли скалу, скала разлетается. Иван без сил опускается на осколки тихо всхлипывая. </text:p>
      <text:p text:style-name="P65">ИВАН</text:p>
      <text:p text:style-name="P78">(шёпотом)</text:p>
      <text:p text:style-name="P7">такое-же чудовище... <text:bookmark text:name="line-1005"/><text:bookmark text:name="line-1004"/></text:p>
      <text:p text:style-name="P65">СЕСТРА-ДОКТОР</text:p>
      <text:p text:style-name="P78">(подходит к нему)</text:p>
      <text:p text:style-name="P7">Иван... <text:bookmark text:name="line-1007"/><text:bookmark text:name="line-1006"/></text:p>
      <text:p text:style-name="P30">Сестра-доктор касается рукой его плеча но он с диким взглядом отталкивает её. <text:bookmark text:name="line-1009"/><text:bookmark text:name="line-1008"/></text:p>
      <text:p text:style-name="P65"><text:soft-page-break/>ИВАН</text:p>
      <text:p text:style-name="P7">Не трогай! Оставьте меня<text:bookmark text:name="line-1011"/><text:bookmark text:name="line-1010"/>!</text:p>
      <text:p text:style-name="P30">Сестра-доктор падает на землю. Иван тут же сам отскакивает как ошпаренный. С ужасом смотрит на лежащую на земле сестру, ловит её взгляд. Смотрит на свою механическую руку.<text:bookmark text:name="line-1013"/><text:bookmark text:name="line-1012"/></text:p>
      <text:p text:style-name="P30">Отталкивая руками воздух, делает один шаг назад, другой, спотыкается и убегает за пелену дождя. Сестра-доктор делает шаг за ним, но Сестра-механик останавливает.<text:bookmark text:name="line-1015"/><text:bookmark text:name="line-1014"/></text:p>
      <text:p text:style-name="P65">СЕСТРА-МЕХАНИК</text:p>
      <text:p text:style-name="P7">Мы сделали всё что могли. <text:bookmark text:name="line-1017"/><text:bookmark text:name="line-1016"/></text:p>
      <text:p text:style-name="P30">Смотрит ему вслед.<text:bookmark text:name="line-1019"/><text:bookmark text:name="line-1018"/></text:p>
      <text:h text:style-name="Heading_20_3" text:outline-level="3" text:is-list-header="true"><text:bookmark text:name="head-38e21d4d5c427ebb7ed0232cac746f971a160fbb"/><text:bookmark-start text:name="__RefHeading___Toc5771_153254837"/>Отчаяние<text:bookmark-end text:name="__RefHeading___Toc5771_153254837"/></text:h>
      <text:p text:style-name="P30"><text:bookmark text:name="line-1022"/>НАТ. ОСТРОВ БУЯН КАМЕНИСТАЯ ПУСТОШЬ ДЕНЬ <text:bookmark text:name="line-1023"/></text:p>
      <text:p text:style-name="P30"><text:bookmark text:name="line-1025"/><text:bookmark text:name="line-1024"/>Иван бежит. Переходит на шаг. Бредёт по каменистой земле, не разбирая дороги. Голова опущена, он не смотрит куда идёт, капли капают с мокрых волос. <text:bookmark text:name="line-1027"/><text:bookmark text:name="line-1026"/></text:p>
      <text:p text:style-name="P30"><text:bookmark text:name="line-1028"/>НАТ. ЗАМОК КОЩЕЯ ДВОР ДЕНЬ <text:bookmark text:name="line-1029"/></text:p>
      <text:p text:style-name="P30">Во дворе стоит БелАЗ. Кощей волочёт за собой абсолютно поникшую, не сопротивляющуюся Моревну. <text:bookmark text:name="line-1032"/><text:bookmark text:name="line-1031"/></text:p>
      <text:p text:style-name="P30"><text:bookmark text:name="line-1033"/>НАТ. МОСТ НА ОСТРОВ БУЯН ДЕНЬ <text:bookmark text:name="line-1034"/></text:p>
      <text:p text:style-name="P30"><text:bookmark text:name="line-1036"/><text:bookmark text:name="line-1035"/>Солдаты минируют мост и основание острова. <text:bookmark text:name="line-1038"/><text:bookmark text:name="line-1037"/></text:p>
      <text:p text:style-name="P30"><text:bookmark text:name="line-1039"/>НАТ. ОСТРОВ БУЯН ШОССЕ МЕСТО СМЕРТИ ИВАНА ДЕНЬ <text:bookmark text:name="line-1040"/></text:p>
      <text:p text:style-name="P30"><text:bookmark text:name="line-1042"/><text:bookmark text:name="line-1041"/>Сёстры всё стоят под дождём. На переднем плане Рокер звонит по мобильному телефону. <text:bookmark text:name="line-1044"/><text:bookmark text:name="line-1043"/></text:p>
      <text:p text:style-name="P30"><text:bookmark text:name="line-1045"/>НАТ. ОСТРОВ БУЯН КАМЕНИСТАЯ ПУСТОШЬ ДЕНЬ <text:bookmark text:name="line-1046"/></text:p>
      <text:p text:style-name="P30"><text:bookmark text:name="line-1048"/><text:bookmark text:name="line-1047"/>На мобильнике Ивана высвечивается звонок. Иван смотрит, и отбрасывает мобильник на камни. Идёт дальше. <text:bookmark text:name="line-1050"/><text:bookmark text:name="line-1049"/></text:p>
      <text:p text:style-name="P30"><text:bookmark text:name="line-1051"/>НАТ. ОСТРОВ БУЯН ШОССЕ МЕСТО СМЕРТИ ИВАНА ДЕНЬ <text:bookmark text:name="line-1052"/></text:p>
      <text:p text:style-name="P30"><text:bookmark text:name="line-1054"/><text:bookmark text:name="line-1053"/>Рокер смотрит на телефон, затем набирает какой-то другой номер. <text:bookmark text:name="line-1056"/><text:bookmark text:name="line-1055"/></text:p>
      <text:p text:style-name="P78">РОКЕР</text:p>
      <text:p text:style-name="P7">Алло... Да, я. Да, не полностью. <text:bookmark text:name="line-1058"/><text:bookmark text:name="line-1057"/></text:p>
      <text:p text:style-name="P30"><text:bookmark text:name="line-1059"/>НАТ. ОСТРОВ БУЯН КАМЕНИСТАЯ ПУСТОШЬ ДЕНЬ <text:bookmark text:name="line-1060"/></text:p>
      <text:p text:style-name="P30"><text:bookmark text:name="line-1062"/><text:bookmark text:name="line-1061"/><text:soft-page-break/>Иван идёт дальше. На горизонте из-за пелены дождя показывается силуэт тёмного здания - какие-то развалины. <text:bookmark text:name="line-1064"/><text:bookmark text:name="line-1063"/></text:p>
      <text:p text:style-name="P30"><text:bookmark text:name="line-1065"/>ИНТ. ЗАМОК КОЩЕЯ ЦЕНТРАЛЬНАЯ БАШНЯ ВЕРХНЯЯ КОМНАТА ВЕЧЕР <text:bookmark text:name="line-1066"/></text:p>
      <text:p text:style-name="P30"><text:bookmark text:name="line-1068"/><text:bookmark text:name="line-1067"/>Марья Моревна лежит в кресле даже не связанная и безжизненным взглядом смотрит в окно. На окне установлены решётки. За спиной Моревны видна спина уходящего Кощея. <text:bookmark text:name="line-1070"/><text:bookmark text:name="line-1069"/></text:p>
      <text:p text:style-name="P30"><text:bookmark text:name="line-1071"/>ИНТ. ОСТРОВ БУЯН РАЗВАЛИНЫ ВЕЧЕР <text:bookmark text:name="line-1072"/></text:p>
      <text:p text:style-name="P30"><text:bookmark text:name="line-1074"/><text:bookmark text:name="line-1073"/>Иван заходит внутрь здания развалин. Смеркается, тучи расходятся. <text:bookmark text:name="line-1076"/><text:bookmark text:name="line-1075"/></text:p>
      <text:p text:style-name="P30"><text:bookmark text:name="line-1077"/>ИНТ. ЗАМОК КОЩЕЯ ЦЕНТРАЛЬНАЯ БАШНЯ ВЕРХНЯЯ КОМНАТА НОЧЬ <text:bookmark text:name="line-1078"/></text:p>
      <text:p text:style-name="P30"><text:bookmark text:name="line-1080"/><text:bookmark text:name="line-1079"/>Моревна смотрит в окно на луну.<text:bookmark text:name="line-1082"/><text:bookmark text:name="line-1081"/></text:p>
      <text:p text:style-name="P30"><text:bookmark text:name="line-1083"/>ИНТ. ОСТРОВ БУЯН РАЗВАЛИНЫ НОЧЬ <text:bookmark text:name="line-1084"/></text:p>
      <text:p text:style-name="P30"><text:bookmark text:name="line-1086"/><text:bookmark text:name="line-1085"/>На эту-же луну через окно смотрит Иван. Опускается на колени и, зажмурив глаза, в отчаянии касается головой пола. <text:bookmark text:name="line-1088"/><text:bookmark text:name="line-1087"/></text:p>
      <text:p text:style-name="P30">Тучи окончательно расходятся от луны. <text:bookmark text:name="line-1090"/><text:bookmark text:name="line-1089"/></text:p>
      <text:p text:style-name="P30">Иван спит, свернувшись калачиком на каменном полу. Его освещает свет луны сквозь пролом в потолке. <text:bookmark text:name="line-1093"/><text:bookmark text:name="line-1092"/><text:bookmark text:name="line-1091"/></text:p>
      <text:h text:style-name="Heading_20_3" text:outline-level="3" text:is-list-header="true"><text:bookmark text:name="head-c717731d9c6ad791f2a9af9473a354983aea2da4"/><text:bookmark-start text:name="__RefHeading___Toc5773_153254837"/>Парень в чёрном<text:bookmark-end text:name="__RefHeading___Toc5773_153254837"/></text:h>
      <text:p text:style-name="P30"><text:bookmark text:name="line-1096"/>ИНТ. ОСТРОВ БУЯН РАЗВАЛИНЫ УТРО <text:bookmark text:name="line-1097"/></text:p>
      <text:p text:style-name="P30"><text:bookmark text:name="line-1099"/><text:bookmark text:name="line-1098"/>Иван открывает глаза. <text:bookmark text:name="line-1101"/><text:bookmark text:name="line-1100"/></text:p>
      <text:p text:style-name="P30">Неподалёку на камушке сидит Парень в чёрном. Что-то мастерит сколачивает из досок. Как будто не обращает никакого внимания на Ивана. <text:bookmark text:name="line-1103"/><text:bookmark text:name="line-1102"/></text:p>
      <text:p text:style-name="P30">Иван привстаёт, садится. Ему пофигу. Человек продолжает мастерить. <text:bookmark text:name="line-1105"/><text:bookmark text:name="line-1104"/></text:p>
      <text:p text:style-name="P30">Пауза затягивается. Иван хочет встать и уйти, но успевает сделать лишь лёгкое движение рукой и чуть подать тело вперёд (при этом раздаётся лёгкий шорох). Парень в чёрном ловит это движение и бросает на него взгляд из-под пряди волос. <text:bookmark text:name="line-1107"/><text:bookmark text:name="line-1106"/></text:p>
      <text:p text:style-name="P65">ПАРЕНЬ В ЧЁРНОМ</text:p>
      <text:p text:style-name="P7">Невежливый, али совсем взглядом узок стал? <text:bookmark text:name="line-1109"/><text:bookmark text:name="line-1108"/></text:p>
      <text:p text:style-name="P30">Иван замирает и поворачивается к нему. <text:bookmark text:name="line-1111"/><text:bookmark text:name="line-1110"/></text:p>
      <text:p text:style-name="P65"><text:soft-page-break/>ПАРЕНЬ В ЧЁРНОМ</text:p>
      <text:p text:style-name="P7">Здравствуй, Иван. <text:bookmark text:name="line-1113"/><text:bookmark text:name="line-1112"/></text:p>
      <text:p text:style-name="P65">ИВАН</text:p>
      <text:p text:style-name="P78">(смущённо)</text:p>
      <text:p text:style-name="P7">Здравствуйте. <text:bookmark text:name="line-1115"/><text:bookmark text:name="line-1114"/></text:p>
      <text:p text:style-name="P30">Иван сидит замерев как был, не зная как себя вести. Парень в чёрном продолжает свою работу. <text:bookmark text:name="line-1117"/><text:bookmark text:name="line-1116"/></text:p>
      <text:p text:style-name="P65">ПАРЕНЬ В ЧЁРНОМ</text:p>
      <text:p text:style-name="P7">Что пригорюнился? ... Шёл бы ты домой. <text:bookmark text:name="line-1119"/><text:bookmark text:name="line-1118"/></text:p>
      <text:p text:style-name="P30">Пауза. <text:bookmark text:name="line-1121"/><text:bookmark text:name="line-1120"/></text:p>
      <text:p text:style-name="P65">ИВАН</text:p>
      <text:p text:style-name="P7">Домой?... </text:p>
      <text:p text:style-name="P78">(скорее самому себе, чем человеку)</text:p>
      <text:p text:style-name="P7">Нет у меня теперь дома... Я ведь теперь... Теперь совсем как он. Я теперь и Марье Моревне на глаза показаться не могу... Я теперь... словно нежить какая-то... <text:bookmark text:name="line-1123"/><text:bookmark text:name="line-1122"/></text:p>
      <text:p text:style-name="P30">Пока Иван говорит он смотрит на свою механическую руку. Мелькает кадр отброшенной на землю Сестры-доктора. <text:bookmark text:name="line-1125"/><text:bookmark text:name="line-1124"/></text:p>
      <text:p text:style-name="P65">ПАРЕНЬ В ЧЁРНОМ</text:p>
      <text:p text:style-name="P7">Вот молоток видишь? Им можно гвозди заколачивать, дом построить. А можно и башку человеку проломить. Это инструмент. Инструмент лишь продолжение твоего тела и разума. Он не плохой и не хороший. <text:s/>Всё зависит от человека, который им владеет.<text:bookmark text:name="line-1127"/><text:bookmark text:name="line-1126"/></text:p>
      <text:p text:style-name="P30">Парень в чёрном пока говорит, откладывает молоток в сторону и начинает затачивать ножом кусок дерева (осиновый кол). <text:bookmark text:name="line-1128"/>Иван невольно следит за его движениями и ему чудятся всякие мерзости - как будто вместе с древесиной человек стачивает куски своих пальцев, абсолютно не замечая этого. Бяка-бяка! Иван в ужасе смотрит, но стоит ему моргнуть, как видение пропадает. <text:bookmark text:name="line-1130"/><text:bookmark text:name="line-1129"/></text:p>
      <text:p text:style-name="P65">ИВАН</text:p>
      <text:p text:style-name="P78">(всё ещё в шоке от увиденого, не в силах оторвать взгляда от рук Парня в чёрном)</text:p>
      <text:p text:style-name="P7">Откуда вы знаете как меня зовут? <text:soft-page-break/>Вас, небось, сёстры мои прислали? <text:bookmark text:name="line-1132"/><text:bookmark text:name="line-1131"/></text:p>
      <text:p text:style-name="P65">ПАРЕНЬ В ЧЁРНОМ</text:p>
      <text:p text:style-name="P78">(хохотнув)</text:p>
      <text:p text:style-name="P7">Сёстры у тебя просто золото. Нет, я просто проходил мимо — дай, думаю повидаю тебя. А им не время ещё меня видеть. <text:bookmark text:name="line-1134"/><text:bookmark text:name="line-1133"/></text:p>
      <text:p text:style-name="P65">ИВАН</text:p>
      <text:p text:style-name="P7">А мне, выходит, время? <text:bookmark text:name="line-1136"/><text:bookmark text:name="line-1135"/></text:p>
      <text:p text:style-name="P65">ПАРЕНЬ В ЧЁРНОМ</text:p>
      <text:p text:style-name="P7">Ты ведь вроде здесь умирать собрался? <text:bookmark text:name="line-1138"/><text:bookmark text:name="line-1137"/></text:p>
      <text:p text:style-name="P65">ИВАН</text:p>
      <text:p text:style-name="P78">(удивлённо)</text:p>
      <text:p text:style-name="P7">Что? <text:bookmark text:name="line-1140"/><text:bookmark text:name="line-1139"/></text:p>
      <text:p text:style-name="P65">ПАРЕНЬ В ЧЁРНОМ</text:p>
      <text:p text:style-name="P7">Помочь пришёл. <text:bookmark text:name="line-1144"/><text:bookmark text:name="line-1143"/></text:p>
      <text:p text:style-name="P30">Иван вскакивает, но в него уже летят, словно дротики, гвозди. Иван уворачивается. Гвозди пролетают прямо возле его лица. Иван, проводив их взглядом видит как они втыкаются в каменную стенку. <text:bookmark text:name="line-1146"/><text:bookmark text:name="line-1145"/></text:p>
      <text:p text:style-name="P30">Иван оборачивается опять к человеку. Тот уже летит на него с молотком в одной руке и колом в другой. <text:bookmark text:name="line-1148"/><text:bookmark text:name="line-1147"/></text:p>
      <text:p text:style-name="P30">Иван уворачивается от одного удара, другого. Ему удаётся схватить Парня в чёрном за руку и выбить сначала кол, потом молоток. Парень в чёрном отскакивает в сторону и в следующий момент Иван видит, что Парень держит в руках амулет, очень похожий на тот, что был у Марьи Моревны, но другой формы. Парень в чёрном оскаливается. <text:bookmark text:name="line-1150"/><text:bookmark text:name="line-1149"/></text:p>
      <text:p text:style-name="P30">Иван, не зная чего ожидать, делает шаг назад. Парень крепко сжимает амулет и тот загорается изнутри слабым светом. <text:bookmark text:name="line-1152"/><text:bookmark text:name="line-1151"/></text:p>
      <text:p text:style-name="P30">В голове Ивана зажигаются вспышки. Глаза расширяются, зрачки сужаются, Иван стискивает зубы. Следует ещё одна вспышка и механическая нога Ивана подламывается. Иван падает на землю. В его ушах треск, шипение, звуки похожие на вопли. <text:bookmark text:name="line-1154"/><text:bookmark text:name="line-1153"/></text:p>
      <text:p text:style-name="P30">Тут же механическая рука начинает его душить. Иван задыхается пытается сопротивляться, но в глазах уже мутнеет. Над ним появляется фигура Парня в чёрном.<text:bookmark text:name="line-1156"/><text:bookmark text:name="line-1155"/></text:p>
      <text:p text:style-name="P65">ПАРЕНЬ В ЧЁРНОМ</text:p>
      <text:p text:style-name="P7">Ну посмотри на себя. Давай, <text:soft-page-break/>умирай, ты, нечисть поганая. <text:s/><text:bookmark text:name="line-1158"/><text:bookmark text:name="line-1157"/></text:p>
      <text:p text:style-name="P30">Вдруг вместо фигуры человека возникает фигура Марьи Моревны, точь-в-точь также, как в начале, когда они в первый раз встретились. <text:bookmark text:name="line-1160"/><text:bookmark text:name="line-1159"/></text:p>
      <text:p text:style-name="P65">МАРЬЯ МОРЕВНА</text:p>
      <text:p text:style-name="P7">Как тебя зовут? <text:bookmark text:name="line-1162"/><text:bookmark text:name="line-1161"/></text:p>
      <text:p text:style-name="P65">ИВАН</text:p>
      <text:p text:style-name="P7">Я Иван. Тот который Царевич. <text:bookmark text:name="line-1164"/><text:bookmark text:name="line-1163"/></text:p>
      <text:p text:style-name="P30">Вспышки кадров жизни Ивана с Моревной. Убыстряются <text:bookmark text:name="line-1166"/><text:bookmark text:name="line-1165"/></text:p>
      <text:p text:style-name="P65">ИВАН</text:p>
      <text:p text:style-name="P7">Я Иван Царевич! <text:bookmark text:name="line-1168"/><text:bookmark text:name="line-1167"/></text:p>
      <text:p text:style-name="P30"><text:bookmark text:name="line-1170"/><text:bookmark text:name="line-1169"/>Мельтешня. <text:bookmark text:name="line-1172"/><text:bookmark text:name="line-1171"/></text:p>
      <text:p text:style-name="P65">ИВАН</text:p>
      <text:p text:style-name="P7">Я ИВАН ЦАРЕВИЧ! <text:bookmark text:name="line-1174"/><text:bookmark text:name="line-1173"/></text:p>
      <text:p text:style-name="P30">Иван орёт не своим голосом. И в следующий момент всё прекращается - и звуки и вспышки. Тишина. Иван стоит лицом к лицу с Парнем в чёрном, держа одной рукой (механической!) его за руку с зажатым амулетом. Парень в чёрном выглядит слегка удивлённым, но довольным. Он свободной рукой легонько толкает Ивана в живот. От этого толчка Иван отлетает к противоположной стенке, оставляя большую вмятину. <text:bookmark text:name="line-1176"/><text:bookmark text:name="line-1175"/></text:p>
      <text:p text:style-name="P30">Иван тут же вскакивает. Парень в чёрном уже бежит по полуразрушенной лестнице вверх на крышу. Иван бросается следом. <text:bookmark text:name="line-1178"/><text:bookmark text:name="line-1177"/></text:p>
      <text:p text:style-name="P30"><text:bookmark text:name="line-1179"/>ИНТ. ОСТРОВ БУЯН РАЗВАЛИНЫ КРЫША УТРО <text:bookmark text:name="line-1180"/></text:p>
      <text:p text:style-name="P30"><text:bookmark text:name="line-1182"/><text:bookmark text:name="line-1181"/>Иван останавливается в проёме выхода на крышу. Перед ним расстилается бесконечная даль, поля, голубое небо, океан вдали и золотое восходящее на горизонте солнце. Иван стоит завороженный картиной. Сверху за спиной Ивана свешивается покачивающаяся нога Парня в чёрном - он сидит на карнизе над выходом на крышу из которого только что выбежал Иван. <text:bookmark text:name="line-1184"/><text:bookmark text:name="line-1183"/></text:p>
      <text:p text:style-name="P65">ПАРЕНЬ В ЧЁРНОМ</text:p>
      <text:p text:style-name="P78">(любуется восходом)</text:p>
      <text:p text:style-name="P7">Если есть дух крепкий как сталь - то остальное ничего и не значит. <text:bookmark text:name="line-1186"/><text:bookmark text:name="line-1185"/></text:p>
      <text:p text:style-name="P65">ИВАН</text:p>
      <text:p text:style-name="P78">(глубоко вдыхает)</text:p>
      <text:p text:style-name="P7">Теперь я знаю, что такое стоять, когда есть все основания уже лежать на земле. <text:bookmark text:name="line-1188"/><text:bookmark text:name="line-1187"/></text:p>
      <text:p text:style-name="P65"><text:soft-page-break/>ПАРЕНЬ В ЧЁРНОМ</text:p>
      <text:p text:style-name="P78">(уходя)</text:p>
      <text:p text:style-name="P7">Держи эту силу при себе. Вы взяли друг от друга самое лучшее. Неужели ты думаешь, что тебя просто так отпустили оттуда? <text:bookmark text:name="line-1190"/><text:bookmark text:name="line-1189"/></text:p>
      <text:p text:style-name="P30">Иван оборачивается, но вокруг уже никого нет, лишь два чёрных пёрышка кружатся в воздухе. Там, где только что был Парень в чёрном на камне лежит мобильник Ивана. <text:bookmark text:name="line-1192"/><text:bookmark text:name="line-1191"/></text:p>
      <text:p text:style-name="P30">На горизонте где встаёт солнце, на фоне золотого неба появляются фигуры идущих сестёр Ивана. <text:bookmark text:name="line-1194"/><text:bookmark text:name="line-1193"/></text:p>
      <text:p text:style-name="P30">Иван смотрит на мобильник. На нём уже набран номер, остаётся нажать только кнопку снятия трубки.<text:bookmark text:name="line-1196"/><text:bookmark text:name="line-1195"/></text:p>
      <text:p text:style-name="P30"><text:bookmark text:name="line-1197"/>НАТ. ЗАМОК КОЩЕЯ ЦЕНТРАЛЬНАЯ БАШНЯ ВЕРХНЯЯ КОМНАТА ВЕЧЕР <text:bookmark text:name="line-1198"/></text:p>
      <text:p text:style-name="P30"><text:bookmark text:name="line-1200"/><text:bookmark text:name="line-1199"/>Марья Моревна сидит в башне в полном отчаянии. Со стороны окна доносится какой-то шорох. Моревна не реагирует. Затем раздаётся звонок - звонит мобильный телефон на подоконнике. Моревна поворачивается в изумлении, видит телефон и улетающего прочь Воробушка. Телефон продолжает звонить. Моревна, всё ещё боясь поверить берёт трубку.<text:bookmark text:name="line-1202"/><text:bookmark text:name="line-1201"/></text:p>
      <text:p text:style-name="P30"><text:bookmark text:name="line-1203"/>ИНТ. ОСТРОВ БУЯН РАЗВАЛИНЫ КРЫША УТРО <text:bookmark text:name="line-1204"/></text:p>
      <text:p text:style-name="P65"><text:bookmark text:name="line-1206"/><text:bookmark text:name="line-1205"/>ИВАН</text:p>
      <text:p text:style-name="P7">Алло! Марья Моревна?.. <text:bookmark text:name="line-1208"/><text:bookmark text:name="line-1207"/></text:p>
      <text:p text:style-name="P30"><text:bookmark text:name="line-1209"/>НАТ. ЗАМОК КОЩЕЯ ЦЕНТРАЛЬНАЯ БАШНЯ ВЕРХНЯЯ КОМНАТА ВЕЧЕР <text:bookmark text:name="line-1210"/></text:p>
      <text:p text:style-name="P30"><text:bookmark text:name="line-1212"/><text:bookmark text:name="line-1211"/>Марья Моревна от удивления задыхается и падает назад, прямо на пол, на спину. Лежит на спине, смотря невидящим взглядом в потолок. <text:bookmark text:name="line-1214"/><text:bookmark text:name="line-1213"/></text:p>
      <text:p text:style-name="P65">МАРЬЯ МОРЕВНА</text:p>
      <text:p text:style-name="P78">(почти шёпотом, выдыхает)</text:p>
      <text:p text:style-name="P7">Вау!.. Ты жив! <text:bookmark text:name="line-1216"/><text:bookmark text:name="line-1215"/></text:p>
      <text:p text:style-name="P30"><text:bookmark text:name="line-1217"/>ИНТ. ОСТРОВ БУЯН РАЗВАЛИНЫ КРЫША УТРО <text:bookmark text:name="line-1218"/></text:p>
      <text:p text:style-name="P65"><text:bookmark text:name="line-1220"/><text:bookmark text:name="line-1219"/>ИВАН</text:p>
      <text:p text:style-name="P7">Ты не знаешь, где Кощей бессмертный такие тачки берёт? <text:bookmark text:name="line-1222"/><text:bookmark text:name="line-1221"/></text:p>
      <text:h text:style-name="Heading_20_2" text:outline-level="2" text:is-list-header="true"><text:bookmark-start text:name="__RefHeading___Toc5829_153254837"/><text:soft-page-break/>СЕДЬМАЯ СЕРИЯ<text:bookmark-end text:name="__RefHeading___Toc5829_153254837"/></text:h>
      <text:h text:style-name="Heading_20_3" text:outline-level="3"><text:bookmark text:name="head-76cb239c1cd211e640a7f3138acc4d8dc7aeffc5"/><text:bookmark-start text:name="__RefHeading___Toc5775_153254837"/>Автосалон Бабы-Яги<text:bookmark-end text:name="__RefHeading___Toc5775_153254837"/></text:h>
      <text:p text:style-name="P30"><text:bookmark text:name="line-1225"/>НАТ. МОСТ НА ОСТРОВ БУЯН ДЕНЬ <text:bookmark text:name="line-1226"/></text:p>
      <text:p text:style-name="P30"><text:bookmark text:name="line-1228"/><text:bookmark text:name="line-1227"/>Иван на машине проносится мимо заграждений через мост. Никто из солдат не успевает даже среагировать. <text:bookmark text:name="line-1230"/><text:bookmark text:name="line-1229"/></text:p>
      <text:p text:style-name="P30"><text:bookmark text:name="line-1231"/>НАТ. АВТОСАЛОН БАБЫ-ЯГИ <text:bookmark text:name="line-1232"/></text:p>
      <text:p text:style-name="P30"><text:bookmark text:name="line-1234"/><text:bookmark text:name="line-1233"/>На здании, напоминающем автомойку и СТО висит вывеска: "Автосалон Бабы-Яги". Иван подъезжает, выходит из машины и подходит к двери. <text:bookmark text:name="line-1236"/><text:bookmark text:name="line-1235"/></text:p>
      <text:p text:style-name="P65">ДВЕРЬ</text:p>
      <text:p text:style-name="P7">Пароль? <text:bookmark text:name="line-1238"/><text:bookmark text:name="line-1237"/></text:p>
      <text:p text:style-name="P30">Иван откидывает волосы с глаз и закрывает глаза. Лицо его принимает умиротворённое выражение. <text:bookmark text:name="line-1240"/><text:bookmark text:name="line-1239"/></text:p>
      <text:p text:style-name="P65">ИВАН</text:p>
      <text:p text:style-name="P7">Избушка-избушка, стань к лесу задом, а ко мне передом. <text:bookmark text:name="line-1242"/><text:bookmark text:name="line-1241"/></text:p>
      <text:p text:style-name="P30">Дверь открывается. <text:bookmark text:name="line-1244"/><text:bookmark text:name="line-1243"/></text:p>
      <text:p text:style-name="P30"><text:bookmark text:name="line-1245"/>ИНТ. АВТОСАЛОН БАБЫ-ЯГИ ДЕНЬ <text:bookmark text:name="line-1246"/></text:p>
      <text:p text:style-name="P30"><text:bookmark text:name="line-1248"/><text:bookmark text:name="line-1247"/>Баба-Яга - седая сухонькая пожилая женщина с крючковатым носом и чёрными бровями - сидит за столом, на котором стоит ноутбук. В углу возле двери висит чёрный плащ - тот самый, в котором она была в развалинах лаборатории. Входит Иван. Плащ находится за его спиной и он его не замечает. <text:bookmark text:name="line-1250"/><text:bookmark text:name="line-1249"/></text:p>
      <text:p text:style-name="P65">ИВАН</text:p>
      <text:p text:style-name="P7">Здорово, Баба-Яга aka Костяная Нога. Дай мне такую тачку, чтобы обогнать БелАЗ Кощея бессмертного! <text:bookmark text:name="line-1252"/><text:bookmark text:name="line-1251"/></text:p>
      <text:p text:style-name="P65">БАБА-ЯГА</text:p>
      <text:p text:style-name="P111">Кощея бессмертного, говоришь? Пойдём со мной. </text:p>
      <text:p text:style-name="P109">Я ждала тебя. Всё готово.</text:p>
      <text:p text:style-name="P30">Открывается дверь, за которой находится тёмный коридор. Баба-Яга заходит внутрь, Иван делает несколько шагов и замирает. По всему коридору стоят роботы, похожие на Кощея. <text:bookmark text:name="line-1256"/><text:bookmark text:name="line-1255"/></text:p>
      <text:p text:style-name="P65">БАБА-ЯГА</text:p>
      <text:p text:style-name="P7"><text:soft-page-break/>Не бойся, иди за мной. <text:bookmark text:name="line-1258"/><text:bookmark text:name="line-1257"/></text:p>
      <text:p text:style-name="P65">ИВАН</text:p>
      <text:p text:style-name="P7">На секунду мне показалось... что они живые. </text:p>
      <text:p text:style-name="P78">(идёт следом за Бабой-Ягой)<text:bookmark text:name="line-1260"/><text:bookmark text:name="line-1259"/></text:p>
      <text:p text:style-name="P65">БАБА-ЯГА</text:p>
      <text:p text:style-name="P78">(усмехается)</text:p>
      <text:p text:style-name="P7">Что ты, милок, машина не может быть живой...</text:p>
      <text:p text:style-name="P78">(кашляет и через паузу тихо добавляет)</text:p>
      <text:p text:style-name="P7">без человека. <text:bookmark text:name="line-1262"/><text:bookmark text:name="line-1261"/></text:p>
      <text:p text:style-name="P65">ИВАН</text:p>
      <text:p text:style-name="P78">(озирается)</text:p>
      <text:p text:style-name="P7">Но... откуда это всё здесь. <text:bookmark text:name="line-1264"/><text:bookmark text:name="line-1263"/></text:p>
      <text:p text:style-name="P30">Баба Яга игнорируя вопрос подходит к двери. <text:bookmark text:name="line-1266"/><text:bookmark text:name="line-1265"/></text:p>
      <text:p text:style-name="P65">БАБА-ЯГА</text:p>
      <text:p text:style-name="P7">Наверняка тебе нужна самая быстрая тачка. <text:bookmark text:name="line-1268"/><text:bookmark text:name="line-1267"/></text:p>
      <text:p text:style-name="P65">ИВАН</text:p>
      <text:p text:style-name="P7">Машина и я сам - это всё, на что я могу надеяться. <text:bookmark text:name="line-1270"/><text:bookmark text:name="line-1269"/></text:p>
      <text:p text:style-name="P30">Тёмный экран. Поднимается дверь гаража на фоне яркого света видны силуэты Бабы-Яги и Ивана. Глаза Ивана расширяются.<text:bookmark text:name="line-1272"/><text:bookmark text:name="line-1271"/></text:p>
      <text:p text:style-name="P65">ИВАН</text:p>
      <text:p text:style-name="P78">(в шоке)</text:p>
      <text:p text:style-name="P7">Бо-же мой... <text:bookmark text:name="line-1274"/><text:bookmark text:name="line-1273"/></text:p>
      <text:h text:style-name="Heading_20_3" text:outline-level="3" text:is-list-header="true"><text:bookmark text:name="head-e005de2dc43c13c663ca70c703a04e753bab5c0c"/><text:bookmark-start text:name="__RefHeading___Toc5777_153254837"/>Final Escape<text:bookmark-end text:name="__RefHeading___Toc5777_153254837"/></text:h>
      <text:p text:style-name="P30"><text:bookmark text:name="line-1277"/>НАТ. ШОССЕ ДЕНЬ <text:bookmark text:name="line-1278"/></text:p>
      <text:p text:style-name="P30"><text:bookmark text:name="line-1279"/>Иван едет по дороге на запорожце. <text:bookmark text:name="line-1281"/><text:bookmark text:name="line-1280"/></text:p>
      <text:p text:style-name="P30"><text:bookmark text:name="line-1282"/>НАТ. МОСТ НА ОСТРОВ БУЯН <text:bookmark text:name="line-1283"/></text:p>
      <text:p text:style-name="P30"><text:bookmark text:name="line-1285"/><text:bookmark text:name="line-1284"/>Подъезжает роскошная машина. Из неё выходит Генерал с охраной. Подходит КОМАНДУЮЩИЙ и что-то докладывают. <text:bookmark text:name="line-1287"/><text:bookmark text:name="line-1286"/></text:p>
      <text:p text:style-name="P30">Мимо проезжает Иван на запорожце, сбивает заграждения и едет через мост. Все открыв рты в немом удивлении наблюдают эту картину. <text:bookmark text:name="line-1289"/><text:bookmark text:name="line-1288"/></text:p>
      <text:p text:style-name="P65"><text:soft-page-break/>ГЕНЕРАЛ</text:p>
      <text:p text:style-name="P78">(в изумлении)</text:p>
      <text:p text:style-name="P7">Что это было? <text:bookmark text:name="line-1291"/><text:bookmark text:name="line-1290"/></text:p>
      <text:p text:style-name="P65">КОМАНДУЮЩИЙ</text:p>
      <text:p text:style-name="P7">Я... я... <text:bookmark text:name="line-1293"/><text:bookmark text:name="line-1292"/></text:p>
      <text:p text:style-name="P65">ГЕНЕРАЛ</text:p>
      <text:p text:style-name="P7">Это он! Взрывайте скорее, с острова никого не выпускать!<text:bookmark text:name="line-1295"/><text:bookmark text:name="line-1294"/></text:p>
      <text:p text:style-name="P30"><text:bookmark text:name="line-1296"/>НАТ. ЗАМОК КОЩЕЯ ДЕНЬ <text:bookmark text:name="line-1297"/></text:p>
      <text:p text:style-name="P30"><text:bookmark text:name="line-1298"/>Иван подъезжает к замку Кощея Бессмертного. Что-то говорит по телефону, потом вылазит из машины. <text:bookmark text:name="line-1300"/><text:bookmark text:name="line-1299"/></text:p>
      <text:p text:style-name="P30"><text:bookmark text:name="line-1301"/>ИНТ. ЗАМОК КОЩЕЯ ЦЕНТРАЛЬНАЯ БАШНЯ ВЕРХНЯЯ КОМНАТА ДЕНЬ <text:bookmark text:name="line-1302"/></text:p>
      <text:p text:style-name="P30"><text:bookmark text:name="line-1304"/><text:bookmark text:name="line-1303"/>Марья Моревна хоронится за импровизированной баррикадой из мебели. <text:bookmark text:name="line-1306"/><text:bookmark text:name="line-1305"/></text:p>
      <text:p text:style-name="P30"><text:bookmark text:name="line-1307"/>НАТ. ЗАМОК КОЩЕЯ ДЕНЬ <text:bookmark text:name="line-1308"/></text:p>
      <text:p text:style-name="P30"><text:bookmark text:name="line-1310"/><text:bookmark text:name="line-1309"/>Иван кидает с размаху гранату в окно башни Марьи Моревны. Взрыв. <text:bookmark text:name="line-1312"/><text:bookmark text:name="line-1311"/></text:p>
      <text:p text:style-name="P30">Мимо окна проходит Кощей, потолок обваливается прямо ему на голову, засыпая его. Остаются видны только ноги, которыми он болтает в воздухе. <text:bookmark text:name="line-1314"/><text:bookmark text:name="line-1313"/></text:p>
      <text:p text:style-name="P30">Взъерошенная, но довольная Марья Моревна показывается в проломе. Используя плащ как парашют, Марья Моревна спрыгивает с башни на землю. <text:bookmark text:name="line-1316"/><text:bookmark text:name="line-1315"/></text:p>
      <text:p text:style-name="P30">Моревна обнимает Ивана. <text:bookmark text:name="line-1318"/><text:bookmark text:name="line-1317"/></text:p>
      <text:p text:style-name="P65">МАРЬЯ МОРЕВНА</text:p>
      <text:p text:style-name="P7">Боже, как же это так получилось... <text:bookmark text:name="line-1320"/><text:bookmark text:name="line-1319"/></text:p>
      <text:p text:style-name="P65">ИВАН</text:p>
      <text:p text:style-name="P7">Быстрее! <text:bookmark text:name="line-1322"/><text:bookmark text:name="line-1321"/></text:p>
      <text:p text:style-name="P30">Берёт её за руку, они садятся в машину. Иван жмёт на газ, они уезжают.<text:bookmark text:name="line-1324"/><text:bookmark text:name="line-1323"/></text:p>
      <text:p text:style-name="P30">Кощей выбирается из кучи обломков, трясёт кулаками и бросается в гараж. <text:bookmark text:name="line-1326"/><text:bookmark text:name="line-1325"/></text:p>
      <text:h text:style-name="Heading_20_3" text:outline-level="3" text:is-list-header="true"><text:bookmark text:name="head-a0a3a5e7b23d342d24919b2d02f905b36f188897"/><text:bookmark-start text:name="__RefHeading___Toc5779_153254837"/>Последняя погоня<text:bookmark-end text:name="__RefHeading___Toc5779_153254837"/></text:h>
      <text:p text:style-name="P30"><text:bookmark text:name="line-1329"/>НАТ. ОСТРОВ БУЯН ШОССЕ ДЕНЬ <text:bookmark text:name="line-1330"/></text:p>
      <text:p text:style-name="P30"><text:bookmark text:name="line-1332"/><text:bookmark text:name="line-1331"/><text:soft-page-break/>Иван и Моревна несутся на запорожце по дороге. Их нагоняет БелАЗ Кощея.<text:bookmark text:name="line-1334"/><text:bookmark text:name="line-1333"/></text:p>
      <text:p text:style-name="P30">Иван жмёт на дополнительную педаль газа и запорожец в два раза увеличивает свою скорость, отрываясь от БелАЗа Кощея. <text:bookmark text:name="line-1336"/><text:bookmark text:name="line-1335"/></text:p>
      <text:p text:style-name="P65">КОЩЕЙ</text:p>
      <text:p text:style-name="P7">Что??? <text:bookmark text:name="line-1338"/><text:bookmark text:name="line-1337"/></text:p>
      <text:p text:style-name="P30">Включает рычаг азота и тоже увеличивает скорость. <text:bookmark text:name="line-1340"/><text:bookmark text:name="line-1339"/></text:p>
      <text:p text:style-name="P30">Впереди виднеется мост. <text:bookmark text:name="line-1342"/><text:bookmark text:name="line-1341"/></text:p>
      <text:p text:style-name="P30"><text:bookmark text:name="line-1343"/>НАТ. МОСТ НА ОСТРОВ БУЯН <text:bookmark text:name="line-1344"/></text:p>
      <text:p text:style-name="P65"><text:bookmark text:name="line-1346"/><text:bookmark text:name="line-1345"/>ГЕНЕРАЛ</text:p>
      <text:p text:style-name="P7">Взрывайте! <text:bookmark text:name="line-1348"/><text:bookmark text:name="line-1347"/></text:p>
      <text:p text:style-name="P30">Взрывчатка детонирует. Первым взрывается мост, затем от него в разные стороны по основанию острова начинают расходиться взрывы. <text:bookmark text:name="line-1350"/><text:bookmark text:name="line-1349"/></text:p>
      <text:p text:style-name="P30"><text:bookmark text:name="line-1351"/>НАТ. ОСТРОВ БУЯН ШОССЕ ДЕНЬ <text:bookmark text:name="line-1352"/></text:p>
      <text:p text:style-name="P65"><text:bookmark text:name="line-1354"/><text:bookmark text:name="line-1353"/>ИВАН</text:p>
      <text:p text:style-name="P78">(испуганно)</text:p>
      <text:p text:style-name="P7">Боже мой! Мост... <text:bookmark text:name="line-1356"/><text:bookmark text:name="line-1355"/></text:p>
      <text:p text:style-name="P30">Марья Моревна поднимает голову. <text:bookmark text:name="line-1358"/><text:bookmark text:name="line-1357"/></text:p>
      <text:p text:style-name="P65">ИВАН</text:p>
      <text:p text:style-name="P7">Надо тормозить! <text:bookmark text:name="line-1360"/><text:bookmark text:name="line-1359"/></text:p>
      <text:p text:style-name="P65">МАРЬЯ МОРЕВНА</text:p>
      <text:p text:style-name="P7">Дай я поведу! <text:bookmark text:name="line-1362"/><text:bookmark text:name="line-1361"/></text:p>
      <text:p text:style-name="P30">Пытается взяться за руль. <text:bookmark text:name="line-1364"/><text:bookmark text:name="line-1363"/></text:p>
      <text:p text:style-name="P65">ИВАН</text:p>
      <text:p text:style-name="P78">(в панике)</text:p>
      <text:p text:style-name="P7">Нет! <text:bookmark text:name="line-1366"/><text:bookmark text:name="line-1365"/></text:p>
      <text:p text:style-name="P65">МАРЬЯ МОРЕВНА</text:p>
      <text:p text:style-name="P7">Верь мне! Пусти меня за руль! <text:bookmark text:name="line-1368"/><text:bookmark text:name="line-1367"/></text:p>
      <text:p text:style-name="P65">ИВАН</text:p>
      <text:p text:style-name="P7">Но... </text:p>
      <text:p text:style-name="P78">(весь сжимается, стискивает зубы)</text:p>
      <text:p text:style-name="P7">Я всё хотел тебе сказать... Это я во всём виноват! Я выпустил Кощея! Я! Это я должен всё <text:soft-page-break/>исправить!<text:bookmark text:name="line-1370"/><text:bookmark text:name="line-1369"/></text:p>
      <text:p text:style-name="P30">Марья Моревна с удивлением смотрит на него, потом на её лице появляется мягкая улыбка. <text:bookmark text:name="line-1372"/><text:bookmark text:name="line-1371"/></text:p>
      <text:p text:style-name="P65">МАРЬЯ МОРЕВНА</text:p>
      <text:p text:style-name="P7">Я знаю. Это твоя вина. <text:bookmark text:name="line-1374"/><text:bookmark text:name="line-1373"/></text:p>
      <text:p text:style-name="P30">Иван ещё больше сжимается и стискивает зубы. Моревна обнимает его за плечи.<text:bookmark text:name="line-1376"/><text:bookmark text:name="line-1375"/></text:p>
      <text:p text:style-name="P65">МАРЬЯ МОРЕВНА</text:p>
      <text:p text:style-name="P7">Но я всё ещё с тобой. И ни за что не вернусь. Ни за что.</text:p>
      <text:p text:style-name="P78">(Иван раскрывает глаза)</text:p>
      <text:p text:style-name="P7">Я с тобой, потому что я так хочу. <text:bookmark text:name="line-1378"/><text:bookmark text:name="line-1377"/></text:p>
      <text:p text:style-name="P30">Иван поднимает голову. <text:bookmark text:name="line-1380"/><text:bookmark text:name="line-1379"/></text:p>
      <text:p text:style-name="P65">ИВАН</text:p>
      <text:p text:style-name="P78">(тихо, сквозь слёзы)</text:p>
      <text:p text:style-name="P7">Я тоже очень хочу. <text:bookmark text:name="line-1382"/><text:bookmark text:name="line-1381"/></text:p>
      <text:p text:style-name="P65">МАРЬЯ МОРЕВНА</text:p>
      <text:p text:style-name="P7">Значит вместе... <text:bookmark text:name="line-1384"/><text:bookmark text:name="line-1383"/></text:p>
      <text:p text:style-name="P30">Иван пускает её и они вдвоём берутся за руль. Машина подскакивает на обрыве моста и летит в пропасть. <text:bookmark text:name="line-1386"/><text:bookmark text:name="line-1385"/></text:p>
      <text:p text:style-name="P65">ИВАН и МАРЬЯ МОРЕВНА:</text:p>
      <text:p text:style-name="P7">Нееееееет!!!! <text:bookmark text:name="line-1388"/><text:bookmark text:name="line-1387"/></text:p>
      <text:p text:style-name="P30">Темнота.</text:p>
      <text:p text:style-name="P30"/>
      <text:h text:style-name="Heading_20_2" text:outline-level="2"><text:bookmark text:name="line-1390"/><text:bookmark-start text:name="__RefHeading___Toc5831_153254837"/><text:bookmark text:name="line-1389"/>ВОСЬМАЯ СЕРИЯ<text:bookmark-end text:name="__RefHeading___Toc5831_153254837"/></text:h>
      <text:h text:style-name="Heading_20_3" text:outline-level="3" text:is-list-header="true"><text:bookmark text:name="head-b5ad2720f12f92ccd3aa0fda1361975b371ec971"/><text:bookmark-start text:name="__RefHeading___Toc5781_153254837"/>Флэшбэк<text:bookmark-end text:name="__RefHeading___Toc5781_153254837"/></text:h>
      <text:p text:style-name="P30"><text:bookmark text:name="line-1393"/>ИНТ. АВТОСАЛОН БАБЫ-ЯГИ ДЕНЬ ВОСПОМИНАНИЕ <text:bookmark text:name="line-1394"/></text:p>
      <text:p text:style-name="P65"><text:bookmark text:name="line-1396"/><text:bookmark text:name="line-1395"/>БАБА-ЯГА</text:p>
      <text:p text:style-name="P7">Наверняка тебе нужна самая быстрая тачка. <text:bookmark text:name="line-1398"/><text:bookmark text:name="line-1397"/></text:p>
      <text:p text:style-name="P65">ИВАН</text:p>
      <text:p text:style-name="P7">Машина и я сам - это всё, на что я могу надеяться. <text:bookmark text:name="line-1400"/><text:bookmark text:name="line-1399"/></text:p>
      <text:p text:style-name="P65">БАБА-ЯГА</text:p>
      <text:p text:style-name="P7"><text:soft-page-break/>В этом... ты глубоко ошибаешься! <text:bookmark text:name="line-1402"/><text:bookmark text:name="line-1401"/></text:p>
      <text:h text:style-name="Heading_20_3" text:outline-level="3" text:is-list-header="true"><text:bookmark text:name="head-fd652828d5b90e16923d32222277d366fc5d2467"/><text:bookmark-start text:name="__RefHeading___Toc5783_153254837"/>Битва<text:bookmark-end text:name="__RefHeading___Toc5783_153254837"/></text:h>
      <text:p text:style-name="P30"><text:bookmark text:name="line-1405"/>НАТ. МОСТ НА ОСТРОВ БУЯН ДЕНЬ <text:bookmark text:name="line-1406"/></text:p>
      <text:p text:style-name="P30"><text:bookmark text:name="line-1408"/><text:bookmark text:name="line-1407"/>Запорожец летит с моста. Внезапно из него выдвигаются белые крылья, похожие на крылья птицы. Запорожец взмывает ввысь и долетает до другого края моста. Когда он уже готов приземлиться, его нижняя часть превращается в ноги. Запорожец приземляется на ноги. В кабине торчат ноги и руки Ивана и Марьи Моревны - они посваливались с сидений во время приземления. Машина стоит несколько секунд неподвижно, потом продолжает трансформацию - из верхней части появляются одна за другой руки, кабина выравнивается относительно земли, превращаясь в кабину управления. <text:bookmark text:name="line-1410"/><text:bookmark text:name="line-1409"/></text:p>
      <text:p text:style-name="P30">Кощей резко тормозит, его БелАЗ чуть-чуть заносит и он останавливается на противоположной стороне моста. Остров Буян охватывают взрывы и он начинает тонуть в морской пучине. БелАЗ скрывается в пелене огня. <text:bookmark text:name="line-1412"/><text:bookmark text:name="line-1411"/></text:p>
      <text:p text:style-name="P30">Солдаты вместе с Генералом с изумлением смотрят на возвышающегося перед ними робота. <text:bookmark text:name="line-1414"/><text:bookmark text:name="line-1413"/></text:p>
      <text:p text:style-name="P65">ИВАН</text:p>
      <text:p text:style-name="P78">(радостно оглядывается вокруг)</text:p>
      <text:p text:style-name="P7">Святая кобыла! Как... Как это всё... <text:bookmark text:name="line-1416"/><text:bookmark text:name="line-1415"/></text:p>
      <text:p text:style-name="P30">Моревна бросается ему на шею. <text:bookmark text:name="line-1418"/><text:bookmark text:name="line-1417"/></text:p>
      <text:p text:style-name="P65">МАРЬЯ МОРЕВНА</text:p>
      <text:p text:style-name="P7">Мы смогли! <text:bookmark text:name="line-1420"/><text:bookmark text:name="line-1419"/></text:p>
      <text:p text:style-name="P30">Обруч на голове Ивана трещит и разламывается на куски. Теперь у него нормальная голова. Моревна гладит Ивана по щеке. <text:bookmark text:name="line-1422"/><text:bookmark text:name="line-1421"/></text:p>
      <text:p text:style-name="P65">ГЕНЕРАЛ</text:p>
      <text:p text:style-name="P78">(в шоке)</text:p>
      <text:p text:style-name="P7">Это... цель номер один! </text:p>
      <text:p text:style-name="P78">(кричит)</text:p>
      <text:p text:style-name="P7">Огонь, уничтожить это! <text:bookmark text:name="line-1424"/><text:bookmark text:name="line-1423"/></text:p>
      <text:p text:style-name="P30">Солдаты начинают стрелять по роботу. Иван начинает дёргать за рычаги, но ничего не происходит - машина остаётся неподвижной. <text:bookmark text:name="line-1426"/><text:bookmark text:name="line-1425"/></text:p>
      <text:p text:style-name="P65">ИВАН</text:p>
      <text:p text:style-name="P7">Как? Как так? <text:bookmark text:name="line-1428"/><text:bookmark text:name="line-1427"/></text:p>
      <text:p text:style-name="P30">Внезапно стрельба прекращается - из-за пелены огня взорванного <text:soft-page-break/>острова вылетает Кощей бессмертный, весь обгорелый и ужасно злой. Он быстро приближается. Вокруг робота Ивана и Моревны появляется свечение, он взмывает вверх и с ним происходят ещё несколько небольших трансформаций - сидение Ивана смещается ближе к голове, а Марья Моревна расставив руки в стороны располагается в центре тела робота, вокруг её запястий обвиваются браслеты - она становится источником энергии. <text:bookmark text:name="line-1430"/><text:bookmark text:name="line-1429"/></text:p>
      <text:p text:style-name="P30">Пульт управления в кабине Ивана загорается, Иван хватается за рычаги и устремляется навстречу Кощею. Начинается битва. Иван сражается с Кощеем, а параллельно происходит разговор внутри Моревны. <text:bookmark text:name="line-1432"/><text:bookmark text:name="line-1431"/></text:p>
      <text:p text:style-name="P30"><text:bookmark text:name="line-1433"/>ИНТ. ЧЕРНОТА <text:bookmark text:name="line-1434"/></text:p>
      <text:p text:style-name="P30"><text:bookmark text:name="line-1436"/><text:bookmark text:name="line-1435"/>В полной темноте висит освещённая фигура Марьи Моревны в той же позе, в которой она была в роботе. <text:bookmark text:name="line-1438"/><text:bookmark text:name="line-1437"/></text:p>
      <text:p text:style-name="P65">ПАРЕНЬ В ЧЁРНОМ</text:p>
      <text:p text:style-name="P78">(за кадром)</text:p>
      <text:p text:style-name="P7">Ты, наконец, позвала меня? <text:bookmark text:name="line-1440"/><text:bookmark text:name="line-1439"/></text:p>
      <text:p text:style-name="P65">МАРЬЯ МОРЕВНА</text:p>
      <text:p text:style-name="P7">Да. <text:bookmark text:name="line-1442"/><text:bookmark text:name="line-1441"/></text:p>
      <text:p text:style-name="P30"/>
      <text:p text:style-name="P30"><text:bookmark text:name="line-1443"/>НАТ. ВОЗЛЕ ВЗОРВАННОГО МОСТА ДЕНЬ <text:bookmark text:name="line-1444"/></text:p>
      <text:p text:style-name="P30"><text:bookmark text:name="line-1446"/><text:bookmark text:name="line-1445"/>Кощей и Иван сражаются. Солдаты смотрят не решаясь встрять. <text:bookmark text:name="line-1448"/><text:bookmark text:name="line-1447"/></text:p>
      <text:p text:style-name="P30"><text:bookmark text:name="line-1449"/>ИНТ. ЧЕРНОТА <text:bookmark text:name="line-1450"/></text:p>
      <text:p text:style-name="P65"><text:bookmark text:name="line-1452"/><text:bookmark text:name="line-1451"/>ПАРЕНЬ В ЧЁРНОМ</text:p>
      <text:p text:style-name="P78">(за кадром)</text:p>
      <text:p text:style-name="P7">Что тебе нужно? <text:bookmark text:name="line-1454"/><text:bookmark text:name="line-1453"/></text:p>
      <text:p text:style-name="P65">МАРЬЯ МОРЕВНА</text:p>
      <text:p text:style-name="P7">Я виновата. <text:bookmark text:name="line-1456"/><text:bookmark text:name="line-1455"/></text:p>
      <text:p text:style-name="P65">ПАРЕНЬ В ЧЁРНОМ</text:p>
      <text:p text:style-name="P78">(за кадром, немного с сарказмом)</text:p>
      <text:p text:style-name="P7">Неужели? <text:bookmark text:name="line-1458"/><text:bookmark text:name="line-1457"/></text:p>
      <text:p text:style-name="P65">МАРЬЯ МОРЕВНА</text:p>
      <text:p text:style-name="P7">Сколько же людей пострадало? И... Стоит ли одна жизнь этого? <text:bookmark text:name="line-1460"/><text:bookmark text:name="line-1459"/></text:p>
      <text:p text:style-name="P30">Фрагменты раздавленой машины Ивана, фрагменты битв Кощея с вертолётами. <text:bookmark text:name="line-1462"/><text:bookmark text:name="line-1461"/></text:p>
      <text:p text:style-name="P65"><text:soft-page-break/>ПАРЕНЬ В ЧЁРНОМ</text:p>
      <text:p text:style-name="P78">(за кадром)</text:p>
      <text:p text:style-name="P111">Разве плохо хотеть жить? </text:p>
      <text:p text:style-name="P110"><text:bookmark text:name="line-1464"/><text:bookmark text:name="line-1463"/>Но ты ведь всего лишь хотела жить...</text:p>
      <text:p text:style-name="P65">МАРЬЯ МОРЕВНА</text:p>
      <text:p text:style-name="P7">Я просто не хотела умирать. <text:bookmark text:name="line-1466"/><text:bookmark text:name="line-1465"/></text:p>
      <text:p text:style-name="P30">Из темноты проявляется Парень в чёрном. <text:bookmark text:name="line-1468"/><text:bookmark text:name="line-1467"/></text:p>
      <text:p text:style-name="P65">ПАРЕНЬ В ЧЁРНОМ</text:p>
      <text:p text:style-name="P7">Ты знаешь, что сулит наша встреча? <text:bookmark text:name="line-1470"/><text:bookmark text:name="line-1469"/></text:p>
      <text:p text:style-name="P65">МАРЬЯ МОРЕВНА</text:p>
      <text:p text:style-name="P7">Да. <text:bookmark text:name="line-1472"/><text:bookmark text:name="line-1471"/></text:p>
      <text:p text:style-name="P65">ПАРЕНЬ В ЧЁРНОМ</text:p>
      <text:p text:style-name="P7">Не хочешь больше жить? <text:bookmark text:name="line-1474"/><text:bookmark text:name="line-1473"/></text:p>
      <text:p text:style-name="P30"/>
      <text:p text:style-name="P30"><text:bookmark text:name="line-1475"/>НАТ. ВОЗЛЕ ВЗОРВАННОГО МОСТА ДЕНЬ <text:bookmark text:name="line-1476"/></text:p>
      <text:p text:style-name="P30"><text:bookmark text:name="line-1478"/><text:bookmark text:name="line-1477"/>Кощей ведёт себя уверенней в драке чем Иван. Его удары чаще достигают цели, но Иван не ослабляет напора. <text:bookmark text:name="line-1480"/><text:bookmark text:name="line-1479"/></text:p>
      <text:p text:style-name="P30"><text:bookmark text:name="line-1481"/>ИНТ. ЧЕРНОТА <text:bookmark text:name="line-1482"/></text:p>
      <text:p text:style-name="P65"><text:bookmark text:name="line-1484"/><text:bookmark text:name="line-1483"/>МАРЬЯ МОРЕВНА</text:p>
      <text:p text:style-name="P7">Есть ошибки, которые остаются на всю жизнь. Их никто не может простить, потому что ты сам никогда не простишь... Но о них не жалеешь, потому что из за них ты тот, кто есть сейчас. В один день ты осознаёшь их, и от осознания того, что их не исправить и с ними теперь жить, становишься другим человеком. <text:bookmark text:name="line-1486"/><text:bookmark text:name="line-1485"/></text:p>
      <text:p text:style-name="P30"><text:bookmark text:name="line-1487"/>НАТ. ВОЗЛЕ ВЗОРВАННОГО МОСТА ДЕНЬ <text:bookmark text:name="line-1488"/></text:p>
      <text:p text:style-name="P30"><text:bookmark text:name="line-1490"/><text:bookmark text:name="line-1489"/>Кощей стоит у обрыва, на него летит с ударом Иван. В последний момент Кощей парирует и наносит сокрушительный удар по спине робота Ивана. <text:bookmark text:name="line-1492"/><text:bookmark text:name="line-1491"/></text:p>
      <text:p text:style-name="P30"><text:bookmark text:name="line-1493"/>ИНТ. ЧЕРНОТА <text:bookmark text:name="line-1494"/></text:p>
      <text:p text:style-name="P65"><text:bookmark text:name="line-1496"/><text:bookmark text:name="line-1495"/>МАРЬЯ МОРЕВНА</text:p>
      <text:p text:style-name="P7">Я не вправе просить прощения. <text:soft-page-break/>Меня вряд-ли можно простить, но я получила шанс. Так получилось, что я повидала достаточно светлого, чтобы не считать жизнь напрасной и бессмысленной. И даже больше – я была счастлива. Так, как мне хотелось. А это не всем дано. Не пойму чем я заслужила, скорее всего - нет. Я благодарна жизни за это.<text:bookmark text:name="line-1498"/><text:bookmark text:name="line-1497"/></text:p>
      <text:p text:style-name="P30">Парень в чёрном внимательно наблюдает за ней. <text:bookmark text:name="line-1500"/><text:bookmark text:name="line-1499"/></text:p>
      <text:p text:style-name="P65">МАРЬЯ МОРЕВНА</text:p>
      <text:p text:style-name="P78">(вскидывает голову)</text:p>
      <text:p text:style-name="P7">Сейчас я безумно хочу жить. Но готова умереть. <text:bookmark text:name="line-1502"/><text:bookmark text:name="line-1501"/></text:p>
      <text:p text:style-name="P65">ПАРЕНЬ В ЧЁРНОМ</text:p>
      <text:p text:style-name="P7">За него? <text:bookmark text:name="line-1504"/><text:bookmark text:name="line-1503"/></text:p>
      <text:p text:style-name="P30"><text:bookmark text:name="line-1505"/>НАТ. ВОЗЛЕ ВЗОРВАННОГО МОСТА ДЕНЬ <text:bookmark text:name="line-1506"/></text:p>
      <text:p text:style-name="P30"><text:bookmark text:name="line-1508"/><text:bookmark text:name="line-1507"/>Кощей ставит ногу на тело поверженного робота, не давая ему подняться и заносит руку для завершающего удара. <text:bookmark text:name="line-1510"/><text:bookmark text:name="line-1509"/></text:p>
      <text:p text:style-name="P30"><text:bookmark text:name="line-1511"/>ИНТ. ЧЕРНОТА <text:bookmark text:name="line-1512"/></text:p>
      <text:p text:style-name="P65"><text:bookmark text:name="line-1514"/><text:bookmark text:name="line-1513"/>МАРЬЯ МОРЕВНА</text:p>
      <text:p text:style-name="P7">За него. <text:bookmark text:name="line-1516"/><text:bookmark text:name="line-1515"/></text:p>
      <text:p text:style-name="P65">ПАРЕНЬ В ЧЁРНОМ</text:p>
      <text:p text:style-name="P7">Да будет так. <text:bookmark text:name="line-1518"/><text:bookmark text:name="line-1517"/></text:p>
      <text:p text:style-name="P30">Парень в чёрном протягивает руку сквозь тело Марьи Моревны и достаёт оттуда иглу. Моревна вскрикивает, как от укола, но в следующий момент её лицо принимает умиротворённое выражение. <text:bookmark text:name="line-1520"/><text:bookmark text:name="line-1519"/></text:p>
      <text:p text:style-name="P30"><text:bookmark text:name="line-1521"/>НАТ. ВОЗЛЕ ВЗОРВАННОГО МОСТА ДЕНЬ <text:bookmark text:name="line-1522"/></text:p>
      <text:p text:style-name="P30"><text:bookmark text:name="line-1524"/><text:bookmark text:name="line-1523"/>В тот-же момент в руках робота Ивана появляется огромный меч, похожий на иглу. Иван пронзает этим мечом Кощея. Тот стоит, сначала не понимая в чём дело, потом его глаза потухают и он падает с обрыва вниз в воду. <text:bookmark text:name="line-1526"/><text:bookmark text:name="line-1525"/></text:p>
      <text:p text:style-name="P30">Он тонет и его глаза потухают. <text:bookmark text:name="line-1528"/><text:bookmark text:name="line-1527"/></text:p>
      <text:p text:style-name="P30">Все с изумлением смотрят вниз. <text:bookmark text:name="line-1530"/><text:bookmark text:name="line-1529"/></text:p>
      <text:p text:style-name="P30">Робот Ивана застывает недвижимый - нет больше энергии питающей его. Иван выбирается из робота. <text:bookmark text:name="line-1532"/><text:bookmark text:name="line-1531"/></text:p>
      <text:p text:style-name="P65"><text:soft-page-break/>ИВАН</text:p>
      <text:p text:style-name="P7">Да! Мы победили! Слышишь? Мы победили! <text:bookmark text:name="line-1534"/><text:bookmark text:name="line-1533"/></text:p>
      <text:p text:style-name="P30">Видит безжизненное тело Марьи Моревны, застывает на месте, слова застревают у него в горле. Потом резко подбегает к роботу и вытаскивает тело Марьи Моревны. Кладёт его на землю, прикладывает ухо к груди. Вокруг собираются люди. Среди них - Пайлат. <text:bookmark text:name="line-1536"/><text:bookmark text:name="line-1535"/></text:p>
      <text:p text:style-name="P65">ИВАН</text:p>
      <text:p text:style-name="P78">(наконец выдавливает из себя)</text:p>
      <text:p text:style-name="P7">Как? <text:bookmark text:name="line-1538"/><text:bookmark text:name="line-1537"/></text:p>
      <text:p text:style-name="P30">Опять прикладывает ухо к груди, берёт руку, пытается нащупать пульс. Заглядывает ей в лицо. <text:bookmark text:name="line-1540"/><text:bookmark text:name="line-1539"/></text:p>
      <text:p text:style-name="P65">ИВАН</text:p>
      <text:p text:style-name="P7">Но ты же... Мы же... </text:p>
      <text:p text:style-name="P78">(захлёбывается в слезах, уткнувшись головой) <text:bookmark text:name="line-1542"/><text:bookmark text:name="line-1541"/></text:p>
      <text:p text:style-name="P30">Солдаты окружившие Ивана переглядываются, на их лицах появляется смешанное выражение смущения, вины и сожаления. Кто-то неуверенно оглядывается, кто-то опустил глаза в землю. Из середины толпы слышится вопль отчаяния Ивана. <text:bookmark text:name="line-1544"/><text:bookmark text:name="line-1543"/></text:p>
      <text:p text:style-name="P30">Иван лежит прижавшись к груди Марьи Моревны, плачет и не может остановиться.<text:bookmark text:name="line-1546"/><text:bookmark text:name="line-1545"/></text:p>
      <text:p text:style-name="P30">Глаза Марьи Моревны открываются. Она видит над собой небо. Точно так же как видел его ране Иван. Слышит, как будто издалека плач Ивана. Кладёт руку ему на голову, гладит. <text:bookmark text:name="line-1548"/><text:bookmark text:name="line-1547"/></text:p>
      <text:p text:style-name="P30">Иван перестаёт всхлипывать. Приподнимается. И резко с криком вскакивает на ноги, отскакивает, не то от ужаса, не то от неожиданности. <text:bookmark text:name="line-1550"/><text:bookmark text:name="line-1549"/></text:p>
      <text:p text:style-name="P65">ИВАН</text:p>
      <text:p text:style-name="P7">Аааа! <text:bookmark text:name="line-1552"/><text:bookmark text:name="line-1551"/></text:p>
      <text:p text:style-name="P30">Марья Моревна привстала на локте и оглядывается, потирая голову. <text:bookmark text:name="line-1554"/><text:bookmark text:name="line-1553"/></text:p>
      <text:p text:style-name="P65">МАРЬЯ МОРЕВНА</text:p>
      <text:p text:style-name="P78">(недоумённо)</text:p>
      <text:p text:style-name="P7">Но почему? <text:bookmark text:name="line-1556"/><text:bookmark text:name="line-1555"/></text:p>
      <text:p text:style-name="P30">Иван, наконец придя в себя от повторного шока, подскакивает к Марье Моревне, прижимает к себе, вертит, И наконец опускается вместе с ней на землю, обняв. <text:bookmark text:name="line-1558"/><text:bookmark text:name="line-1557"/></text:p>
      <text:p text:style-name="P30"><text:soft-page-break/>Мимо за спинами людей проходит Парень в чёрном. <text:bookmark text:name="line-1560"/><text:bookmark text:name="line-1559"/></text:p>
      <text:p text:style-name="P65">ПАРЕНЬ В ЧЁРНОМ</text:p>
      <text:p text:style-name="P7">Кем себя возомнили. (с лёгкой усмешкой) Они всё ещё думают, что им решать, когда время, а когда нет. <text:bookmark text:name="line-1562"/><text:bookmark text:name="line-1561"/></text:p>
      <text:p text:style-name="P30">Парень в чёрном уходит. <text:bookmark text:name="line-1564"/><text:bookmark text:name="line-1563"/></text:p>
      <text:p text:style-name="P65">МАРЬЯ МОРЕВНА</text:p>
      <text:p text:style-name="P7">Господи, я так рада. И... не понимаю.</text:p>
      <text:p text:style-name="P78">(улыбается) <text:bookmark text:name="line-1566"/><text:bookmark text:name="line-1565"/></text:p>
      <text:p text:style-name="P65">ИВАН</text:p>
      <text:p text:style-name="P78">(гладит её по щеке)</text:p>
      <text:p text:style-name="P7">Я тоже. Но теперь это и не важно. <text:bookmark text:name="line-1568"/><text:bookmark text:name="line-1567"/></text:p>
      <text:p text:style-name="P30">Встают, смотря на останки острова Буяна, погружающиеся в воду. <text:bookmark text:name="line-1570"/><text:bookmark text:name="line-1569"/></text:p>
      <text:p text:style-name="P30">Затем разворачиваются проходят через толпу людей, которая расступается перед ними. Идут к стоящей неподалёку машине, на которой приехал Генерал. <text:bookmark text:name="line-1572"/><text:bookmark text:name="line-1571"/></text:p>
      <text:p text:style-name="P65">ГЕНЕРАЛ</text:p>
      <text:p text:style-name="P7">Остановите их! Эти люди - государственные преступники! <text:bookmark text:name="line-1574"/><text:bookmark text:name="line-1573"/></text:p>
      <text:p text:style-name="P30">Солдаты не двигаются с места. Затем медленно начинают расходиться в разные стороны. <text:bookmark text:name="line-1576"/><text:bookmark text:name="line-1575"/></text:p>
      <text:p text:style-name="P65">ПАЙЛАТ</text:p>
      <text:p text:style-name="P7">Иван!<text:bookmark text:name="line-1578"/><text:bookmark text:name="line-1577"/></text:p>
      <text:p text:style-name="P30">Иван оборачивается. Пайлат кидает ему ключи. <text:bookmark text:name="line-1580"/><text:bookmark text:name="line-1579"/></text:p>
      <text:p text:style-name="P65">ГЕНЕРАЛ</text:p>
      <text:p text:style-name="P78">(в бессильной ярости, брызжа слюной)</text:p>
      <text:p text:style-name="P7">Ты только что предал свою Родину! <text:bookmark text:name="line-1582"/><text:bookmark text:name="line-1581"/></text:p>
      <text:p text:style-name="P30">Иван и Марья Моревна садятся в машину. <text:bookmark text:name="line-1584"/><text:bookmark text:name="line-1583"/></text:p>
      <text:p text:style-name="P65">ПАЙЛАТ</text:p>
      <text:p text:style-name="P78">(оборачивается)</text:p>
      <text:p text:style-name="P7">Родину? Или государство? Не путайте понятия, генерал. <text:bookmark text:name="line-1586"/><text:bookmark text:name="line-1585"/></text:p>
      <text:p text:style-name="P65">ИВАН</text:p>
      <text:p text:style-name="P78">(внимательно смотрит в глаза Генералу)</text:p>
      <text:p text:style-name="P7"><text:soft-page-break/>Генерал... </text:p>
      <text:p text:style-name="P78">(пауза)</text:p>
      <text:p text:style-name="P7">идите домой к детям. <text:bookmark text:name="line-1588"/><text:bookmark text:name="line-1587"/></text:p>
      <text:p text:style-name="P30">Генерал стоит, беззвучно двигая нижней челюстью, не в состоянии что-то сказать. Его глаза приобретают странное потерянное выражение. За его спиной уходят в разные стороны солдаты. <text:bookmark text:name="line-1590"/><text:bookmark text:name="line-1589"/></text:p>
      <text:p text:style-name="P65">МАРЬЯ МОРЕВНА</text:p>
      <text:p text:style-name="P7">Пора и нам... <text:bookmark text:name="line-1592"/><text:bookmark text:name="line-1591"/></text:p>
      <text:p text:style-name="P30">Переглядываются. <text:bookmark text:name="line-1594"/><text:bookmark text:name="line-1593"/></text:p>
      <text:p text:style-name="P65">ИВАН</text:p>
      <text:p text:style-name="P78">(заводит двигатель и откидывается на спинку кресла)</text:p>
      <text:p text:style-name="P7">Домой. <text:bookmark text:name="line-1596"/><text:bookmark text:name="line-1595"/></text:p>
      <text:p text:style-name="P30">Иван жмёт на газ и они уезжают по дороге вдаль. <text:bookmark text:name="line-1598"/><text:bookmark text:name="line-1597"/></text:p>
      <text:h text:style-name="Heading_20_2" text:outline-level="2"><text:bookmark-start text:name="__RefHeading___Toc5833_153254837"/><text:span text:style-name="Strong_20_Emphasis"><text:span text:style-name="T2">Конец.</text:span></text:span><text:bookmark-end text:name="__RefHeading___Toc5833_153254837"/></text:h>
      <text:p text:style-name="Normal"><text:span text:style-name="Strong_20_Emphasis"><text:span text:style-name="T3"/></text:span></text:p>
      <text:p text:style-name="Normal"><text:span text:style-name="Strong_20_Emphasis"><text:span text:style-name="T3">21 Декабря 2007</text:span></text:span></text:p>
      <text:p text:style-name="Normal"><text:span text:style-name="Strong_20_Emphasis"><text:span text:style-name="T3">(Последняя редакция: 21 Сентября 2008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imbus Mono L2" svg:font-family="'Nimbus Mono L'" style:font-family-generic="modern" style:font-pitch="fixed"/>
    <style:font-face style:name="Nimbus Mono L1" svg:font-family="'Nimbus Mono L'" style:font-adornments="Обычный" style:font-family-generic="modern" style:font-pitch="fixed"/>
    <style:font-face style:name="Nimbus Mono L" svg:font-family="'Nimbus Mono L'" style:font-adornments="Полужир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Courier New" fo:font-family="'Courier New'" style:font-style-name="Обычный" style:font-family-generic="modern" style:font-pitch="fixe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Nimbus Mono L" fo:font-family="'Nimbus Mono L'" style:font-style-name="Полужирный" style:font-family-generic="modern" style:font-pitch="fixed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style:page-number="auto"/>
      <style:text-properties style:font-name="Nimbus Mono L" fo:font-family="'Nimbus Mono L'" style:font-style-name="Полужирный" style:font-family-generic="modern" style:font-pitch="fixed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Nimbus Mono L" fo:font-family="'Nimbus Mono L'" style:font-style-name="Полужирный" style:font-family-generic="modern" style:font-pitch="fixed"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haracter_20_speech" style:display-name="Character speech" style:family="paragraph" style:parent-style-name="Text_20_body" style:class="text">
      <style:paragraph-properties fo:margin-left="3.75cm" fo:margin-right="3.75cm" fo:margin-top="0cm" fo:margin-bottom="0cm" loext:contextual-spacing="false" fo:text-indent="0cm" style:auto-text-indent="false"/>
      <style:text-properties style:font-name="Nimbus Mono L1" fo:font-family="'Nimbus Mono L'" style:font-style-name="Обычный" style:font-family-generic="modern" style:font-pitch="fixed" fo:language="ru" fo:country="RU"/>
    </style:style>
    <style:style style:name="Normal" style:family="paragraph" style:parent-style-name="Text_20_body" style:class="text">
      <style:paragraph-properties fo:margin-top="0.499cm" fo:margin-bottom="0cm" loext:contextual-spacing="false"/>
      <style:text-properties style:font-name="Nimbus Mono L1" fo:font-family="'Nimbus Mono L'" style:font-style-name="Обычный" style:font-family-generic="modern" style:font-pitch="fixed"/>
    </style:style>
    <style:style style:name="Character_20_name" style:display-name="Character name" style:family="paragraph" style:parent-style-name="Text_20_body" style:next-style-name="Character_20_speech" style:class="text" style:master-page-name="">
      <style:paragraph-properties fo:margin-left="6.75cm" fo:margin-right="0cm" fo:margin-top="0.499cm" fo:margin-bottom="0cm" loext:contextual-spacing="false" fo:text-align="start" style:justify-single-word="false" fo:text-indent="0cm" style:auto-text-indent="false" style:page-number="auto"/>
      <style:text-properties style:font-name="Nimbus Mono L1" fo:font-family="'Nimbus Mono L'" style:font-style-name="Обычный" style:font-family-generic="modern" style:font-pitch="fixed" fo:language="ru" fo:country="RU"/>
    </style:style>
    <style:style style:name="Remark" style:family="paragraph" style:parent-style-name="Normal" style:next-style-name="Character_20_speech" style:class="text">
      <style:paragraph-properties fo:margin-left="5.5cm" fo:margin-right="3.75cm" fo:margin-top="0cm" fo:margin-bottom="0cm" loext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Courier New1"/>
    </style:style>
    <style:page-layout style:name="Mpm1">
      <style:page-layout-properties fo:page-width="21.001cm" fo:page-height="29.7cm" style:num-format="1" style:print-orientation="portrait" fo:margin-top="2.499cm" fo:margin-bottom="1.251cm" fo:margin-left="2.499cm" fo:margin-right="2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57</text:page-number></text:p>
      </style:header>
    </style:master-page>
    <style:master-page style:name="First_20_Page" style:display-name="First Page" style:page-layout-name="Mpm2" style:next-style-name="Standard"/>
    <style:master-page style:name="Right_20_Page" style:display-name="Right Page" style:page-layout-name="Mpm3"/>
    <style:master-page style:name="Left_20_Page" style:display-name="Left Page" style:page-layout-name="Mpm4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Дмитриев Константин</meta:initial-creator>
    <meta:creation-date>2008-01-16T12:47:46</meta:creation-date>
    <dc:date>2017-08-17T17:20:10.472626188</dc:date>
    <meta:editing-cycles>235</meta:editing-cycles>
    <meta:editing-duration>P1DT2H25M53S</meta:editing-duration>
    <meta:printed-by>Константин Дмитриев</meta:printed-by>
    <meta:print-date>2012-11-26T15:51:57</meta:print-date>
    <meta:document-statistic meta:table-count="0" meta:image-count="0" meta:object-count="0" meta:page-count="59" meta:paragraph-count="1237" meta:word-count="10874" meta:character-count="71295" meta:non-whitespace-character-count="61088"/>
    <meta:user-defined meta:name="Info 1"/>
    <meta:user-defined meta:name="Info 2"/>
    <meta:user-defined meta:name="Info 3"/>
    <meta:user-defined meta:name="Info 4"/>
  </office:meta>
</office:document-meta>
</file>